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0D0000000D1E292BA11F8D96BD.png" manifest:media-type="image/png"/>
  <manifest:file-entry manifest:full-path="Pictures/10000201000002F20000020E957AC0B2577EE865.png" manifest:media-type="image/png"/>
  <manifest:file-entry manifest:full-path="Pictures/10000201000002F10000010EA9D5F327EFF41517.png" manifest:media-type="image/png"/>
  <manifest:file-entry manifest:full-path="Pictures/10000201000003DF000002137341720F883F93EF.png" manifest:media-type="image/png"/>
  <manifest:file-entry manifest:full-path="Pictures/10000201000002990000022236D7C64A3C979FFE.png" manifest:media-type="image/png"/>
  <manifest:file-entry manifest:full-path="content.xml" manifest:media-type="text/xml"/>
  <manifest:file-entry manifest:full-path="VersionList.xml"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Versions/Version1" manifest:media-type=""/>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d9e78" officeooo:paragraph-rsid="00279a19"/>
    </style:style>
    <style:style style:name="P2" style:family="paragraph" style:parent-style-name="Standard">
      <style:text-properties officeooo:rsid="0010951a" officeooo:paragraph-rsid="00279a19"/>
    </style:style>
    <style:style style:name="P3" style:family="paragraph" style:parent-style-name="Standard">
      <style:text-properties officeooo:rsid="00279a19" officeooo:paragraph-rsid="00279a19"/>
    </style:style>
    <style:style style:name="P4" style:family="paragraph" style:parent-style-name="Standard">
      <style:text-properties officeooo:rsid="0037c4a4" officeooo:paragraph-rsid="0037c4a4"/>
    </style:style>
    <style:style style:name="P5" style:family="paragraph" style:parent-style-name="Standard">
      <style:text-properties officeooo:paragraph-rsid="0037c4a4"/>
    </style:style>
    <style:style style:name="P6" style:family="paragraph" style:parent-style-name="Standard">
      <style:text-properties officeooo:rsid="00234a62" officeooo:paragraph-rsid="004a56c7"/>
    </style:style>
    <style:style style:name="P7" style:family="paragraph" style:parent-style-name="Standard">
      <style:text-properties officeooo:rsid="0025f220" officeooo:paragraph-rsid="00279a19"/>
    </style:style>
    <style:style style:name="P8" style:family="paragraph" style:parent-style-name="Standard">
      <style:text-properties fo:color="#2a00ff" style:font-name="Monaco" fo:font-size="11pt" officeooo:rsid="007e2e7c" officeooo:paragraph-rsid="007e2e7c" fo:background-color="#e8f2fe" style:font-size-asian="11pt"/>
    </style:style>
    <style:style style:name="P9" style:family="paragraph" style:parent-style-name="Standard">
      <style:text-properties officeooo:rsid="007e2e7c" officeooo:paragraph-rsid="009ca87b"/>
    </style:style>
    <style:style style:name="P10" style:family="paragraph" style:parent-style-name="Standard">
      <style:text-properties fo:color="#008080" style:font-name="Monaco" fo:font-size="8pt" officeooo:paragraph-rsid="009ca87b" style:font-size-asian="8pt" style:font-size-complex="8pt"/>
    </style:style>
    <style:style style:name="P11" style:family="paragraph" style:parent-style-name="Standard">
      <style:text-properties officeooo:rsid="00779117" officeooo:paragraph-rsid="00779117"/>
    </style:style>
    <style:style style:name="P12" style:family="paragraph" style:parent-style-name="Standard">
      <style:text-properties officeooo:rsid="00779117" officeooo:paragraph-rsid="00a8c91c"/>
    </style:style>
    <style:style style:name="P13" style:family="paragraph" style:parent-style-name="Standard">
      <style:text-properties officeooo:rsid="00b1110d" officeooo:paragraph-rsid="00b1110d"/>
    </style:style>
    <style:style style:name="P14" style:family="paragraph" style:parent-style-name="Standard">
      <style:text-properties officeooo:rsid="00b27d15" officeooo:paragraph-rsid="00b27d15"/>
    </style:style>
    <style:style style:name="P15" style:family="paragraph" style:parent-style-name="Standard">
      <style:text-properties officeooo:rsid="00c17a25" officeooo:paragraph-rsid="00c17a25"/>
    </style:style>
    <style:style style:name="P16" style:family="paragraph" style:parent-style-name="Standard">
      <style:text-properties officeooo:paragraph-rsid="00c17a25"/>
    </style:style>
    <style:style style:name="P17" style:family="paragraph" style:parent-style-name="Standard">
      <style:text-properties officeooo:rsid="00c42674" officeooo:paragraph-rsid="00c42674"/>
    </style:style>
    <style:style style:name="P18" style:family="paragraph" style:parent-style-name="Text_20_body">
      <style:text-properties officeooo:paragraph-rsid="000462f4"/>
    </style:style>
    <style:style style:name="P19" style:family="paragraph" style:parent-style-name="Text_20_body">
      <style:text-properties officeooo:paragraph-rsid="0011b363"/>
    </style:style>
    <style:style style:name="P20" style:family="paragraph" style:parent-style-name="Text_20_body">
      <style:text-properties officeooo:paragraph-rsid="001b4556"/>
    </style:style>
    <style:style style:name="P21" style:family="paragraph" style:parent-style-name="Text_20_body">
      <style:text-properties officeooo:rsid="001ca19d" officeooo:paragraph-rsid="001ca19d"/>
    </style:style>
    <style:style style:name="P22" style:family="paragraph" style:parent-style-name="Text_20_body">
      <style:text-properties officeooo:rsid="001f870b" officeooo:paragraph-rsid="001f870b"/>
    </style:style>
    <style:style style:name="P23" style:family="paragraph" style:parent-style-name="Text_20_body">
      <style:text-properties officeooo:rsid="001f870b" officeooo:paragraph-rsid="0058768d"/>
    </style:style>
    <style:style style:name="P24" style:family="paragraph" style:parent-style-name="Text_20_body">
      <style:text-properties officeooo:rsid="00234a62" officeooo:paragraph-rsid="004a56c7"/>
    </style:style>
    <style:style style:name="P25" style:family="paragraph" style:parent-style-name="Text_20_body">
      <style:text-properties officeooo:paragraph-rsid="00234a62"/>
    </style:style>
    <style:style style:name="P26" style:family="paragraph" style:parent-style-name="Text_20_body">
      <style:text-properties officeooo:rsid="00344685" officeooo:paragraph-rsid="004a56c7"/>
    </style:style>
    <style:style style:name="P27" style:family="paragraph" style:parent-style-name="Text_20_body">
      <style:text-properties officeooo:rsid="003fe1d5" officeooo:paragraph-rsid="003fe1d5"/>
    </style:style>
    <style:style style:name="P28" style:family="paragraph" style:parent-style-name="Text_20_body">
      <style:text-properties officeooo:paragraph-rsid="003fe1d5"/>
    </style:style>
    <style:style style:name="P29" style:family="paragraph" style:parent-style-name="Text_20_body">
      <style:text-properties officeooo:paragraph-rsid="00443f51"/>
    </style:style>
    <style:style style:name="P30" style:family="paragraph" style:parent-style-name="Text_20_body">
      <style:text-properties officeooo:rsid="004c5fd7" officeooo:paragraph-rsid="004c5fd7"/>
    </style:style>
    <style:style style:name="P31" style:family="paragraph" style:parent-style-name="Text_20_body">
      <style:paragraph-properties fo:text-align="start" style:justify-single-word="false"/>
      <style:text-properties officeooo:paragraph-rsid="004de4b5"/>
    </style:style>
    <style:style style:name="P32" style:family="paragraph" style:parent-style-name="Text_20_body">
      <style:text-properties officeooo:paragraph-rsid="00532e4f"/>
    </style:style>
    <style:style style:name="P33" style:family="paragraph" style:parent-style-name="Text_20_body">
      <style:text-properties officeooo:rsid="004f4bca" officeooo:paragraph-rsid="004f4bca"/>
    </style:style>
    <style:style style:name="P34" style:family="paragraph" style:parent-style-name="Text_20_body">
      <style:text-properties officeooo:paragraph-rsid="004f4bca"/>
    </style:style>
    <style:style style:name="P35" style:family="paragraph" style:parent-style-name="Text_20_body">
      <style:text-properties fo:font-size="12pt" fo:font-weight="normal" officeooo:rsid="000462f4" style:font-size-asian="12pt" style:font-weight-asian="normal" style:font-size-complex="12pt" style:font-weight-complex="normal"/>
    </style:style>
    <style:style style:name="P36" style:family="paragraph" style:parent-style-name="Text_20_body">
      <style:text-properties officeooo:rsid="00413cc0" officeooo:paragraph-rsid="0012b3c7"/>
    </style:style>
    <style:style style:name="P37" style:family="paragraph" style:parent-style-name="Text_20_body">
      <style:text-properties officeooo:rsid="00413cc0" officeooo:paragraph-rsid="00443f51"/>
    </style:style>
    <style:style style:name="P38" style:family="paragraph" style:parent-style-name="Text_20_body">
      <style:paragraph-properties fo:text-align="start" style:justify-single-word="false"/>
      <style:text-properties officeooo:rsid="004de4b5" officeooo:paragraph-rsid="004de4b5"/>
    </style:style>
    <style:style style:name="P39" style:family="paragraph" style:parent-style-name="Text_20_body">
      <style:text-properties officeooo:rsid="0032e598" officeooo:paragraph-rsid="0058768d"/>
    </style:style>
    <style:style style:name="P40" style:family="paragraph" style:parent-style-name="Text_20_body">
      <style:text-properties officeooo:rsid="0032e598" officeooo:paragraph-rsid="0032e598"/>
    </style:style>
    <style:style style:name="P41" style:family="paragraph" style:parent-style-name="Text_20_body">
      <style:text-properties officeooo:rsid="0058768d" officeooo:paragraph-rsid="0058768d"/>
    </style:style>
    <style:style style:name="P42" style:family="paragraph" style:parent-style-name="Text_20_body">
      <style:text-properties officeooo:rsid="0059a9f0" officeooo:paragraph-rsid="0059a9f0"/>
    </style:style>
    <style:style style:name="P43" style:family="paragraph" style:parent-style-name="Text_20_body">
      <style:text-properties officeooo:rsid="005bf6cd" officeooo:paragraph-rsid="005bf6cd"/>
    </style:style>
    <style:style style:name="P44" style:family="paragraph" style:parent-style-name="Text_20_body">
      <style:text-properties officeooo:rsid="005c361b" officeooo:paragraph-rsid="005c361b"/>
    </style:style>
    <style:style style:name="P45" style:family="paragraph" style:parent-style-name="Text_20_body">
      <style:text-properties officeooo:paragraph-rsid="005e8856"/>
    </style:style>
    <style:style style:name="P46" style:family="paragraph" style:parent-style-name="Text_20_body">
      <style:text-properties officeooo:paragraph-rsid="00655520"/>
    </style:style>
    <style:style style:name="P47" style:family="paragraph" style:parent-style-name="Text_20_body">
      <style:text-properties officeooo:paragraph-rsid="006d6731"/>
    </style:style>
    <style:style style:name="P48" style:family="paragraph" style:parent-style-name="Text_20_body">
      <style:text-properties officeooo:rsid="00705452" officeooo:paragraph-rsid="00705452"/>
    </style:style>
    <style:style style:name="P49" style:family="paragraph" style:parent-style-name="Text_20_body">
      <style:text-properties officeooo:paragraph-rsid="00486f29"/>
    </style:style>
    <style:style style:name="P50" style:family="paragraph" style:parent-style-name="Text_20_body">
      <style:text-properties officeooo:rsid="0073a692" officeooo:paragraph-rsid="007cfb05"/>
    </style:style>
    <style:style style:name="P51" style:family="paragraph" style:parent-style-name="Text_20_body">
      <style:text-properties officeooo:rsid="0073a692" officeooo:paragraph-rsid="00c055b0"/>
    </style:style>
    <style:style style:name="P52" style:family="paragraph" style:parent-style-name="Text_20_body">
      <style:text-properties officeooo:rsid="0075babf" officeooo:paragraph-rsid="0075babf"/>
    </style:style>
    <style:style style:name="P53" style:family="paragraph" style:parent-style-name="Text_20_body">
      <style:text-properties officeooo:rsid="0075babf" officeooo:paragraph-rsid="009ca87b"/>
    </style:style>
    <style:style style:name="P54" style:family="paragraph" style:parent-style-name="Text_20_body">
      <style:text-properties officeooo:rsid="00779117" officeooo:paragraph-rsid="00779117"/>
    </style:style>
    <style:style style:name="P55" style:family="paragraph" style:parent-style-name="Text_20_body">
      <style:text-properties officeooo:rsid="00779117" officeooo:paragraph-rsid="009ca87b"/>
    </style:style>
    <style:style style:name="P56" style:family="paragraph" style:parent-style-name="Text_20_body">
      <style:text-properties officeooo:rsid="0005f3ff" officeooo:paragraph-rsid="00413cc0"/>
    </style:style>
    <style:style style:name="P57" style:family="paragraph" style:parent-style-name="Text_20_body">
      <style:text-properties officeooo:rsid="007b7da4" officeooo:paragraph-rsid="007b7da4"/>
    </style:style>
    <style:style style:name="P58" style:family="paragraph" style:parent-style-name="Text_20_body">
      <style:text-properties officeooo:rsid="007e2e7c" officeooo:paragraph-rsid="007e2e7c"/>
    </style:style>
    <style:style style:name="P59" style:family="paragraph" style:parent-style-name="Text_20_body">
      <style:text-properties officeooo:rsid="007e2e7c" officeooo:paragraph-rsid="009ca87b"/>
    </style:style>
    <style:style style:name="P60" style:family="paragraph" style:parent-style-name="Text_20_body">
      <style:text-properties officeooo:paragraph-rsid="0085c8ba"/>
    </style:style>
    <style:style style:name="P61" style:family="paragraph" style:parent-style-name="Text_20_body">
      <style:text-properties officeooo:rsid="003cb19d" officeooo:paragraph-rsid="004871b1"/>
    </style:style>
    <style:style style:name="P62" style:family="paragraph" style:parent-style-name="Text_20_body">
      <style:text-properties officeooo:paragraph-rsid="008d47e8"/>
    </style:style>
    <style:style style:name="P63" style:family="paragraph" style:parent-style-name="Text_20_body">
      <style:text-properties officeooo:rsid="009b73fc" officeooo:paragraph-rsid="009b73fc"/>
    </style:style>
    <style:style style:name="P64" style:family="paragraph" style:parent-style-name="Text_20_body">
      <style:text-properties officeooo:rsid="009b73fc" officeooo:paragraph-rsid="009d4b7d"/>
    </style:style>
    <style:style style:name="P65" style:family="paragraph" style:parent-style-name="Text_20_body">
      <style:text-properties officeooo:rsid="007e988e" officeooo:paragraph-rsid="009ca87b"/>
    </style:style>
    <style:style style:name="P66" style:family="paragraph" style:parent-style-name="Text_20_body">
      <style:text-properties officeooo:rsid="0085c8ba" officeooo:paragraph-rsid="009ca87b"/>
    </style:style>
    <style:style style:name="P67" style:family="paragraph" style:parent-style-name="Text_20_body">
      <style:text-properties officeooo:paragraph-rsid="0096ab56"/>
    </style:style>
    <style:style style:name="P68" style:family="paragraph" style:parent-style-name="Text_20_body">
      <style:text-properties officeooo:paragraph-rsid="009d4b7d"/>
    </style:style>
    <style:style style:name="P69" style:family="paragraph" style:parent-style-name="Text_20_body">
      <style:text-properties officeooo:rsid="00a08f1a" officeooo:paragraph-rsid="00a08f1a"/>
    </style:style>
    <style:style style:name="P70" style:family="paragraph" style:parent-style-name="Text_20_body">
      <style:text-properties officeooo:rsid="002aafe6" officeooo:paragraph-rsid="002aafe6"/>
    </style:style>
    <style:style style:name="P71" style:family="paragraph" style:parent-style-name="Text_20_body">
      <style:text-properties officeooo:rsid="00a167bb" officeooo:paragraph-rsid="00a167bb"/>
    </style:style>
    <style:style style:name="P72" style:family="paragraph" style:parent-style-name="Text_20_body">
      <style:text-properties officeooo:paragraph-rsid="00acfcad"/>
    </style:style>
    <style:style style:name="P73" style:family="paragraph" style:parent-style-name="Text_20_body">
      <style:text-properties officeooo:rsid="00961739" officeooo:paragraph-rsid="00ad4e68"/>
    </style:style>
    <style:style style:name="P74" style:family="paragraph" style:parent-style-name="Text_20_body">
      <style:text-properties officeooo:rsid="00b1110d" officeooo:paragraph-rsid="00b1110d"/>
    </style:style>
    <style:style style:name="P75" style:family="paragraph" style:parent-style-name="Text_20_body">
      <style:text-properties officeooo:paragraph-rsid="00b956b4"/>
    </style:style>
    <style:style style:name="P76" style:family="paragraph" style:parent-style-name="Text_20_body">
      <style:text-properties officeooo:paragraph-rsid="007b09df"/>
    </style:style>
    <style:style style:name="P77" style:family="paragraph" style:parent-style-name="Text_20_body">
      <style:text-properties officeooo:paragraph-rsid="00bb8dbd"/>
    </style:style>
    <style:style style:name="P78" style:family="paragraph" style:parent-style-name="Text_20_body">
      <style:text-properties fo:font-style="normal" fo:font-weight="normal" officeooo:rsid="00227415" officeooo:paragraph-rsid="00227415" style:font-style-asian="normal" style:font-weight-asian="normal" style:font-style-complex="normal" style:font-weight-complex="normal"/>
    </style:style>
    <style:style style:name="P79" style:family="paragraph" style:parent-style-name="Text_20_body">
      <style:text-properties officeooo:paragraph-rsid="00bec492"/>
    </style:style>
    <style:style style:name="P80" style:family="paragraph" style:parent-style-name="Text_20_body">
      <style:text-properties officeooo:rsid="00bec492" officeooo:paragraph-rsid="00bec492"/>
    </style:style>
    <style:style style:name="P81" style:family="paragraph" style:parent-style-name="Text_20_body">
      <style:text-properties officeooo:rsid="00ba4616" officeooo:paragraph-rsid="00ba4616"/>
    </style:style>
    <style:style style:name="P82" style:family="paragraph" style:parent-style-name="Text_20_body">
      <style:text-properties officeooo:rsid="00c055b0" officeooo:paragraph-rsid="00c055b0"/>
    </style:style>
    <style:style style:name="P83" style:family="paragraph" style:parent-style-name="Text_20_body">
      <style:text-properties officeooo:rsid="00bb8a6f" officeooo:paragraph-rsid="00c055b0"/>
    </style:style>
    <style:style style:name="P84"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officeooo:paragraph-rsid="001c7c44"/>
    </style:style>
    <style:style style:name="P85" style:family="paragraph" style:parent-style-name="List_20_Contents">
      <style:paragraph-properties fo:margin-left="0cm" fo:margin-right="0cm" fo:margin-top="0cm" fo:margin-bottom="0.499cm" loext:contextual-spacing="false" fo:text-indent="0cm" style:auto-text-indent="false"/>
    </style:style>
    <style:style style:name="P86" style:family="paragraph" style:parent-style-name="Standard">
      <style:paragraph-properties fo:margin-left="0cm" fo:margin-right="0cm" fo:text-align="start" style:justify-single-word="false" fo:text-indent="0cm" style:auto-text-indent="false"/>
      <style:text-properties fo:color="#008080" style:font-name="Monaco" fo:font-size="8pt" officeooo:paragraph-rsid="00a8c91c" style:font-size-asian="8pt" style:font-size-complex="8pt"/>
    </style:style>
    <style:style style:name="P87" style:family="paragraph" style:parent-style-name="Standard">
      <style:paragraph-properties fo:margin-left="0cm" fo:margin-right="0cm" fo:text-align="start" style:justify-single-word="false" fo:text-indent="0cm" style:auto-text-indent="false"/>
    </style:style>
    <style:style style:name="P88" style:family="paragraph" style:parent-style-name="Title">
      <style:paragraph-properties fo:padding="0.049cm" fo:border="0.06pt solid #000000" style:shadow="none"/>
      <style:text-properties officeooo:rsid="003fe1d5" officeooo:paragraph-rsid="003fe1d5"/>
    </style:style>
    <style:style style:name="P89" style:family="paragraph" style:parent-style-name="Text_20_body">
      <style:paragraph-properties fo:margin-top="0cm" fo:margin-bottom="0cm" loext:contextual-spacing="false"/>
      <style:text-properties officeooo:rsid="005bf6cd" officeooo:paragraph-rsid="005bf6cd"/>
    </style:style>
    <style:style style:name="P90" style:family="paragraph" style:parent-style-name="Text_20_body" style:master-page-name="">
      <style:paragraph-properties style:page-number="auto" fo:keep-with-next="always"/>
      <style:text-properties officeooo:rsid="0075babf" officeooo:paragraph-rsid="009ca87b"/>
    </style:style>
    <style:style style:name="P91" style:family="paragraph" style:parent-style-name="Text_20_body" style:master-page-name="">
      <style:paragraph-properties style:page-number="auto" fo:keep-with-next="always"/>
      <style:text-properties officeooo:rsid="00a08f1a" officeooo:paragraph-rsid="00a08f1a"/>
    </style:style>
    <style:style style:name="P92" style:family="paragraph" style:parent-style-name="Text_20_body">
      <style:paragraph-properties fo:margin-left="1.27cm" fo:margin-right="0cm" fo:text-indent="0cm" style:auto-text-indent="false"/>
      <style:text-properties officeooo:rsid="00a08f1a" officeooo:paragraph-rsid="00a08f1a"/>
    </style:style>
    <style:style style:name="P93" style:family="paragraph" style:parent-style-name="Contents_20_2">
      <style:paragraph-properties>
        <style:tab-stops>
          <style:tab-stop style:position="17cm" style:type="right" style:leader-style="dotted" style:leader-text="."/>
        </style:tab-stops>
      </style:paragraph-properties>
    </style:style>
    <style:style style:name="P94" style:family="paragraph" style:parent-style-name="Contents_20_1">
      <style:paragraph-properties>
        <style:tab-stops>
          <style:tab-stop style:position="17cm" style:type="right" style:leader-style="dotted" style:leader-text="."/>
        </style:tab-stops>
      </style:paragraph-properties>
    </style:style>
    <style:style style:name="P95" style:family="paragraph" style:parent-style-name="Contents_20_3">
      <style:paragraph-properties>
        <style:tab-stops>
          <style:tab-stop style:position="17cm" style:type="right" style:leader-style="dotted" style:leader-text="."/>
        </style:tab-stops>
      </style:paragraph-properties>
    </style:style>
    <style:style style:name="P96" style:family="paragraph" style:parent-style-name="Heading_20_3">
      <style:text-properties officeooo:rsid="00a08f1a" officeooo:paragraph-rsid="00a08f1a"/>
    </style:style>
    <style:style style:name="P97" style:family="paragraph" style:parent-style-name="Heading_20_3">
      <style:text-properties officeooo:rsid="004a56c7" officeooo:paragraph-rsid="004a56c7"/>
    </style:style>
    <style:style style:name="P98" style:family="paragraph" style:parent-style-name="Heading_20_3">
      <style:text-properties officeooo:rsid="005e1664" officeooo:paragraph-rsid="005e1664"/>
    </style:style>
    <style:style style:name="P99" style:family="paragraph" style:parent-style-name="Heading_20_3">
      <style:text-properties officeooo:paragraph-rsid="008d47e8"/>
    </style:style>
    <style:style style:name="P100" style:family="paragraph" style:parent-style-name="Heading_20_3">
      <style:text-properties officeooo:paragraph-rsid="005e1664"/>
    </style:style>
    <style:style style:name="P101" style:family="paragraph" style:parent-style-name="Heading_20_3">
      <style:text-properties officeooo:paragraph-rsid="00b1110d"/>
    </style:style>
    <style:style style:name="P102" style:family="paragraph" style:parent-style-name="Heading_20_3">
      <style:text-properties officeooo:rsid="0090dbc1" officeooo:paragraph-rsid="0093138e"/>
    </style:style>
    <style:style style:name="P103" style:family="paragraph" style:parent-style-name="Heading_20_3">
      <style:text-properties officeooo:rsid="0090dbc1" officeooo:paragraph-rsid="009ca87b"/>
    </style:style>
    <style:style style:name="P104" style:family="paragraph" style:parent-style-name="Heading_20_3">
      <style:text-properties officeooo:rsid="007e988e" officeooo:paragraph-rsid="009ca87b"/>
    </style:style>
    <style:style style:name="P105" style:family="paragraph" style:parent-style-name="Heading_20_1">
      <style:text-properties officeooo:rsid="004f4bca" officeooo:paragraph-rsid="004f4bca"/>
    </style:style>
    <style:style style:name="P106" style:family="paragraph" style:parent-style-name="Heading_20_1">
      <style:text-properties officeooo:rsid="001f870b"/>
    </style:style>
    <style:style style:name="P107" style:family="paragraph" style:parent-style-name="Heading_20_1">
      <style:text-properties officeooo:rsid="001f870b" officeooo:paragraph-rsid="001f870b"/>
    </style:style>
    <style:style style:name="P108" style:family="paragraph" style:parent-style-name="Heading_20_1">
      <style:text-properties officeooo:rsid="0045c0f4" officeooo:paragraph-rsid="0045c0f4"/>
    </style:style>
    <style:style style:name="P109" style:family="paragraph" style:parent-style-name="Heading_20_1">
      <style:text-properties officeooo:rsid="003ada06" officeooo:paragraph-rsid="001f870b"/>
    </style:style>
    <style:style style:name="P110" style:family="paragraph" style:parent-style-name="Heading_20_1">
      <style:text-properties officeooo:rsid="001c7c44" officeooo:paragraph-rsid="001c7c44"/>
    </style:style>
    <style:style style:name="P111" style:family="paragraph" style:parent-style-name="Heading_20_1">
      <style:paragraph-properties fo:margin-top="0cm" fo:margin-bottom="0.499cm" loext:contextual-spacing="false"/>
      <style:text-properties officeooo:rsid="000d9e78" officeooo:paragraph-rsid="001b4556"/>
    </style:style>
    <style:style style:name="P112" style:family="paragraph" style:parent-style-name="List_20_Heading" style:list-style-name="L19"/>
    <style:style style:name="P113" style:family="paragraph" style:parent-style-name="List_20_Heading" style:list-style-name="L22">
      <style:text-properties officeooo:paragraph-rsid="001b4556"/>
    </style:style>
    <style:style style:name="P114" style:family="paragraph" style:parent-style-name="List_20_Heading" style:list-style-name="L22">
      <style:text-properties officeooo:paragraph-rsid="00c42674"/>
    </style:style>
    <style:style style:name="P115" style:family="paragraph" style:parent-style-name="List_20_Heading" style:list-style-name="L22">
      <style:text-properties officeooo:paragraph-rsid="00c83609"/>
    </style:style>
    <style:style style:name="P116" style:family="paragraph" style:parent-style-name="List_20_Heading" style:list-style-name="L22">
      <style:text-properties officeooo:paragraph-rsid="0087da99"/>
    </style:style>
    <style:style style:name="P117" style:family="paragraph" style:parent-style-name="List_20_Heading" style:list-style-name="L22">
      <style:text-properties officeooo:paragraph-rsid="007e988e"/>
    </style:style>
    <style:style style:name="P118" style:family="paragraph" style:parent-style-name="List_20_Heading" style:list-style-name="L22">
      <style:text-properties officeooo:paragraph-rsid="007f78e2"/>
    </style:style>
    <style:style style:name="P119" style:family="paragraph" style:parent-style-name="List_20_Heading" style:list-style-name="L22">
      <style:text-properties officeooo:paragraph-rsid="007f2694"/>
    </style:style>
    <style:style style:name="P120" style:family="paragraph" style:parent-style-name="List_20_Heading" style:list-style-name="L22">
      <style:text-properties officeooo:paragraph-rsid="0085c8ba"/>
    </style:style>
    <style:style style:name="P121" style:family="paragraph" style:parent-style-name="List_20_Heading" style:list-style-name="L22">
      <style:text-properties officeooo:rsid="007e988e" officeooo:paragraph-rsid="007e988e"/>
    </style:style>
    <style:style style:name="P122" style:family="paragraph" style:parent-style-name="List_20_Heading" style:list-style-name="L22">
      <style:text-properties officeooo:rsid="007e988e" officeooo:paragraph-rsid="007f78e2"/>
    </style:style>
    <style:style style:name="P123" style:family="paragraph" style:parent-style-name="List_20_Heading" style:list-style-name="L22">
      <style:text-properties officeooo:rsid="007e988e" officeooo:paragraph-rsid="007f2694"/>
    </style:style>
    <style:style style:name="P124" style:family="paragraph" style:parent-style-name="List_20_Heading" style:list-style-name="L22">
      <style:text-properties officeooo:rsid="007e988e" officeooo:paragraph-rsid="0085c8ba"/>
    </style:style>
    <style:style style:name="P125" style:family="paragraph" style:parent-style-name="List_20_Heading" style:list-style-name="L22">
      <style:text-properties officeooo:rsid="007f2694" officeooo:paragraph-rsid="007f2694"/>
    </style:style>
    <style:style style:name="P126" style:family="paragraph" style:parent-style-name="List_20_Heading" style:list-style-name="L22">
      <style:text-properties officeooo:rsid="007f2694" officeooo:paragraph-rsid="0085c8ba"/>
    </style:style>
    <style:style style:name="P127" style:family="paragraph" style:parent-style-name="List_20_Heading" style:list-style-name="L23">
      <style:text-properties officeooo:paragraph-rsid="001b4556"/>
    </style:style>
    <style:style style:name="P128" style:family="paragraph" style:parent-style-name="List_20_Heading" style:list-style-name="L24">
      <style:paragraph-properties fo:margin-left="1cm" fo:margin-right="0cm" fo:text-indent="0cm" style:auto-text-indent="false"/>
      <style:text-properties officeooo:paragraph-rsid="001c7c44"/>
    </style:style>
    <style:style style:name="P129" style:family="paragraph" style:parent-style-name="List_20_Heading" style:list-style-name="L24">
      <style:paragraph-properties fo:margin-left="2cm" fo:margin-right="0cm" fo:text-indent="0cm" style:auto-text-indent="false"/>
      <style:text-properties officeooo:paragraph-rsid="001c7c44"/>
    </style:style>
    <style:style style:name="P130" style:family="paragraph" style:parent-style-name="List_20_Contents" style:list-style-name="L19"/>
    <style:style style:name="P131" style:family="paragraph" style:parent-style-name="List_20_Contents" style:list-style-name="L19">
      <style:text-properties officeooo:paragraph-rsid="008cedc5"/>
    </style:style>
    <style:style style:name="P132" style:family="paragraph" style:parent-style-name="List_20_Contents" style:list-style-name="L19">
      <style:text-properties officeooo:paragraph-rsid="008b4949"/>
    </style:style>
    <style:style style:name="P133" style:family="paragraph" style:parent-style-name="List_20_Contents" style:list-style-name="L20">
      <style:text-properties officeooo:rsid="008a5819" officeooo:paragraph-rsid="008a5819"/>
    </style:style>
    <style:style style:name="P134" style:family="paragraph" style:parent-style-name="List_20_Contents" style:list-style-name="L21">
      <style:text-properties officeooo:rsid="008a5819" officeooo:paragraph-rsid="008a5819"/>
    </style:style>
    <style:style style:name="P135" style:family="paragraph" style:parent-style-name="List_20_Contents" style:list-style-name="L22">
      <style:text-properties officeooo:paragraph-rsid="001b4556"/>
    </style:style>
    <style:style style:name="P136" style:family="paragraph" style:parent-style-name="List_20_Contents" style:list-style-name="L22">
      <style:text-properties officeooo:paragraph-rsid="00c42674"/>
    </style:style>
    <style:style style:name="P137" style:family="paragraph" style:parent-style-name="List_20_Contents" style:list-style-name="L22">
      <style:text-properties officeooo:paragraph-rsid="00c83609"/>
    </style:style>
    <style:style style:name="P138" style:family="paragraph" style:parent-style-name="List_20_Contents" style:list-style-name="L22">
      <style:text-properties officeooo:paragraph-rsid="0087da99"/>
    </style:style>
    <style:style style:name="P139" style:family="paragraph" style:parent-style-name="List_20_Contents" style:list-style-name="L22">
      <style:text-properties officeooo:paragraph-rsid="007e988e"/>
    </style:style>
    <style:style style:name="P140" style:family="paragraph" style:parent-style-name="List_20_Contents" style:list-style-name="L22">
      <style:text-properties officeooo:paragraph-rsid="0085c8ba"/>
    </style:style>
    <style:style style:name="P141" style:family="paragraph" style:parent-style-name="List_20_Contents" style:list-style-name="L22">
      <style:text-properties officeooo:paragraph-rsid="00ce4b4e"/>
    </style:style>
    <style:style style:name="P142" style:family="paragraph" style:parent-style-name="List_20_Contents" style:list-style-name="L23">
      <style:text-properties officeooo:paragraph-rsid="001b4556"/>
    </style:style>
    <style:style style:name="P143" style:family="paragraph" style:parent-style-name="List_20_Contents" style:list-style-name="L19">
      <style:paragraph-properties fo:margin-top="0cm" fo:margin-bottom="0.499cm" loext:contextual-spacing="false"/>
    </style:style>
    <style:style style:name="P144" style:family="paragraph" style:parent-style-name="List_20_Contents" style:list-style-name="L22">
      <style:paragraph-properties fo:margin-top="0cm" fo:margin-bottom="0.499cm" loext:contextual-spacing="false"/>
      <style:text-properties officeooo:rsid="000d9e78" officeooo:paragraph-rsid="001b4556"/>
    </style:style>
    <style:style style:name="P145" style:family="paragraph" style:parent-style-name="List_20_Contents" style:list-style-name="L23">
      <style:paragraph-properties fo:margin-top="0cm" fo:margin-bottom="0.499cm" loext:contextual-spacing="false"/>
      <style:text-properties officeooo:paragraph-rsid="001b4556"/>
    </style:style>
    <style:style style:name="P146" style:family="paragraph" style:parent-style-name="List_20_Contents" style:list-style-name="L22">
      <style:paragraph-properties fo:margin-left="0cm" fo:margin-right="0cm" fo:text-indent="0cm" style:auto-text-indent="false"/>
      <style:text-properties officeooo:paragraph-rsid="007f2694"/>
    </style:style>
    <style:style style:name="P147" style:family="paragraph" style:parent-style-name="List_20_Contents" style:list-style-name="L22">
      <style:paragraph-properties fo:margin-left="0cm" fo:margin-right="0cm" fo:text-indent="0cm" style:auto-text-indent="false"/>
      <style:text-properties officeooo:paragraph-rsid="007e988e"/>
    </style:style>
    <style:style style:name="P148" style:family="paragraph" style:parent-style-name="List_20_Contents" style:list-style-name="L22">
      <style:paragraph-properties fo:margin-left="0cm" fo:margin-right="0cm" fo:text-indent="0cm" style:auto-text-indent="false"/>
      <style:text-properties officeooo:paragraph-rsid="007f78e2"/>
    </style:style>
    <style:style style:name="P149" style:family="paragraph" style:parent-style-name="List_20_Contents" style:list-style-name="L22">
      <style:paragraph-properties fo:margin-left="0cm" fo:margin-right="0cm" fo:text-indent="0cm" style:auto-text-indent="false"/>
      <style:text-properties officeooo:paragraph-rsid="0085c8ba"/>
    </style:style>
    <style:style style:name="P150" style:family="paragraph" style:parent-style-name="List_20_Contents" style:list-style-name="L23">
      <style:paragraph-properties fo:margin-left="0cm" fo:margin-right="0cm" fo:text-indent="0cm" style:auto-text-indent="false"/>
      <style:text-properties officeooo:paragraph-rsid="001b4556"/>
    </style:style>
    <style:style style:name="P151" style:family="paragraph" style:parent-style-name="List_20_Contents" style:list-style-name="L24">
      <style:paragraph-properties fo:margin-left="2cm" fo:margin-right="0cm" fo:text-indent="0cm" style:auto-text-indent="false"/>
      <style:text-properties officeooo:paragraph-rsid="001c7c44"/>
    </style:style>
    <style:style style:name="P152" style:family="paragraph" style:parent-style-name="List_20_Contents" style:list-style-name="L24">
      <style:paragraph-properties fo:margin-left="3cm" fo:margin-right="0cm" fo:margin-top="0cm" fo:margin-bottom="0.499cm" loext:contextual-spacing="false" fo:text-indent="0cm" style:auto-text-indent="false"/>
      <style:text-properties officeooo:paragraph-rsid="001c7c44"/>
    </style:style>
    <style:style style:name="P153" style:family="paragraph" style:parent-style-name="List_20_1" style:list-style-name="L17">
      <style:paragraph-properties fo:margin-top="0cm" fo:margin-bottom="0.101cm" loext:contextual-spacing="false" fo:line-height="100%"/>
    </style:style>
    <style:style style:name="P154" style:family="paragraph" style:parent-style-name="Standard" style:list-style-name="L12">
      <style:text-properties officeooo:paragraph-rsid="00c42674"/>
    </style:style>
    <style:style style:name="P155" style:family="paragraph" style:parent-style-name="Standard" style:list-style-name="L12">
      <style:text-properties officeooo:rsid="00c42674" officeooo:paragraph-rsid="00c42674"/>
    </style:style>
    <style:style style:name="P156" style:family="paragraph" style:parent-style-name="Standard" style:list-style-name="L15">
      <style:text-properties officeooo:paragraph-rsid="009ca87b"/>
    </style:style>
    <style:style style:name="P157" style:family="paragraph" style:parent-style-name="Standard" style:list-style-name="L15">
      <style:text-properties fo:color="#7f007f" style:font-name="Monaco" fo:font-size="11pt" officeooo:rsid="00816823" officeooo:paragraph-rsid="009ca87b" style:font-size-asian="11pt"/>
    </style:style>
    <style:style style:name="P158" style:family="paragraph" style:parent-style-name="Standard" style:list-style-name="L18">
      <style:text-properties officeooo:paragraph-rsid="0075babf"/>
    </style:style>
    <style:style style:name="P159" style:family="paragraph" style:parent-style-name="Standard" style:list-style-name="L18">
      <style:text-properties officeooo:paragraph-rsid="0079be46"/>
    </style:style>
    <style:style style:name="P160" style:family="paragraph" style:parent-style-name="Text_20_body" style:list-style-name="L1">
      <style:text-properties officeooo:paragraph-rsid="000462f4"/>
    </style:style>
    <style:style style:name="P161" style:family="paragraph" style:parent-style-name="Text_20_body" style:list-style-name="L1">
      <style:text-properties officeooo:paragraph-rsid="000c6b4b"/>
    </style:style>
    <style:style style:name="P162" style:family="paragraph" style:parent-style-name="Text_20_body" style:list-style-name="L2"/>
    <style:style style:name="P163" style:family="paragraph" style:parent-style-name="Text_20_body" style:list-style-name="L3">
      <style:text-properties officeooo:paragraph-rsid="00234a62"/>
    </style:style>
    <style:style style:name="P164" style:family="paragraph" style:parent-style-name="Text_20_body" style:list-style-name="L3">
      <style:text-properties officeooo:paragraph-rsid="002399c9"/>
    </style:style>
    <style:style style:name="P165" style:family="paragraph" style:parent-style-name="Text_20_body" style:list-style-name="L3">
      <style:text-properties officeooo:paragraph-rsid="002984e8"/>
    </style:style>
    <style:style style:name="P166" style:family="paragraph" style:parent-style-name="Text_20_body" style:list-style-name="L4">
      <style:text-properties officeooo:rsid="0012b3c7" officeooo:paragraph-rsid="0012b3c7"/>
    </style:style>
    <style:style style:name="P167" style:family="paragraph" style:parent-style-name="Text_20_body" style:list-style-name="L4">
      <style:text-properties officeooo:rsid="0012b3c7" officeooo:paragraph-rsid="001438a4"/>
    </style:style>
    <style:style style:name="P168" style:family="paragraph" style:parent-style-name="Text_20_body" style:list-style-name="L4">
      <style:text-properties officeooo:rsid="001438a4" officeooo:paragraph-rsid="001438a4"/>
    </style:style>
    <style:style style:name="P169" style:family="paragraph" style:parent-style-name="Text_20_body" style:list-style-name="L4">
      <style:text-properties officeooo:rsid="00401924" officeooo:paragraph-rsid="00401924"/>
    </style:style>
    <style:style style:name="P170" style:family="paragraph" style:parent-style-name="Text_20_body" style:list-style-name="L5">
      <style:text-properties officeooo:rsid="00413cc0" officeooo:paragraph-rsid="00443f51"/>
    </style:style>
    <style:style style:name="P171" style:family="paragraph" style:parent-style-name="Text_20_body" style:list-style-name="L6">
      <style:text-properties fo:font-style="italic" fo:font-weight="bold" officeooo:rsid="007b7da4" officeooo:paragraph-rsid="007b7da4" style:font-style-asian="italic" style:font-weight-asian="bold" style:font-style-complex="italic" style:font-weight-complex="bold"/>
    </style:style>
    <style:style style:name="P172" style:family="paragraph" style:parent-style-name="Text_20_body" style:list-style-name="L7">
      <style:text-properties officeooo:paragraph-rsid="00344685"/>
    </style:style>
    <style:style style:name="P173" style:family="paragraph" style:parent-style-name="Text_20_body" style:list-style-name="L7">
      <style:text-properties officeooo:paragraph-rsid="004a7f70"/>
    </style:style>
    <style:style style:name="P174" style:family="paragraph" style:parent-style-name="Text_20_body" style:list-style-name="L8">
      <style:text-properties officeooo:rsid="004c5fd7" officeooo:paragraph-rsid="004c5fd7"/>
    </style:style>
    <style:style style:name="P175" style:family="paragraph" style:parent-style-name="Text_20_body" style:list-style-name="L8">
      <style:text-properties officeooo:rsid="004c5fd7" officeooo:paragraph-rsid="00532e4f"/>
    </style:style>
    <style:style style:name="P176" style:family="paragraph" style:parent-style-name="Text_20_body" style:list-style-name="L9">
      <style:paragraph-properties fo:text-align="start" style:justify-single-word="false"/>
      <style:text-properties officeooo:paragraph-rsid="004de4b5"/>
    </style:style>
    <style:style style:name="P177" style:family="paragraph" style:parent-style-name="Text_20_body" style:list-style-name="L9">
      <style:paragraph-properties fo:text-align="start" style:justify-single-word="false"/>
      <style:text-properties officeooo:paragraph-rsid="004f4bca"/>
    </style:style>
    <style:style style:name="P178" style:family="paragraph" style:parent-style-name="Text_20_body" style:list-style-name="L11">
      <style:text-properties officeooo:rsid="00b1110d" officeooo:paragraph-rsid="00b1110d"/>
    </style:style>
    <style:style style:name="P179" style:family="paragraph" style:parent-style-name="Text_20_body" style:list-style-name="L13">
      <style:text-properties officeooo:paragraph-rsid="00ad4e68"/>
    </style:style>
    <style:style style:name="P180" style:family="paragraph" style:parent-style-name="Text_20_body" style:list-style-name="L16">
      <style:text-properties officeooo:rsid="0058768d" officeooo:paragraph-rsid="0058768d"/>
    </style:style>
    <style:style style:name="P181" style:family="paragraph" style:parent-style-name="Text_20_body" style:list-style-name="L22">
      <style:text-properties officeooo:paragraph-rsid="001b4556"/>
    </style:style>
    <style:style style:name="P182" style:family="paragraph" style:parent-style-name="Text_20_body" style:list-style-name="L22">
      <style:text-properties officeooo:paragraph-rsid="0085c8ba"/>
    </style:style>
    <style:style style:name="P183" style:family="paragraph" style:parent-style-name="Text_20_body" style:list-style-name="L23">
      <style:text-properties officeooo:paragraph-rsid="001b4556"/>
    </style:style>
    <style:style style:name="P184" style:family="paragraph" style:parent-style-name="Text_20_body" style:list-style-name="L24">
      <style:text-properties officeooo:paragraph-rsid="001c7c44"/>
    </style:style>
    <style:style style:name="P185" style:family="paragraph" style:parent-style-name="Text_20_body">
      <style:text-properties officeooo:rsid="0073a692" officeooo:paragraph-rsid="00c055b0"/>
    </style:style>
    <style:style style:name="P186" style:family="paragraph" style:parent-style-name="Text_20_body">
      <style:text-properties officeooo:paragraph-rsid="00cb6b77"/>
    </style:style>
    <style:style style:name="P187" style:family="paragraph" style:parent-style-name="Text_20_body" style:list-style-name="L2">
      <style:paragraph-properties fo:margin-top="0cm" fo:margin-bottom="0cm" loext:contextual-spacing="false"/>
    </style:style>
    <style:style style:name="P188" style:family="paragraph" style:parent-style-name="Text_20_body" style:list-style-name="L2">
      <style:paragraph-properties fo:margin-top="0cm" fo:margin-bottom="0cm" loext:contextual-spacing="false"/>
      <style:text-properties officeooo:paragraph-rsid="000c6b4b"/>
    </style:style>
    <style:style style:name="P189" style:family="paragraph" style:parent-style-name="Text_20_body" style:list-style-name="L10">
      <style:paragraph-properties fo:margin-top="0cm" fo:margin-bottom="0cm" loext:contextual-spacing="false" fo:line-height="100%"/>
      <style:text-properties officeooo:paragraph-rsid="008d47e8"/>
    </style:style>
    <style:style style:name="P190" style:family="paragraph" style:parent-style-name="Text_20_body" style:list-style-name="L10">
      <style:paragraph-properties fo:margin-top="0cm" fo:margin-bottom="0cm" loext:contextual-spacing="false" fo:line-height="100%"/>
      <style:text-properties officeooo:paragraph-rsid="00c02d08"/>
    </style:style>
    <style:style style:name="P191" style:family="paragraph" style:parent-style-name="Text_20_body" style:list-style-name="L22">
      <style:paragraph-properties fo:margin-top="0cm" fo:margin-bottom="0cm" loext:contextual-spacing="false"/>
      <style:text-properties officeooo:paragraph-rsid="001b4556"/>
    </style:style>
    <style:style style:name="P192" style:family="paragraph" style:parent-style-name="Text_20_body" style:list-style-name="L22">
      <style:paragraph-properties fo:margin-top="0cm" fo:margin-bottom="0cm" loext:contextual-spacing="false"/>
      <style:text-properties officeooo:paragraph-rsid="0085c8ba"/>
    </style:style>
    <style:style style:name="P193" style:family="paragraph" style:parent-style-name="Text_20_body" style:list-style-name="L23">
      <style:paragraph-properties fo:margin-top="0cm" fo:margin-bottom="0cm" loext:contextual-spacing="false"/>
      <style:text-properties officeooo:paragraph-rsid="001b4556"/>
    </style:style>
    <style:style style:name="P194" style:family="paragraph" style:parent-style-name="Text_20_body" style:list-style-name="L23">
      <style:paragraph-properties fo:margin-top="0cm" fo:margin-bottom="0cm" loext:contextual-spacing="false"/>
      <style:text-properties officeooo:paragraph-rsid="0091c899"/>
    </style:style>
    <style:style style:name="P195" style:family="paragraph" style:parent-style-name="Text_20_body" style:list-style-name="L24">
      <style:paragraph-properties fo:margin-top="0cm" fo:margin-bottom="0cm" loext:contextual-spacing="false"/>
      <style:text-properties officeooo:paragraph-rsid="001c7c44"/>
    </style:style>
    <style:style style:name="P196" style:family="paragraph" style:parent-style-name="Text_20_body" style:list-style-name="L10" style:master-page-name="">
      <style:paragraph-properties fo:margin-top="0cm" fo:margin-bottom="0cm" loext:contextual-spacing="false" fo:line-height="100%" style:page-number="auto"/>
      <style:text-properties officeooo:paragraph-rsid="008d47e8"/>
    </style:style>
    <style:style style:name="P197" style:family="paragraph" style:parent-style-name="Text_20_body" style:list-style-name="L14">
      <style:paragraph-properties fo:margin-top="0cm" fo:margin-bottom="0.049cm" loext:contextual-spacing="false" fo:line-height="100%"/>
      <style:text-properties officeooo:paragraph-rsid="009ca87b"/>
    </style:style>
    <style:style style:name="P198" style:family="paragraph" style:parent-style-name="Text_20_body" style:list-style-name="L23">
      <style:paragraph-properties fo:margin-top="0cm" fo:margin-bottom="0.499cm" loext:contextual-spacing="false"/>
      <style:text-properties officeooo:paragraph-rsid="001b4556"/>
    </style:style>
    <style:style style:name="P199" style:family="paragraph" style:parent-style-name="Text_20_body" style:list-style-name="L23">
      <style:paragraph-properties fo:margin-top="0cm" fo:margin-bottom="0.499cm" loext:contextual-spacing="false"/>
      <style:text-properties officeooo:paragraph-rsid="005e8856"/>
    </style:style>
    <style:style style:name="P200" style:family="paragraph" style:parent-style-name="Text_20_body" style:list-style-name="L23">
      <style:paragraph-properties fo:margin-top="0cm" fo:margin-bottom="0.499cm" loext:contextual-spacing="false"/>
      <style:text-properties officeooo:paragraph-rsid="006d6731"/>
    </style:style>
    <style:style style:name="P201" style:family="paragraph" style:parent-style-name="Text_20_body" style:list-style-name="L24">
      <style:paragraph-properties fo:margin-left="1cm" fo:margin-right="0cm" fo:text-indent="0cm" style:auto-text-indent="false"/>
      <style:text-properties officeooo:paragraph-rsid="001c7c44"/>
    </style:style>
    <style:style style:name="P202" style:family="paragraph" style:parent-style-name="Text_20_body" style:list-style-name="L24">
      <style:paragraph-properties fo:margin-left="2cm" fo:margin-right="0cm" fo:text-indent="0cm" style:auto-text-indent="false"/>
      <style:text-properties officeooo:paragraph-rsid="001c7c44"/>
    </style:style>
    <style:style style:name="P203" style:family="paragraph" style:parent-style-name="Heading_20_2">
      <style:text-properties officeooo:rsid="00234a62" officeooo:paragraph-rsid="00234a62"/>
    </style:style>
    <style:style style:name="P204" style:family="paragraph" style:parent-style-name="Heading_20_2">
      <style:text-properties officeooo:rsid="0025f220" officeooo:paragraph-rsid="00279a19"/>
    </style:style>
    <style:style style:name="P205" style:family="paragraph" style:parent-style-name="Heading_20_2">
      <style:text-properties officeooo:rsid="0037c4a4" officeooo:paragraph-rsid="00b1110d"/>
    </style:style>
    <style:style style:name="P206" style:family="paragraph" style:parent-style-name="Heading_20_2">
      <style:text-properties officeooo:rsid="0091afdd" officeooo:paragraph-rsid="0090dbc1"/>
    </style:style>
    <style:style style:name="P207" style:family="paragraph" style:parent-style-name="Heading_20_2">
      <style:text-properties officeooo:rsid="0073a692" officeooo:paragraph-rsid="009ca87b"/>
    </style:style>
    <style:style style:name="P208" style:family="paragraph" style:parent-style-name="Heading_20_2">
      <style:text-properties officeooo:rsid="0073a692" officeooo:paragraph-rsid="0073a692"/>
    </style:style>
    <style:style style:name="T1" style:family="text">
      <style:text-properties fo:font-size="8pt" style:font-size-asian="8pt" style:font-size-complex="8pt"/>
    </style:style>
    <style:style style:name="T2" style:family="text">
      <style:text-properties fo:font-size="8pt" officeooo:rsid="000c6b4b" style:font-size-asian="8pt" style:font-size-complex="8pt"/>
    </style:style>
    <style:style style:name="T3" style:family="text">
      <style:text-properties fo:font-size="8pt" officeooo:rsid="000bc106" style:font-size-asian="8pt" style:font-size-complex="8pt"/>
    </style:style>
    <style:style style:name="T4" style:family="text">
      <style:text-properties fo:font-size="8pt" officeooo:rsid="002cad7d" style:font-size-asian="8pt" style:font-size-complex="8pt"/>
    </style:style>
    <style:style style:name="T5" style:family="text">
      <style:text-properties officeooo:rsid="000423f5"/>
    </style:style>
    <style:style style:name="T6" style:family="text">
      <style:text-properties officeooo:rsid="000462f4"/>
    </style:style>
    <style:style style:name="T7" style:family="text">
      <style:text-properties officeooo:rsid="0005f3ff"/>
    </style:style>
    <style:style style:name="T8" style:family="text">
      <style:text-properties officeooo:rsid="000bc106"/>
    </style:style>
    <style:style style:name="T9" style:family="text">
      <style:text-properties officeooo:rsid="000c6b4b"/>
    </style:style>
    <style:style style:name="T10" style:family="text">
      <style:text-properties officeooo:rsid="0010951a"/>
    </style:style>
    <style:style style:name="T11" style:family="text">
      <style:text-properties fo:font-style="italic"/>
    </style:style>
    <style:style style:name="T12" style:family="text">
      <style:text-properties fo:font-style="italic" officeooo:rsid="004de4b5" style:font-style-asian="italic" style:font-style-complex="italic"/>
    </style:style>
    <style:style style:name="T13" style:family="text">
      <style:text-properties fo:font-style="italic" fo:font-weight="bold"/>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1ca19d" style:font-style-asian="italic" style:font-weight-asian="bold" style:font-style-complex="italic" style:font-weight-complex="bold"/>
    </style:style>
    <style:style style:name="T16" style:family="text">
      <style:text-properties fo:font-style="italic" fo:font-weight="bold" officeooo:rsid="0037c4a4" style:font-style-asian="italic" style:font-weight-asian="bold" style:font-style-complex="italic" style:font-weight-complex="bold"/>
    </style:style>
    <style:style style:name="T17" style:family="text">
      <style:text-properties fo:font-style="italic" fo:font-weight="bold" officeooo:rsid="004a56c7" style:font-style-asian="italic" style:font-weight-asian="bold" style:font-style-complex="italic" style:font-weight-complex="bold"/>
    </style:style>
    <style:style style:name="T18" style:family="text">
      <style:text-properties fo:font-style="italic" fo:font-weight="bold" officeooo:rsid="005e1664" style:font-style-asian="italic" style:font-weight-asian="bold" style:font-style-complex="italic" style:font-weight-complex="bold"/>
    </style:style>
    <style:style style:name="T19" style:family="text">
      <style:text-properties fo:font-style="italic" fo:font-weight="bold" officeooo:rsid="006d6731" style:font-style-asian="italic" style:font-weight-asian="bold" style:font-style-complex="italic" style:font-weight-complex="bold"/>
    </style:style>
    <style:style style:name="T20" style:family="text">
      <style:text-properties fo:font-style="italic" fo:font-weight="bold" officeooo:rsid="008b4949" style:font-style-asian="italic" style:font-weight-asian="bold" style:font-style-complex="italic" style:font-weight-complex="bold"/>
    </style:style>
    <style:style style:name="T21" style:family="text">
      <style:text-properties fo:font-style="italic" fo:font-weight="bold" officeooo:rsid="0094a311" style:font-style-asian="italic" style:font-weight-asian="bold" style:font-style-complex="italic" style:font-weight-complex="bold"/>
    </style:style>
    <style:style style:name="T22" style:family="text">
      <style:text-properties fo:font-style="italic" fo:font-weight="bold" officeooo:rsid="0045c0f4" style:font-style-asian="italic" style:font-weight-asian="bold" style:font-style-complex="italic" style:font-weight-complex="bold"/>
    </style:style>
    <style:style style:name="T23" style:family="text">
      <style:text-properties fo:font-style="italic" fo:font-weight="bold" officeooo:rsid="00c055b0" style:font-style-asian="italic" style:font-weight-asian="bold" style:font-style-complex="italic" style:font-weight-complex="bold"/>
    </style:style>
    <style:style style:name="T24" style:family="text">
      <style:text-properties fo:font-style="italic" fo:font-weight="bold" officeooo:rsid="00b27d15" style:font-style-asian="italic" style:font-weight-asian="bold" style:font-style-complex="italic" style:font-weight-complex="bold"/>
    </style:style>
    <style:style style:name="T25" style:family="text">
      <style:text-properties fo:font-weight="bold"/>
    </style:style>
    <style:style style:name="T26" style:family="text">
      <style:text-properties fo:font-weight="bold" style:font-weight-asian="bold" style:font-weight-complex="bold"/>
    </style:style>
    <style:style style:name="T27" style:family="text">
      <style:text-properties fo:font-weight="bold" officeooo:rsid="00344685" style:font-weight-asian="bold" style:font-weight-complex="bold"/>
    </style:style>
    <style:style style:name="T28" style:family="text">
      <style:text-properties fo:font-weight="bold" officeooo:rsid="004de4b5" style:font-weight-asian="bold" style:font-weight-complex="bold"/>
    </style:style>
    <style:style style:name="T29" style:family="text">
      <style:text-properties fo:font-weight="bold" officeooo:rsid="0046269d" style:font-weight-asian="bold" style:font-weight-complex="bold"/>
    </style:style>
    <style:style style:name="T30" style:family="text">
      <style:text-properties fo:font-weight="bold" officeooo:rsid="0096ab56" style:font-weight-asian="bold" style:font-weight-complex="bold"/>
    </style:style>
    <style:style style:name="T31" style:family="text">
      <style:text-properties fo:font-weight="bold" officeooo:rsid="00976af7" style:font-weight-asian="bold" style:font-weight-complex="bold"/>
    </style:style>
    <style:style style:name="T32" style:family="text">
      <style:text-properties fo:font-weight="bold" officeooo:rsid="009d4b7d" style:font-weight-asian="bold" style:font-weight-complex="bold"/>
    </style:style>
    <style:style style:name="T33" style:family="text">
      <style:text-properties fo:font-weight="bold" officeooo:rsid="00ad4e68" style:font-weight-asian="bold" style:font-weight-complex="bold"/>
    </style:style>
    <style:style style:name="T34" style:family="text">
      <style:text-properties fo:font-weight="bold" officeooo:rsid="001b4556"/>
    </style:style>
    <style:style style:name="T35" style:family="text">
      <style:text-properties fo:font-weight="bold" officeooo:rsid="005e8856"/>
    </style:style>
    <style:style style:name="T36" style:family="text">
      <style:text-properties fo:font-weight="bold" officeooo:rsid="006d6731"/>
    </style:style>
    <style:style style:name="T37" style:family="text">
      <style:text-properties officeooo:rsid="00149e7c"/>
    </style:style>
    <style:style style:name="T38" style:family="text">
      <style:text-properties officeooo:rsid="0016ecc6"/>
    </style:style>
    <style:style style:name="T39" style:family="text">
      <style:text-properties officeooo:rsid="0019ca24"/>
    </style:style>
    <style:style style:name="T40" style:family="text">
      <style:text-properties officeooo:rsid="001abf7f"/>
    </style:style>
    <style:style style:name="T41" style:family="text">
      <style:text-properties officeooo:rsid="001b4556"/>
    </style:style>
    <style:style style:name="T42" style:family="text">
      <style:text-properties officeooo:rsid="001ca19d"/>
    </style:style>
    <style:style style:name="T43" style:family="text">
      <style:text-properties fo:font-style="normal" fo:font-weight="bold" style:font-style-asian="normal" style:font-weight-asian="bold" style:font-style-complex="normal" style:font-weight-complex="bold"/>
    </style:style>
    <style:style style:name="T44" style:family="text">
      <style:text-properties fo:font-style="normal" fo:font-weight="bold" officeooo:rsid="00c055b0" style:font-style-asian="normal" style:font-weight-asian="bold" style:font-style-complex="normal" style:font-weight-complex="bold"/>
    </style:style>
    <style:style style:name="T45" style:family="text">
      <style:text-properties fo:font-style="normal" fo:font-weight="normal" style:font-style-asian="normal" style:font-weight-asian="normal" style:font-style-complex="normal" style:font-weight-complex="normal"/>
    </style:style>
    <style:style style:name="T46" style:family="text">
      <style:text-properties fo:font-style="normal" fo:font-weight="normal" officeooo:rsid="003eb876" style:font-style-asian="normal" style:font-weight-asian="normal" style:font-style-complex="normal" style:font-weight-complex="normal"/>
    </style:style>
    <style:style style:name="T47" style:family="text">
      <style:text-properties fo:font-style="normal" fo:font-weight="normal" officeooo:rsid="00486f29" style:font-style-asian="normal" style:font-weight-asian="normal" style:font-style-complex="normal" style:font-weight-complex="normal"/>
    </style:style>
    <style:style style:name="T48" style:family="text">
      <style:text-properties fo:font-style="normal" fo:font-weight="normal" officeooo:rsid="004871b1" style:font-style-asian="normal" style:font-weight-asian="normal" style:font-style-complex="normal" style:font-weight-complex="normal"/>
    </style:style>
    <style:style style:name="T49" style:family="text">
      <style:text-properties fo:font-style="normal" fo:font-weight="normal" officeooo:rsid="005e1664" style:font-style-asian="normal" style:font-weight-asian="normal" style:font-style-complex="normal" style:font-weight-complex="normal"/>
    </style:style>
    <style:style style:name="T50" style:family="text">
      <style:text-properties fo:font-style="normal" fo:font-weight="normal" officeooo:rsid="005e8856" style:font-style-asian="normal" style:font-weight-asian="normal" style:font-style-complex="normal" style:font-weight-complex="normal"/>
    </style:style>
    <style:style style:name="T51" style:family="text">
      <style:text-properties fo:font-style="normal" fo:font-weight="normal" officeooo:rsid="0063f455" style:font-style-asian="normal" style:font-weight-asian="normal" style:font-style-complex="normal" style:font-weight-complex="normal"/>
    </style:style>
    <style:style style:name="T52" style:family="text">
      <style:text-properties fo:font-style="normal" fo:font-weight="normal" officeooo:rsid="006d6731" style:font-style-asian="normal" style:font-weight-asian="normal" style:font-style-complex="normal" style:font-weight-complex="normal"/>
    </style:style>
    <style:style style:name="T53" style:family="text">
      <style:text-properties fo:font-style="normal" fo:font-weight="normal" officeooo:rsid="008d47e8" style:font-style-asian="normal" style:font-weight-asian="normal" style:font-style-complex="normal" style:font-weight-complex="normal"/>
    </style:style>
    <style:style style:name="T54" style:family="text">
      <style:text-properties fo:font-style="normal" fo:font-weight="normal" officeooo:rsid="008e6bf1" style:font-style-asian="normal" style:font-weight-asian="normal" style:font-style-complex="normal" style:font-weight-complex="normal"/>
    </style:style>
    <style:style style:name="T55" style:family="text">
      <style:text-properties fo:font-style="normal" fo:font-weight="normal" officeooo:rsid="00bec492" style:font-style-asian="normal" style:font-weight-asian="normal" style:font-style-complex="normal" style:font-weight-complex="normal"/>
    </style:style>
    <style:style style:name="T56" style:family="text">
      <style:text-properties fo:font-style="normal" fo:font-weight="normal" officeooo:rsid="00c02d08" style:font-style-asian="normal" style:font-weight-asian="normal" style:font-style-complex="normal" style:font-weight-complex="normal"/>
    </style:style>
    <style:style style:name="T57" style:family="text">
      <style:text-properties fo:font-style="normal" style:font-style-asian="normal" style:font-style-complex="normal"/>
    </style:style>
    <style:style style:name="T58" style:family="text">
      <style:text-properties fo:font-style="normal" officeooo:rsid="007e988e" style:font-style-asian="normal" style:font-style-complex="normal"/>
    </style:style>
    <style:style style:name="T59" style:family="text">
      <style:text-properties fo:font-style="normal" officeooo:rsid="007f2694" style:font-style-asian="normal" style:font-style-complex="normal"/>
    </style:style>
    <style:style style:name="T60" style:family="text">
      <style:text-properties fo:font-style="normal" officeooo:rsid="007f78e2" style:font-style-asian="normal" style:font-style-complex="normal"/>
    </style:style>
    <style:style style:name="T61" style:family="text">
      <style:text-properties fo:font-style="normal" officeooo:rsid="00c055b0" style:font-style-asian="normal" style:font-style-complex="normal"/>
    </style:style>
    <style:style style:name="T62" style:family="text">
      <style:text-properties fo:font-style="normal" officeooo:rsid="00bb8a6f" style:font-style-asian="normal" style:font-style-complex="normal"/>
    </style:style>
    <style:style style:name="T63" style:family="text">
      <style:text-properties officeooo:rsid="00234a62"/>
    </style:style>
    <style:style style:name="T64" style:family="text">
      <style:text-properties officeooo:rsid="002399c9"/>
    </style:style>
    <style:style style:name="T65" style:family="text">
      <style:text-properties officeooo:rsid="00245e36"/>
    </style:style>
    <style:style style:name="T66" style:family="text">
      <style:text-properties officeooo:rsid="002a90c6"/>
    </style:style>
    <style:style style:name="T67" style:family="text">
      <style:text-properties officeooo:rsid="002bad3f"/>
    </style:style>
    <style:style style:name="T68" style:family="text">
      <style:text-properties officeooo:rsid="002fd5fd"/>
    </style:style>
    <style:style style:name="T69" style:family="text">
      <style:text-properties officeooo:rsid="00344685"/>
    </style:style>
    <style:style style:name="T70" style:family="text">
      <style:text-properties style:font-name="Liberation Serif"/>
    </style:style>
    <style:style style:name="T71" style:family="text">
      <style:text-properties style:font-name="Liberation Serif" officeooo:rsid="00234a62"/>
    </style:style>
    <style:style style:name="T72" style:family="text">
      <style:text-properties style:font-name="Liberation Serif" officeooo:rsid="0005f3ff"/>
    </style:style>
    <style:style style:name="T73" style:family="text">
      <style:text-properties style:font-name="Liberation Serif" fo:font-style="italic" fo:font-weight="bold" officeooo:rsid="0005f3ff" style:font-style-asian="italic" style:font-weight-asian="bold" style:font-style-complex="italic" style:font-weight-complex="bold"/>
    </style:style>
    <style:style style:name="T74" style:family="text">
      <style:text-properties style:font-name="Liberation Serif" officeooo:rsid="0037c4a4"/>
    </style:style>
    <style:style style:name="T75" style:family="text">
      <style:text-properties style:font-name="Liberation Serif" fo:font-weight="bold" officeooo:rsid="00bb8dbd" style:font-weight-asian="bold" style:font-weight-complex="bold"/>
    </style:style>
    <style:style style:name="T76" style:family="text">
      <style:text-properties officeooo:rsid="0037c4a4"/>
    </style:style>
    <style:style style:name="T77" style:family="text">
      <style:text-properties fo:color="#2a00ff" style:font-name="Monaco" fo:font-size="11pt" fo:font-weight="bold" fo:background-color="#e8f2fe" loext:char-shading-value="0" style:font-size-asian="11pt" style:font-weight-asian="bold" style:font-weight-complex="bold"/>
    </style:style>
    <style:style style:name="T78" style:family="text">
      <style:text-properties fo:color="#2a00ff" style:font-name="Monaco" fo:font-size="11pt" fo:font-style="italic" style:font-size-asian="11pt" style:font-style-asian="italic"/>
    </style:style>
    <style:style style:name="T79" style:family="text">
      <style:text-properties fo:color="#2a00ff" style:font-name="Monaco" fo:font-size="11pt" fo:font-style="italic" officeooo:rsid="0075babf" style:font-size-asian="11pt" style:font-style-asian="italic"/>
    </style:style>
    <style:style style:name="T80" style:family="text">
      <style:text-properties fo:color="#2a00ff" style:font-name="Monaco" fo:font-size="11pt" fo:font-style="italic" officeooo:rsid="007e2e7c" style:font-size-asian="11pt" style:font-style-asian="italic"/>
    </style:style>
    <style:style style:name="T81" style:family="text">
      <style:text-properties fo:color="#2a00ff" style:font-name="Monaco" fo:font-size="11pt" fo:font-style="italic" officeooo:rsid="00c17a25" style:font-size-asian="11pt" style:font-style-asian="italic"/>
    </style:style>
    <style:style style:name="T82" style:family="text">
      <style:text-properties fo:color="#2a00ff" style:font-name="Monaco" fo:font-size="11pt" fo:font-style="italic" fo:background-color="#e8f2fe" loext:char-shading-value="0" style:font-size-asian="11pt" style:font-style-asian="italic"/>
    </style:style>
    <style:style style:name="T83" style:family="text">
      <style:text-properties fo:color="#2a00ff" style:font-name="Monaco" fo:font-size="11pt" fo:font-style="normal" officeooo:rsid="0075babf" style:font-size-asian="11pt" style:font-style-asian="normal" style:font-style-complex="normal"/>
    </style:style>
    <style:style style:name="T84" style:family="text">
      <style:text-properties fo:color="#2a00ff" style:font-name="Monaco" fo:font-size="11pt" fo:font-style="normal" officeooo:rsid="0079be46" style:font-size-asian="11pt" style:font-style-asian="normal" style:font-style-complex="normal"/>
    </style:style>
    <style:style style:name="T85" style:family="text">
      <style:text-properties fo:color="#2a00ff" style:font-name="Monaco" fo:font-size="11pt" fo:background-color="#e8f2fe" loext:char-shading-value="0" style:font-size-asian="11pt"/>
    </style:style>
    <style:style style:name="T86" style:family="text">
      <style:text-properties fo:color="#2a00ff" style:font-name="Monaco" fo:font-size="11pt" officeooo:rsid="00816823" fo:background-color="#e8f2fe" loext:char-shading-value="0" style:font-size-asian="11pt"/>
    </style:style>
    <style:style style:name="T87" style:family="text">
      <style:text-properties fo:color="#2a00ff" style:font-name="Monaco" fo:font-size="8pt" fo:font-style="italic" style:font-size-asian="8pt" style:font-style-asian="italic" style:font-size-complex="8pt"/>
    </style:style>
    <style:style style:name="T88" style:family="text">
      <style:text-properties fo:color="#2a00ff" style:font-name="Monaco" fo:font-size="8pt" fo:font-style="italic" officeooo:rsid="007e2e7c" style:font-size-asian="8pt" style:font-style-asian="italic" style:font-size-complex="8pt"/>
    </style:style>
    <style:style style:name="T89" style:family="text">
      <style:text-properties fo:color="#2a00ff" style:font-name="Monaco" fo:font-size="8pt" fo:font-style="italic" officeooo:rsid="00a8c91c" style:font-size-asian="8pt" style:font-style-asian="italic" style:font-size-complex="8pt"/>
    </style:style>
    <style:style style:name="T90" style:family="text">
      <style:text-properties fo:color="#2a00ff" style:font-name="Monaco" fo:font-size="8pt" fo:font-style="italic" officeooo:rsid="00a95812" style:font-size-asian="8pt" style:font-style-asian="italic" style:font-size-complex="8pt"/>
    </style:style>
    <style:style style:name="T91" style:family="text">
      <style:text-properties fo:color="#2a00ff" style:font-name="Courier New" fo:font-size="10pt" style:font-size-asian="10pt"/>
    </style:style>
    <style:style style:name="T92" style:family="text">
      <style:text-properties officeooo:rsid="00413cc0"/>
    </style:style>
    <style:style style:name="T93" style:family="text">
      <style:text-properties officeooo:rsid="0045c0f4"/>
    </style:style>
    <style:style style:name="T94" style:family="text">
      <style:text-properties officeooo:rsid="0046269d"/>
    </style:style>
    <style:style style:name="T95" style:family="text">
      <style:text-properties style:text-position="super 58%" officeooo:rsid="0045c0f4"/>
    </style:style>
    <style:style style:name="T96" style:family="text">
      <style:text-properties officeooo:rsid="00486f29"/>
    </style:style>
    <style:style style:name="T97" style:family="text">
      <style:text-properties officeooo:rsid="004a56c7"/>
    </style:style>
    <style:style style:name="T98" style:family="text">
      <style:text-properties officeooo:rsid="004ddddb"/>
    </style:style>
    <style:style style:name="T99" style:family="text">
      <style:text-properties officeooo:rsid="004de4b5"/>
    </style:style>
    <style:style style:name="T100" style:family="text">
      <style:text-properties officeooo:rsid="004f4bca"/>
    </style:style>
    <style:style style:name="T101" style:family="text">
      <style:text-properties officeooo:rsid="004fb4cf"/>
    </style:style>
    <style:style style:name="T102" style:family="text">
      <style:text-properties officeooo:rsid="00509e12"/>
    </style:style>
    <style:style style:name="T103" style:family="text">
      <style:text-properties officeooo:rsid="00552693"/>
    </style:style>
    <style:style style:name="T104" style:family="text">
      <style:text-properties officeooo:rsid="0058768d"/>
    </style:style>
    <style:style style:name="T105" style:family="text">
      <style:text-properties officeooo:rsid="0059a9f0"/>
    </style:style>
    <style:style style:name="T106" style:family="text">
      <style:text-properties officeooo:rsid="005b1545"/>
    </style:style>
    <style:style style:name="T107" style:family="text">
      <style:text-properties officeooo:rsid="005e8856"/>
    </style:style>
    <style:style style:name="T108" style:family="text">
      <style:text-properties officeooo:rsid="0061d27a"/>
    </style:style>
    <style:style style:name="T109" style:family="text">
      <style:text-properties officeooo:rsid="00655520"/>
    </style:style>
    <style:style style:name="T110" style:family="text">
      <style:text-properties officeooo:rsid="006773dc"/>
    </style:style>
    <style:style style:name="T111" style:family="text">
      <style:text-properties officeooo:rsid="006d308c"/>
    </style:style>
    <style:style style:name="T112" style:family="text">
      <style:text-properties officeooo:rsid="006d6731"/>
    </style:style>
    <style:style style:name="T113" style:family="text">
      <style:text-properties officeooo:rsid="0075babf"/>
    </style:style>
    <style:style style:name="T114" style:family="text">
      <style:text-properties style:font-name="Monaco" fo:font-size="8pt" style:font-size-asian="8pt" style:font-size-complex="8pt"/>
    </style:style>
    <style:style style:name="T115" style:family="text">
      <style:text-properties style:font-name="Monaco" fo:font-size="11pt" style:font-size-asian="11pt"/>
    </style:style>
    <style:style style:name="T116" style:family="text">
      <style:text-properties style:font-name="Monaco" fo:font-size="11pt" officeooo:rsid="00c17a25" style:font-size-asian="11pt"/>
    </style:style>
    <style:style style:name="T117" style:family="text">
      <style:text-properties fo:color="#7f007f" style:font-name="Monaco" fo:font-size="11pt" style:font-size-asian="11pt"/>
    </style:style>
    <style:style style:name="T118" style:family="text">
      <style:text-properties fo:color="#7f007f" style:font-name="Monaco" fo:font-size="11pt" officeooo:rsid="0075babf" style:font-size-asian="11pt"/>
    </style:style>
    <style:style style:name="T119" style:family="text">
      <style:text-properties fo:color="#7f007f" style:font-name="Monaco" fo:font-size="11pt" officeooo:rsid="00c17a25" style:font-size-asian="11pt"/>
    </style:style>
    <style:style style:name="T120" style:family="text">
      <style:text-properties fo:color="#7f007f" style:font-name="Monaco" fo:font-size="11pt" fo:font-style="normal" officeooo:rsid="0075babf" style:font-size-asian="11pt" style:font-style-asian="normal" style:font-style-complex="normal"/>
    </style:style>
    <style:style style:name="T121" style:family="text">
      <style:text-properties fo:color="#7f007f" style:font-name="Monaco" fo:font-size="8pt" style:font-size-asian="8pt" style:font-size-complex="8pt"/>
    </style:style>
    <style:style style:name="T122" style:family="text">
      <style:text-properties fo:color="#000000" style:font-name="Monaco" fo:font-size="11pt" style:font-size-asian="11pt"/>
    </style:style>
    <style:style style:name="T123" style:family="text">
      <style:text-properties fo:color="#000000" style:font-name="Monaco" fo:font-size="11pt" officeooo:rsid="0075babf" style:font-size-asian="11pt"/>
    </style:style>
    <style:style style:name="T124" style:family="text">
      <style:text-properties fo:color="#000000" style:font-name="Monaco" fo:font-size="11pt" officeooo:rsid="00c17a25" style:font-size-asian="11pt"/>
    </style:style>
    <style:style style:name="T125" style:family="text">
      <style:text-properties fo:color="#000000" style:font-name="Monaco" fo:font-size="11pt" fo:font-style="normal" officeooo:rsid="0075babf" style:font-size-asian="11pt" style:font-style-asian="normal" style:font-style-complex="normal"/>
    </style:style>
    <style:style style:name="T126" style:family="text">
      <style:text-properties fo:color="#000000" style:font-name="Monaco" fo:font-size="8pt" style:font-size-asian="8pt" style:font-size-complex="8pt"/>
    </style:style>
    <style:style style:name="T127" style:family="text">
      <style:text-properties fo:color="#000000" style:font-name="Courier New" fo:font-size="10pt" officeooo:rsid="00961739" style:font-size-asian="10pt"/>
    </style:style>
    <style:style style:name="T128" style:family="text">
      <style:text-properties fo:color="#000000" style:font-name="Liberation Serif" fo:font-size="12pt" fo:font-style="italic" fo:font-weight="bold" officeooo:rsid="0094a311" style:font-size-asian="12pt" style:font-style-asian="italic" style:font-weight-asian="bold" style:font-size-complex="12pt" style:font-style-complex="italic" style:font-weight-complex="bold"/>
    </style:style>
    <style:style style:name="T129" style:family="text">
      <style:text-properties officeooo:rsid="00779117"/>
    </style:style>
    <style:style style:name="T130" style:family="text">
      <style:text-properties fo:color="#008080" style:font-name="Monaco" fo:font-size="8pt" fo:font-style="italic" fo:background-color="#e8f2fe" loext:char-shading-value="0" style:font-size-asian="8pt" style:font-style-asian="italic" style:font-size-complex="8pt"/>
    </style:style>
    <style:style style:name="T131" style:family="text">
      <style:text-properties fo:color="#008080" style:font-name="Monaco" fo:font-size="8pt" style:font-size-asian="8pt" style:font-size-complex="8pt"/>
    </style:style>
    <style:style style:name="T132" style:family="text">
      <style:text-properties fo:color="#008080" style:font-name="Monaco" fo:font-size="11pt" officeooo:rsid="00c17a25" style:font-size-asian="11pt"/>
    </style:style>
    <style:style style:name="T133" style:family="text">
      <style:text-properties fo:color="#3f7f7f" style:font-name="Monaco" fo:font-size="8pt" style:font-size-asian="8pt" style:font-size-complex="8pt"/>
    </style:style>
    <style:style style:name="T134" style:family="text">
      <style:text-properties fo:color="#3f7f7f" style:font-name="Monaco" fo:font-size="11pt" officeooo:rsid="00c17a25" style:font-size-asian="11pt"/>
    </style:style>
    <style:style style:name="T135" style:family="text">
      <style:text-properties officeooo:rsid="00784650"/>
    </style:style>
    <style:style style:name="T136" style:family="text">
      <style:text-properties officeooo:rsid="007b09df"/>
    </style:style>
    <style:style style:name="T137" style:family="text">
      <style:text-properties officeooo:rsid="007b7da4"/>
    </style:style>
    <style:style style:name="T138" style:family="text">
      <style:text-properties officeooo:rsid="007cfb05"/>
    </style:style>
    <style:style style:name="T139" style:family="text">
      <style:text-properties officeooo:rsid="007e2e7c"/>
    </style:style>
    <style:style style:name="T140" style:family="text">
      <style:text-properties officeooo:rsid="007e988e"/>
    </style:style>
    <style:style style:name="T141" style:family="text">
      <style:text-properties officeooo:rsid="007f2694"/>
    </style:style>
    <style:style style:name="T142" style:family="text">
      <style:text-properties officeooo:rsid="007f78e2"/>
    </style:style>
    <style:style style:name="T143" style:family="text">
      <style:text-properties officeooo:rsid="00810d14"/>
    </style:style>
    <style:style style:name="T144" style:family="text">
      <style:text-properties officeooo:rsid="00816823"/>
    </style:style>
    <style:style style:name="T145" style:family="text">
      <style:text-properties officeooo:rsid="0082a3c9"/>
    </style:style>
    <style:style style:name="T146" style:family="text">
      <style:text-properties officeooo:rsid="0085c8ba"/>
    </style:style>
    <style:style style:name="T147" style:family="text">
      <style:text-properties officeooo:rsid="0087da99"/>
    </style:style>
    <style:style style:name="T148" style:family="text">
      <style:text-properties officeooo:rsid="008884d4"/>
    </style:style>
    <style:style style:name="T149" style:family="text">
      <style:text-properties officeooo:rsid="008a23a7"/>
    </style:style>
    <style:style style:name="T150" style:family="text">
      <style:text-properties officeooo:rsid="008a5819"/>
    </style:style>
    <style:style style:name="T151" style:family="text">
      <style:text-properties officeooo:rsid="008b4949"/>
    </style:style>
    <style:style style:name="T152" style:family="text">
      <style:text-properties officeooo:rsid="008cedc5"/>
    </style:style>
    <style:style style:name="T153" style:family="text">
      <style:text-properties officeooo:rsid="0091c899"/>
    </style:style>
    <style:style style:name="T154" style:family="text">
      <style:text-properties fo:font-weight="normal" style:font-weight-asian="normal" style:font-weight-complex="normal"/>
    </style:style>
    <style:style style:name="T155" style:family="text">
      <style:text-properties fo:font-weight="normal" officeooo:rsid="0091c899" style:font-weight-asian="normal" style:font-weight-complex="normal"/>
    </style:style>
    <style:style style:name="T156" style:family="text">
      <style:text-properties officeooo:rsid="0091d01b"/>
    </style:style>
    <style:style style:name="T157" style:family="text">
      <style:text-properties officeooo:rsid="0093138e"/>
    </style:style>
    <style:style style:name="T158" style:family="text">
      <style:text-properties officeooo:rsid="0094a311"/>
    </style:style>
    <style:style style:name="T159" style:family="text">
      <style:text-properties officeooo:rsid="0096ab56"/>
    </style:style>
    <style:style style:name="T160" style:family="text">
      <style:text-properties officeooo:rsid="00976af7"/>
    </style:style>
    <style:style style:name="T161" style:family="text">
      <style:text-properties officeooo:rsid="00990aa0"/>
    </style:style>
    <style:style style:name="T162" style:family="text">
      <style:text-properties officeooo:rsid="009ca87b"/>
    </style:style>
    <style:style style:name="T163" style:family="text">
      <style:text-properties officeooo:rsid="009d4b7d"/>
    </style:style>
    <style:style style:name="T164" style:family="text">
      <style:text-properties officeooo:rsid="009eaddf"/>
    </style:style>
    <style:style style:name="T165" style:family="text">
      <style:text-properties fo:color="#808080" style:font-name="Liberation Serif" fo:font-size="14pt" fo:font-style="normal" fo:font-weight="bold" officeooo:rsid="005e1664" style:font-name-asian="Arial Unicode MS" style:font-size-asian="14pt" style:font-style-asian="normal" style:font-weight-asian="bold" style:font-name-complex="Arial Unicode MS" style:font-size-complex="14pt" style:font-style-complex="normal" style:font-weight-complex="bold"/>
    </style:style>
    <style:style style:name="T166" style:family="text">
      <style:text-properties officeooo:rsid="00a616d9"/>
    </style:style>
    <style:style style:name="T167" style:family="text">
      <style:text-properties officeooo:rsid="00afa10f"/>
    </style:style>
    <style:style style:name="T168" style:family="text">
      <style:text-properties officeooo:rsid="00b1110d"/>
    </style:style>
    <style:style style:name="T169" style:family="text">
      <style:text-properties officeooo:rsid="00b27d15"/>
    </style:style>
    <style:style style:name="T170" style:family="text">
      <style:text-properties officeooo:rsid="00ba4616"/>
    </style:style>
    <style:style style:name="T171" style:family="text">
      <style:text-properties officeooo:rsid="00bd5778"/>
    </style:style>
    <style:style style:name="T172" style:family="text">
      <style:text-properties officeooo:rsid="00bec492"/>
    </style:style>
    <style:style style:name="T173" style:family="text">
      <style:text-properties officeooo:rsid="00c055b0"/>
    </style:style>
    <style:style style:name="T174" style:family="text">
      <style:text-properties officeooo:rsid="00c17a25"/>
    </style:style>
    <style:style style:name="T175" style:family="text">
      <style:text-properties officeooo:rsid="00c42674"/>
    </style:style>
    <style:style style:name="T176" style:family="text">
      <style:text-properties officeooo:rsid="00c49c61"/>
    </style:style>
    <style:style style:name="T177" style:family="text">
      <style:text-properties officeooo:rsid="00c6929c"/>
    </style:style>
    <style:style style:name="T178" style:family="text">
      <style:text-properties officeooo:rsid="00c83609"/>
    </style:style>
    <style:style style:name="T179" style:family="text">
      <style:text-properties officeooo:rsid="00cc2904"/>
    </style:style>
    <style:style style:name="T180" style:family="text">
      <style:text-properties officeooo:rsid="00cd5627"/>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0.54pt solid #000080" style:mirror="none" fo:clip="rect(0cm, 0cm, 0cm, 0cm)" draw:luminance="0%" draw:contrast="0%" draw:red="0%" draw:green="0%" draw:blue="0%" draw:gamma="100%" draw:color-inversion="false" draw:image-opacity="100%" draw:color-mode="standard"/>
    </style:style>
    <style:style style:name="Sect1" style:family="section">
      <style:section-properties fo:background-color="#cfe7f5"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635cm" fo:text-indent="-0.635cm" fo:margin-left="1.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OpenAS2 Server Application</text:p>
      <text:p text:style-name="P2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94"><text:a xlink:type="simple" xlink:href="#__RefHeading__312_428440488" text:style-name="Index_20_Link" text:visited-style-name="Index_20_Link">1. Introduction<text:tab/>1</text:a></text:p>
          <text:p text:style-name="P94"><text:a xlink:type="simple" xlink:href="#__RefHeading__1404_428440488" text:style-name="Index_20_Link" text:visited-style-name="Index_20_Link">2. Glossary<text:tab/>2</text:a></text:p>
          <text:p text:style-name="P94"><text:a xlink:type="simple" xlink:href="#__RefHeading__314_428440488" text:style-name="Index_20_Link" text:visited-style-name="Index_20_Link">3. Installing OpenAS2<text:tab/>2</text:a></text:p>
          <text:p text:style-name="P94"><text:a xlink:type="simple" xlink:href="#__RefHeading__836_428440488" text:style-name="Index_20_Link" text:visited-style-name="Index_20_Link">4. Configuration<text:tab/>3</text:a></text:p>
          <text:p text:style-name="P93"><text:a xlink:type="simple" xlink:href="#__RefHeading__849_428440488" text:style-name="Index_20_Link" text:visited-style-name="Index_20_Link">4.1. Application Configuration<text:tab/>3</text:a></text:p>
          <text:p text:style-name="P95"><text:a xlink:type="simple" xlink:href="#__RefHeading__10009_839132087" text:style-name="Index_20_Link" text:visited-style-name="Index_20_Link">4.1.1. Overriding Certificate Store Password<text:tab/>4</text:a></text:p>
          <text:p text:style-name="P95"><text:a xlink:type="simple" xlink:href="#__RefHeading___Toc2706_906183738" text:style-name="Index_20_Link" text:visited-style-name="Index_20_Link">4.1.2. Resend Retry Configuration<text:tab/>4</text:a></text:p>
          <text:p text:style-name="P93"><text:a xlink:type="simple" xlink:href="#__RefHeading__851_428440488" text:style-name="Index_20_Link" text:visited-style-name="Index_20_Link">4.2. Partner Configuration<text:tab/>5</text:a></text:p>
          <text:p text:style-name="P95"><text:a xlink:type="simple" xlink:href="#__RefHeading__1406_428440488" text:style-name="Index_20_Link" text:visited-style-name="Index_20_Link">4.2.1. Partner Definition<text:tab/>5</text:a></text:p>
          <text:p text:style-name="P95"><text:a xlink:type="simple" xlink:href="#__RefHeading__1408_428440488" text:style-name="Index_20_Link" text:visited-style-name="Index_20_Link">4.2.2. Partnership Definition<text:tab/>6</text:a></text:p>
          <text:p text:style-name="P95"><text:a xlink:type="simple" xlink:href="#__RefHeading__5127_428440488" text:style-name="Index_20_Link" text:visited-style-name="Index_20_Link">4.2.3. Transfer Encoding<text:tab/>6</text:a></text:p>
          <text:p text:style-name="P95"><text:a xlink:type="simple" xlink:href="#__RefHeading___Toc2803_1980047770" text:style-name="Index_20_Link" text:visited-style-name="Index_20_Link">4.2.4. </text:a><text:a xlink:type="simple" xlink:href="#__RefHeading___Toc2803_1980047770" text:style-name="Index_20_Link" text:visited-style-name="Index_20_Link"><text:span text:style-name="T57">Supported Encoding Algorithms</text:span></text:a><text:a xlink:type="simple" xlink:href="#__RefHeading___Toc2803_1980047770" text:style-name="Index_20_Link" text:visited-style-name="Index_20_Link"><text:tab/>6</text:a></text:p>
          <text:p text:style-name="P95"><text:a xlink:type="simple" xlink:href="#__RefHeading__5129_428440488" text:style-name="Index_20_Link" text:visited-style-name="Index_20_Link">4.2.5. </text:a><text:a xlink:type="simple" xlink:href="#__RefHeading__5129_428440488" text:style-name="Index_20_Link" text:visited-style-name="Index_20_Link"><text:span text:style-name="T57">Message Compression</text:span></text:a><text:a xlink:type="simple" xlink:href="#__RefHeading__5129_428440488" text:style-name="Index_20_Link" text:visited-style-name="Index_20_Link"><text:tab/>7</text:a></text:p>
          <text:p text:style-name="P93"><text:a xlink:type="simple" xlink:href="#__RefHeading__857_428440488" text:style-name="Index_20_Link" text:visited-style-name="Index_20_Link">4.3. Certificate Configuration<text:tab/>7</text:a></text:p>
          <text:p text:style-name="P93"><text:a xlink:type="simple" xlink:href="#__RefHeading__868_428440488" text:style-name="Index_20_Link" text:visited-style-name="Index_20_Link">4.4. Logging System<text:tab/>7</text:a></text:p>
          <text:p text:style-name="P95"><text:a xlink:type="simple" xlink:href="#__RefHeading___Toc5957_192589941" text:style-name="Index_20_Link" text:visited-style-name="Index_20_Link">4.4.1. Log Level Configuration<text:tab/>7</text:a></text:p>
          <text:p text:style-name="P95"><text:a xlink:type="simple" xlink:href="#__RefHeading___Toc5959_192589941" text:style-name="Index_20_Link" text:visited-style-name="Index_20_Link">4.4.2. Email Logging Configuration<text:tab/>8</text:a></text:p>
          <text:p text:style-name="P93"><text:a xlink:type="simple" xlink:href="#__RefHeading__2689_807116821" text:style-name="Index_20_Link" text:visited-style-name="Index_20_Link">4.5. MDN Configuration<text:tab/>8</text:a></text:p>
          <text:p text:style-name="P95"><text:a xlink:type="simple" xlink:href="#__RefHeading__2691_807116821" text:style-name="Index_20_Link" text:visited-style-name="Index_20_Link">4.5.1. Asynchronous MDN Receiver Configuration<text:tab/>8</text:a></text:p>
          <text:p text:style-name="P95"><text:a xlink:type="simple" xlink:href="#__RefHeading__2693_807116821" text:style-name="Index_20_Link" text:visited-style-name="Index_20_Link">4.5.2. Asynchronous MDN Sender Configuration<text:tab/>9</text:a></text:p>
          <text:p text:style-name="P93"><text:a xlink:type="simple" xlink:href="#__RefHeading__2695_807116821" text:style-name="Index_20_Link" text:visited-style-name="Index_20_Link">4.6. Configuring HTTPS Transport<text:tab/>9</text:a></text:p>
          <text:p text:style-name="P95"><text:a xlink:type="simple" xlink:href="#__RefHeading__10058_839132087" text:style-name="Index_20_Link" text:visited-style-name="Index_20_Link">4.6.1. Inbound Transfers<text:tab/>9</text:a></text:p>
          <text:p text:style-name="P95"><text:a xlink:type="simple" xlink:href="#__RefHeading__10060_839132087" text:style-name="Index_20_Link" text:visited-style-name="Index_20_Link">4.6.2. Outbound Transfers<text:tab/>9</text:a></text:p>
          <text:p text:style-name="P94"><text:a xlink:type="simple" xlink:href="#__RefHeading__853_428440488" text:style-name="Index_20_Link" text:visited-style-name="Index_20_Link">5. Running OpenAS2<text:tab/>10</text:a></text:p>
          <text:p text:style-name="P94"><text:a xlink:type="simple" xlink:href="#__RefHeading__1410_428440488" text:style-name="Index_20_Link" text:visited-style-name="Index_20_Link">6. Testing OpenAS2 Transfers<text:tab/>12</text:a></text:p>
          <text:p text:style-name="P93"><text:a xlink:type="simple" xlink:href="#__RefHeading__10011_839132087" text:style-name="Index_20_Link" text:visited-style-name="Index_20_Link">6.1. Using HTTPS Transport<text:tab/>12</text:a></text:p>
          <text:p text:style-name="P93"><text:a xlink:type="simple" xlink:href="#__RefHeading___Toc2946_573125491" text:style-name="Index_20_Link" text:visited-style-name="Index_20_Link">6.2. Handling AS2 Implementation Anomalies<text:tab/>13</text:a></text:p>
          <text:p text:style-name="P95"><text:a xlink:type="simple" xlink:href="#__RefHeading___Toc2948_573125491" text:style-name="Index_20_Link" text:visited-style-name="Index_20_Link">6.2.1. Canonicalization For MIC Algorithm<text:tab/>13</text:a></text:p>
          <text:p text:style-name="P95"><text:a xlink:type="simple" xlink:href="#__RefHeading___Toc2950_573125491" text:style-name="Index_20_Link" text:visited-style-name="Index_20_Link">6.2.2. Binary Encoding<text:tab/>13</text:a></text:p>
          <text:p text:style-name="P94"><text:a xlink:type="simple" xlink:href="#__RefHeading__855_428440488" text:style-name="Index_20_Link" text:visited-style-name="Index_20_Link">7. Remote Control<text:tab/>13</text:a></text:p>
          <text:p text:style-name="P94"><text:a xlink:type="simple" xlink:href="#__RefHeading__838_428440488" text:style-name="Index_20_Link" text:visited-style-name="Index_20_Link">8. Dynamic Variables<text:tab/>14</text:a></text:p>
          <text:p text:style-name="P94"><text:a xlink:type="simple" xlink:href="#__RefHeading__842_428440488" text:style-name="Index_20_Link" text:visited-style-name="Index_20_Link">9. Appendix: config.xml file structure<text:tab/>15</text:a></text:p>
          <text:p text:style-name="P94"><text:a xlink:type="simple" xlink:href="#__RefHeading__844_428440488" text:style-name="Index_20_Link" text:visited-style-name="Index_20_Link">10. Appendix: partnership.xml file structure<text:tab/>22</text:a></text:p>
          <text:p text:style-name="P94"><text:a xlink:type="simple" xlink:href="#__RefHeading__846_428440488" text:style-name="Index_20_Link" text:visited-style-name="Index_20_Link">11. Appendix: command.xml file structure<text:tab/>24</text:a></text:p>
        </text:index-body>
      </text:table-of-content>
      <text:p text:style-name="P27"/>
      <text:h text:style-name="Heading_20_1" text:outline-level="1"><text:bookmark text:name="N1005D"/><text:bookmark-start text:name="__RefHeading__312_428440488"/>Introduction<text:bookmark-end text:name="__RefHeading__312_428440488"/></text:h>
      <text:p text:style-name="P46"><text:span text:style-name="T66">The </text:span>OpenAS2 <text:span text:style-name="T66">application </text:span>enables you to transmit and receive AS2 messages with EDI-X12, EDIFACT, XML, or binary payloads between trading partners. <text:span text:style-name="T109">The AS2 implementation conforms with </text:span><text:a xlink:type="simple" xlink:href="http://www.ietf.org/rfc/rfc4130.txt" text:style-name="Internet_20_link" text:visited-style-name="Visited_20_Internet_20_Link"><text:span text:style-name="T109">RFC4130</text:span></text:a><text:span text:style-name="T109">.</text:span></text:p>
      <text:p text:style-name="P46"><text:span text:style-name="T109">This document describes</text:span> how to install, configure and use OpenAS2. <text:span text:style-name="T64">In this document a partner can be either your own company or a company you will be exchanging data with using AS2.</text:span></text:p>
      <text:p text:style-name="P70"><text:soft-page-break/>The <text:span text:style-name="T111">sample configurations</text:span> in this document are based on Unix type OS but in general the only signif<text:span text:style-name="T110">i</text:span>cant difference is that it may be necessary to use “\” instead of “/” for folder name separators on Windows based machines but because the application is Java it should work fine leaving the “/” for the most part <text:span text:style-name="T67">as Java will do the conversion if necessary</text:span>.</text:p>
      <text:p text:style-name="P71">This document is valid for version 1.3.<text:span text:style-name="T170">7</text:span> and up.</text:p>
      <text:h text:style-name="P105" text:outline-level="1"><text:bookmark-start text:name="__RefHeading__1404_428440488"/>Glossary<text:bookmark-end text:name="__RefHeading__1404_428440488"/></text:h>
      <text:p text:style-name="P33">EDI – El<text:span text:style-name="T101">e</text:span>ctronic Data Interchange</text:p>
      <text:p text:style-name="P34"><text:span text:style-name="T100">MDN - </text:span>Message Disposition Notification</text:p>
      <text:h text:style-name="Heading_20_1" text:outline-level="1"><text:bookmark text:name="N1006B"/><text:bookmark-start text:name="__RefHeading__314_428440488"/>Installing OpenAS2<text:bookmark-end text:name="__RefHeading__314_428440488"/></text:h>
      <text:p text:style-name="P18">To be able to run the <text:span text:style-name="T6">OpenAS2</text:span>, you will need:</text:p>
      <text:list xml:id="list7203654258337570388" text:style-name="L1">
        <text:list-item>
          <text:p text:style-name="P160">Java™ installed <text:span text:style-name="T6">on the machine you intend to run the OpenAS2 server on </text:span>– th<text:span text:style-name="T6">is document</text:span> <text:s/>uses Java 1.6.</text:p>
        </text:list-item>
        <text:list-item>
          <text:p text:style-name="P161"><text:span text:style-name="T6">The </text:span>OpenAS2 package <text:span text:style-name="T8">version you wish to use</text:span>. <text:span text:style-name="T8">The downloadable packages can be found here: </text:span><text:a xlink:type="simple" xlink:href="https://sourceforge.net/projects/openas2/files" text:style-name="Internet_20_link" text:visited-style-name="Visited_20_Internet_20_Link"><text:span text:style-name="Source_20_Text"><text:span text:style-name="T9">https://sourceforge.net/projects/openas2/files</text:span></text:span></text:a></text:p>
        </text:list-item>
        <text:list-item>
          <text:p text:style-name="P160">Java Cryptography Extension (JCE) policy files - you can <text:span text:style-name="T5">download</text:span> <text:span text:style-name="T6">the correct version from the Java website. Search “</text:span>Java Cryptography Extension Unlimited Strength“ <text:span text:style-name="T5">to find the right cryptography extension for your version of Java</text:span>. <text:span text:style-name="T5">The current link for Java8 is </text:span><text:a xlink:type="simple" xlink:href="http://www.oracle.com/technetwork/java/javase/downloads/jce8-download-2133166.html" text:style-name="Internet_20_link" text:visited-style-name="Visited_20_Internet_20_Link"><text:span text:style-name="T5">here.</text:span></text:a></text:p>
        </text:list-item>
      </text:list>
      <text:p text:style-name="P35"><text:bookmark-start text:name="__RefHeading__832_428440488"/>The following steps will provide an installed app on a target machine:<text:bookmark-end text:name="__RefHeading__832_428440488"/></text:p>
      <text:list xml:id="list3529565715308903256" text:style-name="L2">
        <text:list-item>
          <text:p text:style-name="P188">Unzip the downloaded OpenAS2 package into a suitable location, which we will call <text:span text:style-name="Source_20_Text">&lt;install_dir&gt;</text:span>. </text:p>
          <text:p text:style-name="P188"><text:span text:style-name="T2">NOTE: </text:span><text:span text:style-name="T4">Typical values for </text:span><text:span text:style-name="T2"><text:s/></text:span><text:span text:style-name="Source_20_Text"><text:span text:style-name="T1">&lt;install_dir&gt;</text:span></text:span><text:span text:style-name="T1"> </text:span><text:span text:style-name="T3">locations <text:s/></text:span><text:span text:style-name="T1">are </text:span><text:span text:style-name="Source_20_Text"><text:span text:style-name="T1">/opt/OpenAS2</text:span></text:span><text:span text:style-name="T1"> under Linux®/</text:span><text:span text:style-name="T4">Unix</text:span><text:span text:style-name="T1"> or </text:span><text:span text:style-name="Source_20_Text"><text:span text:style-name="T1">C:\OpenAS2</text:span></text:span><text:span text:style-name="T1"> under Microsoft® Windows®.</text:span><text:line-break/></text:p>
        </text:list-item>
        <text:list-item>
          <text:p text:style-name="P187">For the encryption and certificate management to work correctly, you must have the proper JCE policy files installed in your version of Java. The downloaded zip archive contains the two files <text:span text:style-name="Source_20_Text">local_policy.jar</text:span> and <text:span text:style-name="Source_20_Text">US_export_policy.jar</text:span>. Install them into your Java location under <text:span text:style-name="Source_20_Text">&lt;JAVA_HOME&gt;/lib/security</text:span>. Back up the existing files before installing these new ones. <text:span text:style-name="T6">There are numerous detailed articles on the web for installing these files if you need more information.</text:span></text:p>
        </text:list-item>
      </text:list>
      <text:p text:style-name="P89">The file structure will look something like the figure below without the data and logs folders which are created automatically by the server when it starts based on configuration if they do not exist.</text:p>
      <text:p text:style-name="P89"><draw:frame draw:style-name="fr1" draw:name="Image4" text:anchor-type="paragraph" svg:width="12.7cm" svg:height="10.428cm" draw:z-index="3"><draw:image xlink:href="Pictures/10000201000002990000022236D7C64A3C979FFE.png" xlink:type="simple" xlink:show="embed" xlink:actuate="onLoad"/></draw:frame><text:soft-page-break/></text:p>
      <text:list xml:id="list210749796825501" text:continue-numbering="true" text:style-name="L2">
        <text:list-header>
          <text:p text:style-name="P162"><text:span text:style-name="Strong_20_Emphasis"><text:span text:style-name="T1"/></text:span></text:p>
        </text:list-header>
      </text:list>
      <text:h text:style-name="Heading_20_1" text:outline-level="1"><text:bookmark-start text:name="__RefHeading__836_428440488"/>Configur<text:span text:style-name="T7">ation</text:span><text:bookmark-end text:name="__RefHeading__836_428440488"/></text:h>
      <text:p text:style-name="P25">This section explains the details of the configuration files and how they link together.</text:p>
      <text:p text:style-name="P25"><text:span text:style-name="T63">The OpenAS2 server uses</text:span> four files <text:span text:style-name="T63">to configure and execute:</text:span></text:p>
      <text:list xml:id="list8766267646342053414" text:style-name="L3">
        <text:list-item>
          <text:p text:style-name="P163"><text:span text:style-name="Source_20_Text"><text:span text:style-name="T70">config.xml – </text:span></text:span><text:span text:style-name="Source_20_Text"><text:span text:style-name="T71">configures the application</text:span></text:span></text:p>
        </text:list-item>
        <text:list-item>
          <text:p text:style-name="P164"><text:span text:style-name="Source_20_Text"><text:span text:style-name="T70">partnerships.xml – </text:span></text:span><text:span text:style-name="Source_20_Text"><text:span text:style-name="T71">configures the partners</text:span></text:span></text:p>
        </text:list-item>
        <text:list-item>
          <text:p text:style-name="P165"><text:span text:style-name="Source_20_Text"><text:span text:style-name="T71">as2_certs.p12 – stores the PKCS12 certificates for all partners</text:span></text:span></text:p>
        </text:list-item>
        <text:list-item>
          <text:p text:style-name="P165"><text:span text:style-name="Source_20_Text"><text:span text:style-name="T70">commands.xml – </text:span></text:span><text:span text:style-name="Source_20_Text"><text:span text:style-name="T71">stores the commands that the application will support. </text:span></text:span><text:span text:style-name="Source_20_Text"><text:span text:style-name="T74">This file should not be modified</text:span></text:span></text:p>
        </text:list-item>
      </text:list>
      <text:p text:style-name="P77"><text:span text:style-name="Source_20_Text"><text:span text:style-name="T75">IMPORTANT: A restart of the application is required to load any configuration changes.</text:span></text:span></text:p>
      <text:p text:style-name="P77"><text:span text:style-name="Source_20_Text"><text:span text:style-name="T72">The folder containing the config.xml file defines the </text:span></text:span><text:span text:style-name="Source_20_Text"><text:span text:style-name="T73">home</text:span></text:span><text:span text:style-name="Source_20_Text"><text:span text:style-name="T72"> configuration parameter that can be used to reference other files on the file system relative to a known base folder in the app. This is done by encapsulating </text:span></text:span><text:span text:style-name="Source_20_Text"><text:span text:style-name="T73">home</text:span></text:span><text:span text:style-name="Source_20_Text"><text:span text:style-name="T72"> in percentage signs (</text:span></text:span><text:span text:style-name="Source_20_Text"><text:span text:style-name="T73">%home%</text:span></text:span><text:span text:style-name="Source_20_Text"><text:span text:style-name="T72">). All files can be referenced relative to this parameter and it is how the default config.xml file defines the location of other configuration and data file locations used by the OpenAS2 application.</text:span></text:span></text:p>
      <text:h text:style-name="P203" text:outline-level="2"><text:bookmark-start text:name="__RefHeading__849_428440488"/>Application Configuration<text:bookmark-end text:name="__RefHeading__849_428440488"/></text:h>
      <text:p text:style-name="P19"><text:span text:style-name="T7">The file named “config.xml”</text:span> <text:span text:style-name="T7">configures the modules that will be activated by the AS2 server when it starts up. This file can be located anywhere within the disk subsystem on which the OpenAS2 application runs as it is passed into the application as a startup parameter.</text:span></text:p>
      <text:p text:style-name="P36"><text:soft-page-break/>Some of the key configuration settings in the config.xml file are:</text:p>
      <text:list xml:id="list8368225843997211410" text:style-name="L4">
        <text:list-item>
          <text:p text:style-name="P166">define the modules to be activated in the OpenAS2 application</text:p>
        </text:list-item>
        <text:list-item>
          <text:p text:style-name="P167">override module default classes in the AS2 code base</text:p>
        </text:list-item>
        <text:list-item>
          <text:p text:style-name="P168">enhance or change behaviour of modules and the inputs and outputs of the modules.</text:p>
        </text:list-item>
        <text:list-item>
          <text:p text:style-name="P166"><text:span text:style-name="T37">d</text:span>efine the location of the certificates keystore <text:span text:style-name="T137">and password</text:span></text:p>
        </text:list-item>
        <text:list-item>
          <text:p text:style-name="P166"><text:span text:style-name="T37">d</text:span>efine the location of the partnerships configuration file</text:p>
        </text:list-item>
        <text:list-item>
          <text:p text:style-name="P169">specify the listening ports</text:p>
        </text:list-item>
      </text:list>
      <text:p text:style-name="P21">See appendices for <text:span text:style-name="T102">a detailed </text:span>definition of the config.xml file structure.</text:p>
      <text:p text:style-name="P37">There are 2 listening ports for inbound connections (see partnerships.xml config for outbound connections) used for:</text:p>
      <text:list xml:id="list5662910847743260900" text:style-name="L5">
        <text:list-item>
          <text:p text:style-name="P170">receiving messages and synchronous MDN's – default port number 10080</text:p>
        </text:list-item>
        <text:list-item>
          <text:p text:style-name="P170">receiving asynchronous MDN's - default port number 10081 </text:p>
        </text:list-item>
      </text:list>
      <text:p text:style-name="P29"><text:span text:style-name="T92">The port numbers are arbitrary and defaulted to a number above 1024 that does not require root access to listen on (normally on Unix type systems any port below 1024 requires root access). </text:span>The port values <text:span text:style-name="T93">are important to the partner you will be communicating with if they will be sending AS2 messages to your system</text:span>. <text:span text:style-name="T96">For outbound only systems, it is only necessary to have a listener for asynchronous MDN's if using that mechanism for MDN's.</text:span></text:p>
      <text:p text:style-name="P56">Each module has a number of attributes that can be configured on the module element to control and change how the module behaves. </text:p>
      <text:h text:style-name="Heading_20_3" text:outline-level="3"><text:bookmark-start text:name="__RefHeading__10009_839132087"/>Overriding Certificate Store Password<text:bookmark-end text:name="__RefHeading__10009_839132087"/></text:h>
      <text:p text:style-name="P57">The certificate store password is stored as an XML attribute “password” on the &lt;certificates&gt; element. This can be overridden using the system property “<text:span text:style-name="T14">org.openas2.cert.Password</text:span>”. For improved security, it may not be desired to store the password in the XML file.</text:p>
      <text:p text:style-name="P57">This can be passsed into the application by adding the following to the java command:</text:p>
      <text:list xml:id="list3982462412453115606" text:style-name="L6">
        <text:list-item>
          <text:p text:style-name="P171">-Dorg.openas2.cert.Password=myCertificateStorePassword</text:p>
        </text:list-item>
      </text:list>
      <text:p text:style-name="P57">This can be set by using an additional parameter to the batch script file so that it can be set as <text:span text:style-name="T145">part</text:span> of invoking the script. <text:span text:style-name="T145">The UNIX shell script will support the password as a parameter</text:span>. <text:span text:style-name="T145">The Windows bat file will need to be enhanced.</text:span></text:p>
      <text:h text:style-name="P96" text:outline-level="3"><text:bookmark-start text:name="__RefHeading___Toc2706_906183738"/>Resend Retry Configuration<text:bookmark-end text:name="__RefHeading___Toc2706_906183738"/></text:h>
      <text:p text:style-name="P69">When failures occur transferring a message to a trading partner, the system will automatically try to resend the message. By default the system will retry indefinitely.</text:p>
      <text:p text:style-name="P69">Restricting the retry attempts can be done at the processor level (applies to all partnerships configured on the server) and at the partnership level. Partnership configuration will override processor settings.</text:p>
      <text:p text:style-name="P91"><text:soft-page-break/>To define the processor level retry count, set the “<text:span text:style-name="T26">resend_max_retries</text:span>” attribute on the processor element to a valid integer.</text:p>
      <text:p text:style-name="P92">Example snippet: </text:p>
      <text:p text:style-name="P92"><text:tab/>&lt;processor classname="org.openas2.processor.DefaultProcessor"</text:p>
      <text:p text:style-name="P92"><text:tab/> <text:s text:c="3"/>pendingMDN="%home%/../data/pendingMDN3"</text:p>
      <text:p text:style-name="P92"><text:tab/> <text:s text:c="3"/>pendingMDNinfo="%home%/../data/pendinginfoMDN3"</text:p>
      <text:p text:style-name="P92"><text:s text:c="12"/>resend_max_retries="10" &gt;</text:p>
      <text:p text:style-name="P91">To define the partnership level retry count, set an attribute element on the partnership with <text:span text:style-name="T14">name</text:span> attribute value as “<text:span text:style-name="T26">resend_max_retries</text:span>” and a <text:span text:style-name="T14">value</text:span> attribute element to a valid integer.</text:p>
      <text:p text:style-name="P92">Example snippet: </text:p>
      <text:p text:style-name="P92"><text:tab/>&lt;partnership name="OpenAS2A-to-OpenAS2B"&gt;</text:p>
      <text:p text:style-name="P92"><text:tab/><text:tab/>&lt;attribute name="resend_max_retries" value="3"/&gt;</text:p>
      <text:p text:style-name="P92"><text:tab/><text:tab/>&lt;sender name="OpenAS2A"/&gt;</text:p>
      <text:p text:style-name="P92"/>
      <text:h text:style-name="Heading_20_2" text:outline-level="2"><text:bookmark-start text:name="__RefHeading__851_428440488"/>Partner Configuration<text:bookmark-end text:name="__RefHeading__851_428440488"/></text:h>
      <text:p text:style-name="P24">The file named partnerships.xml configures all the information relating to the partners you will be exchanging data with. <text:span text:style-name="T97">See the appendix for information on the structure of this file.</text:span></text:p>
      <text:p text:style-name="P6"><text:span text:style-name="T97">It is important to keep in mind that the word </text:span><text:span text:style-name="T17">partner</text:span><text:span text:style-name="T97"> refers to any entity specified as a recipient or sender of AS2 messages and includes your own company that you might be configuring the application for.</text:span></text:p>
      <text:p text:style-name="P26"/>
      <text:p text:style-name="P26">Each partner will require the following entries in the file:</text:p>
      <text:list xml:id="list2521936750149825466" text:style-name="L7">
        <text:list-item>
          <text:p text:style-name="P172"><text:span text:style-name="T69">a </text:span><text:span text:style-name="T27">&lt;partner&gt;</text:span><text:span text:style-name="T69"> element – key information defining the partner</text:span></text:p>
        </text:list-item>
        <text:list-item>
          <text:p text:style-name="P173"><text:span text:style-name="T69">a </text:span><text:span text:style-name="T27">&lt;partnership&gt;</text:span><text:span text:style-name="T69"> element <text:s/>- key information for defining a partnership between 2 partners<text:line-break/>Separate </text:span><text:span text:style-name="T27">&lt;partnership&gt;</text:span><text:span text:style-name="T69"> elements are required for inbound and outbound data for a specific partner pairing. <text:line-break/>NOTE:It is not necessary to have 2 elements if data transfer is unidirectional. </text:span></text:p>
        </text:list-item>
      </text:list>
      <text:h text:style-name="P97" text:outline-level="3"><text:bookmark-start text:name="__RefHeading__1406_428440488"/>Partner Definition<text:bookmark-end text:name="__RefHeading__1406_428440488"/></text:h>
      <text:p text:style-name="P30">The <text:span text:style-name="T27">&lt;partner&gt;</text:span><text:span text:style-name="T69"> element </text:span>requires 3 attributes to enable AS2 partner identification:</text:p>
      <text:list xml:id="list6433675360552759286" text:style-name="L8">
        <text:list-item>
          <text:p text:style-name="P174">partner name – this is the key to connect partnerships to a partner definition </text:p>
        </text:list-item>
        <text:list-item>
          <text:p text:style-name="P175">AS2 identifier – this is the key for identifying the target/source partner and is included in AS2 message headers to allow the receiving partner to identify the source of the message and verify the target partner for the AS2 message. It is also used by the general directory polling module to look up the partner names and hence the partnership definition where the as2_id of the sender and receiver are part of the transferred file name.</text:p>
        </text:list-item>
        <text:list-item>
          <text:p text:style-name="P174"><text:soft-page-break/>X.509 certificate alias – identifies the alis of the certificates for this partner in the keystore. The encryption and decryption of messages requires the partners public or private key as appropriate</text:p>
        </text:list-item>
      </text:list>
      <text:h text:style-name="P97" text:outline-level="3"><text:bookmark-start text:name="__RefHeading__1408_428440488"/>Partnership Definition<text:bookmark-end text:name="__RefHeading__1408_428440488"/></text:h>
      <text:p text:style-name="P31"><text:span text:style-name="T99">The &lt;partnership&gt; element identifies a </text:span><text:span text:style-name="T28">specific direction</text:span><text:span text:style-name="T99"> of AS2 message transfer </text:span><text:span text:style-name="T28">from</text:span><text:span text:style-name="T99"> one partner </text:span><text:span text:style-name="T28">to</text:span><text:span text:style-name="T99"> another. The “name” attribute on the &lt;partnership&gt; element is not important but should be used to clearly identify the intended use of the partnership definition. It is suggested the name value uses the names of the source and destination partners something like xxx-to-yyy.</text:span></text:p>
      <text:p text:style-name="P38">The &lt;partnership&gt; element encapsulates a number of child elements that are necessary to properly configure a partnership:</text:p>
      <text:list xml:id="list6516085204936291314" text:style-name="L9">
        <text:list-item>
          <text:p text:style-name="P176"><text:span text:style-name="T99">&lt;sender name=”</text:span><text:span text:style-name="T12">xxx</text:span><text:span text:style-name="T99">”&gt; - identifies the sending partner definition such that </text:span><text:span text:style-name="T12">xxx</text:span><text:span text:style-name="T99"> must match the “name” attribute of a &lt;partner&gt; element</text:span></text:p>
        </text:list-item>
        <text:list-item text:start-value="1">
          <text:p text:style-name="P176"><text:span text:style-name="T99">&lt;receiver name=”</text:span><text:span text:style-name="T12">yyy</text:span><text:span text:style-name="T99">”&gt; - identifies the receiving partner definition such that </text:span><text:span text:style-name="T12">yyy</text:span><text:span text:style-name="T99"> must match the “name” attribute of a &lt;partner&gt; element</text:span></text:p>
        </text:list-item>
        <text:list-item>
          <text:p text:style-name="P176"><text:span text:style-name="T100">&lt;as2_url&gt; - a fully qualifie</text:span>d <text:span text:style-name="T100">URI that provides the connection string to the remote partner for sending AS2 messages. If sending to another OpenAS2 server then the port number must match the value configured in the config.xml file of the remote OpenAS2 server.</text:span></text:p>
        </text:list-item>
        <text:list-item>
          <text:p text:style-name="P177"><text:span text:style-name="T100">&lt;as2_mdn_to&gt; - neccesary if an MDN response is required and can be any random string</text:span> <text:span text:style-name="T166">but is most commonly configured with an email address</text:span></text:p>
        </text:list-item>
      </text:list>
      <text:h text:style-name="P98" text:outline-level="3"><text:bookmark-start text:name="__RefHeading__5127_428440488"/>Transfer Encoding<text:bookmark-end text:name="__RefHeading__5127_428440488"/></text:h>
      <text:p text:style-name="P61"><text:span text:style-name="T167">As of version 1.3.7, t</text:span>he default content transfer encoding uses “<text:span text:style-name="T167">binary</text:span>” <text:span text:style-name="T96">if not explicitly overwritten in the configuration</text:span>. <text:span text:style-name="T167">The default</text:span> can be changed using the “<text:span text:style-name="Citation"><text:span text:style-name="T25">content_t</text:span></text:span><text:span text:style-name="Citation"><text:span text:style-name="T34">ransfer</text:span></text:span><text:span text:style-name="Citation"><text:span text:style-name="T25">_encoding” </text:span></text:span><text:span text:style-name="Citation"><text:span text:style-name="T45">attribute in the </text:span></text:span><text:span text:style-name="Citation"><text:span text:style-name="T47">partnership</text:span></text:span><text:span text:style-name="Citation"><text:span text:style-name="T45">.xml file. </text:span></text:span><text:span text:style-name="Citation"><text:span text:style-name="T46">If you experience issues with failing to verify a partners AS2 inbound message because the message contains CR/LF data in it then you should switch to using “binary” for the transfer encoding. </text:span></text:span><text:span text:style-name="Citation"><text:span text:style-name="T48">The sample partnership file sets the transfer encoding to “binary” for both partners.</text:span></text:span></text:p>
      <text:h text:style-name="P99" text:outline-level="3"><text:bookmark-start text:name="__RefHeading___Toc2803_1980047770"/><text:span text:style-name="Citation"><text:span text:style-name="T165">Supported Encoding Algorithms</text:span></text:span><text:bookmark-end text:name="__RefHeading___Toc2803_1980047770"/></text:h>
      <text:p text:style-name="P62"><text:span text:style-name="Citation"><text:span text:style-name="T53">The currently supported encoding algorithms are:</text:span></text:span></text:p>
      <text:list xml:id="list7508156587533430416" text:style-name="L10">
        <text:list-item>
          <text:p text:style-name="P196"><text:span text:style-name="Citation"><text:span text:style-name="T53">MD</text:span></text:span><text:span text:style-name="Citation"><text:span text:style-name="T54">5</text:span></text:span></text:p>
        </text:list-item>
        <text:list-item>
          <text:p text:style-name="P189"><text:span text:style-name="Citation"><text:span text:style-name="T53">SHA1</text:span></text:span></text:p>
        </text:list-item>
        <text:list-item>
          <text:p text:style-name="P189"><text:span text:style-name="Citation"><text:span text:style-name="T53">SHA224</text:span></text:span></text:p>
        </text:list-item>
        <text:list-item>
          <text:p text:style-name="P189"><text:span text:style-name="Citation"><text:span text:style-name="T53">SHA256</text:span></text:span></text:p>
        </text:list-item>
        <text:list-item>
          <text:p text:style-name="P189"><text:span text:style-name="Citation"><text:span text:style-name="T53">SHA384</text:span></text:span></text:p>
        </text:list-item>
        <text:list-item>
          <text:p text:style-name="P189"><text:span text:style-name="Citation"><text:span text:style-name="T53">SHA512</text:span></text:span></text:p>
        </text:list-item>
        <text:list-item>
          <text:p text:style-name="P189"><text:span text:style-name="Citation"><text:span text:style-name="T53">CAST5</text:span></text:span></text:p>
        </text:list-item>
        <text:list-item>
          <text:p text:style-name="P189"><text:span text:style-name="Citation"><text:span text:style-name="T53">3DES</text:span></text:span></text:p>
        </text:list-item>
        <text:list-item>
          <text:p text:style-name="P189"><text:span text:style-name="Citation"><text:span text:style-name="T53">IDEA</text:span></text:span></text:p>
        </text:list-item>
        <text:list-item>
          <text:p text:style-name="P189"><text:span text:style-name="Citation"><text:span text:style-name="T53">RC2_CBC</text:span></text:span></text:p>
        </text:list-item>
        <text:list-item>
          <text:p text:style-name="P190"><text:span text:style-name="Citation"><text:span text:style-name="T56">AES128 (CBC mode)</text:span></text:span></text:p>
        </text:list-item>
        <text:list-item>
          <text:p text:style-name="P190"><text:span text:style-name="Citation"><text:span text:style-name="T56">AES192 (CBC mode)</text:span></text:span></text:p>
        </text:list-item>
        <text:list-item>
          <text:p text:style-name="P190"><text:soft-page-break/><text:span text:style-name="Citation"><text:span text:style-name="T56">AES256 (CBC mode)</text:span></text:span></text:p>
        </text:list-item>
        <text:list-item>
          <text:p text:style-name="P190"><text:span text:style-name="Citation"><text:span text:style-name="T56">AES256_WRAP</text:span></text:span></text:p>
        </text:list-item>
      </text:list>
      <text:h text:style-name="P100" text:outline-level="3"><text:bookmark-start text:name="__RefHeading__5129_428440488"/><text:span text:style-name="Citation"><text:span text:style-name="T165">Message Compression</text:span></text:span><text:bookmark-end text:name="__RefHeading__5129_428440488"/></text:h>
      <text:p text:style-name="Text_20_body"><text:span text:style-name="Citation"><text:span text:style-name="T49">The application supports inbound compression automatically. There is no configuration for this option. To enable outbound compression requires setting “</text:span></text:span><text:span text:style-name="Citation"><text:span text:style-name="T18">compression_type</text:span></text:span><text:span text:style-name="Citation"><text:span text:style-name="T49">” attribute on the partnership definition for the outbound configuration. <text:s/>The only supported compression/decompression at this time is “</text:span></text:span><text:span text:style-name="Citation"><text:span text:style-name="T18">ZLIB</text:span></text:span><text:span text:style-name="Citation"><text:span text:style-name="T49">”. The default is no compression of sent messages.</text:span></text:span></text:p>
      <text:p text:style-name="P47"><text:span text:style-name="Citation"><text:span text:style-name="T52">By default compression will occur on the message body part prior to signing. The compression can be configured to occur after signing using the “</text:span></text:span><text:span text:style-name="Citation"><text:span text:style-name="T19">compression_mode</text:span></text:span><text:span text:style-name="Citation"><text:span text:style-name="T52">” attribute on the partnership definition</text:span></text:span><text:span text:style-name="Citation"><text:span text:style-name="T49"> for the outbound configuration. </text:span></text:span><text:span text:style-name="Citation"><text:span text:style-name="T52">Set the attribute to “</text:span></text:span><text:span text:style-name="Citation"><text:span text:style-name="T19">compress-after-signing</text:span></text:span><text:span text:style-name="Citation"><text:span text:style-name="T52">” to enable this.</text:span></text:span></text:p>
      <text:p text:style-name="P45"><text:span text:style-name="Citation"><text:span text:style-name="T50">See partnership.xml append</text:span></text:span><text:span text:style-name="Citation"><text:span text:style-name="T51">i</text:span></text:span><text:span text:style-name="Citation"><text:span text:style-name="T50">x for configuration details.</text:span></text:span></text:p>
      <text:h text:style-name="P204" text:outline-level="2"><text:bookmark-start text:name="__RefHeading__857_428440488"/>Certificate Configuration<text:bookmark-end text:name="__RefHeading__857_428440488"/></text:h>
      <text:p text:style-name="P7">The certificate store used by default is a PKCS12 key store and stores all X.509 certificates.</text:p>
      <text:p text:style-name="P7">The key store must contain the private key of your own X.509 certificate and the public key for each of your trading partners X.509 certificates.</text:p>
      <text:p text:style-name="P3">The certificates must be stored with the matching alias as specified in the partner definition of each partner in the partnership.xml file. </text:p>
      <text:p text:style-name="P2"/>
      <text:p text:style-name="P2">There is a shell file to help generating certificates: <text:span text:style-name="T26">bin/gen_p12_key_par.sh</text:span></text:p>
      <text:p text:style-name="P1">An excellent <text:span text:style-name="T10">open source visual </text:span>keystore manager <text:span text:style-name="T68">that will run on any OS </text:span>can be found here: <text:a xlink:type="simple" xlink:href="http://portecle.sourceforge.net/" text:style-name="Internet_20_link" text:visited-style-name="Visited_20_Internet_20_Link">http://portecle.sourceforge.net/</text:a></text:p>
      <text:h text:style-name="P205" text:outline-level="2"><text:bookmark-start text:name="__RefHeading__868_428440488"/>Logging System<text:bookmark-end text:name="__RefHeading__868_428440488"/></text:h>
      <text:p text:style-name="P74">Logging supports 6 levels that can be controlled by configuration. The logging output can be directed to to multiple destinations including:</text:p>
      <text:list xml:id="list7467615234290867748" text:style-name="L11">
        <text:list-item>
          <text:p text:style-name="P178">System console</text:p>
        </text:list-item>
        <text:list-item>
          <text:p text:style-name="P178">Local log files</text:p>
        </text:list-item>
        <text:list-item>
          <text:p text:style-name="P178">Email – log messages are emailed to a configured email address.</text:p>
        </text:list-item>
        <text:list-item>
          <text:p text:style-name="P178">Socket – log messages are writeen to a socket supporting remote logging</text:p>
        </text:list-item>
      </text:list>
      <text:p text:style-name="P74">All log classes can be overridden or custom logger classes can be coded and included via confioguration</text:p>
      <text:p text:style-name="P13"/>
      <text:h text:style-name="Heading_20_3" text:outline-level="3"><text:bookmark-start text:name="__RefHeading___Toc5957_192589941"/><text:span text:style-name="T168">Log Level </text:span>Configuration<text:bookmark-end text:name="__RefHeading___Toc5957_192589941"/></text:h>
      <text:p text:style-name="P5"><text:span text:style-name="T76">The logging system supports the use of either or both the </text:span><text:span text:style-name="T16">commons-logging.properties</text:span><text:span text:style-name="T76"> file or a file named </text:span><text:span text:style-name="T16">openas2log.properties</text:span><text:span text:style-name="T76"> to control the logging level. Properties in openas2log.properties will override commons-logging.properties entries. There is a commons-logging.properties file in the </text:span><text:span text:style-name="T16">bin</text:span><text:span text:style-name="T76"> directory which is part of the classpath specified in the script file described in the section on running the application.</text:span></text:p>
      <text:p text:style-name="P5"/>
      <text:p text:style-name="P5"><text:soft-page-break/><text:span text:style-name="T76">The properties in the </text:span><text:span text:style-name="T16">openas2log.properties</text:span><text:span text:style-name="T76"> file should be prefixed by “</text:span><text:span text:style-name="T77">org.openas2.logging.</text:span><text:span text:style-name="T76">”</text:span></text:p>
      <text:p text:style-name="P4">The following are the logging levels supported by the application in order of lowest(finest) to highest:</text:p>
      <text:p text:style-name="P4">"TRACE", "DEBUG", "INFO", "WARN", "ERROR", "FATAL"</text:p>
      <text:p text:style-name="P4">The logging levels are turned off by <text:span text:style-name="T96">specifying</text:span> the level you want on and all other levels higher than that level will also be turned on.</text:p>
      <text:p text:style-name="P4">The default level is INFO and therefore WARN, ERROR and FATAL are also turned on by default.</text:p>
      <text:p text:style-name="P4">By adding a property level=DEBUG in the common-logging.properties file will result in DEBUG logging being enabled along with INFO, WARN, ERROR and FATAL</text:p>
      <text:p text:style-name="P4">The same can be achieved by adding org.openas2.logging.openas2log.level=DEBUG in the openas2log.properties file.</text:p>
      <text:h text:style-name="P101" text:outline-level="3"><text:bookmark-start text:name="__RefHeading___Toc5959_192589941"/><text:span text:style-name="T168">Email Logging </text:span>Configuration<text:bookmark-end text:name="__RefHeading___Toc5959_192589941"/></text:h>
      <text:p text:style-name="P13">The email logger uses the javax mail API <text:span text:style-name="T174">to send ERROR level log messages</text:span>. Some of the basic email configuration parameters are supported via config in the config.properties file as indicated in the appendix. The <text:span text:style-name="T169">rest of the mail properties as listed in the Javamail API <text:s/>can be set by passing them as system properties on the command line by modifying the start-openas2.sh or start-openas2.bat file as appropriate or using the </text:span><text:span text:style-name="T24">javax.mail.properties.file</text:span><text:span text:style-name="T169"> attribute on the email logger element.</text:span></text:p>
      <text:p text:style-name="P13"/>
      <text:p text:style-name="P17">The configuration values can overwrite each other depending on the source of the configurtion value. The order of priority is as follows:</text:p>
      <text:list xml:id="list7123174768195991014" text:style-name="L12">
        <text:list-item>
          <text:p text:style-name="P155">values set in the logger element attributes </text:p>
        </text:list-item>
        <text:list-item>
          <text:p text:style-name="P154"><text:span text:style-name="T175">entries in the file identified by </text:span><text:span text:style-name="T24">javax.mail.properties.file</text:span><text:span text:style-name="T169"> </text:span></text:p>
        </text:list-item>
        <text:list-item>
          <text:p text:style-name="P155">entries using system properties</text:p>
        </text:list-item>
      </text:list>
      <text:p text:style-name="P13"/>
      <text:p text:style-name="P14">For example, to pass the port for connection you <text:span text:style-name="T174">c</text:span>ould add this to the command line: -Dmail.smtp.port=529</text:p>
      <text:p text:style-name="P14"/>
      <text:p text:style-name="P15">To point to a properties file containing all the relevant information you would add something like this:</text:p>
      <text:p text:style-name="P16"><text:span text:style-name="T124"><text:tab/><text:tab/></text:span><text:span text:style-name="T132">&lt;</text:span><text:span text:style-name="T134">logger</text:span><text:span text:style-name="T116"> </text:span><text:span text:style-name="T119">classname</text:span><text:span text:style-name="T124">=</text:span><text:span text:style-name="T81">"org.openas2.logging.EmailLogger"</text:span></text:p>
      <text:p text:style-name="P87"><text:span text:style-name="T115"><text:tab/><text:tab/><text:tab/></text:span><text:span text:style-name="T117">javax.mail.properties.file</text:span><text:span text:style-name="T122">=</text:span><text:span text:style-name="T78">"%home%/java.mail.properties"</text:span></text:p>
      <text:p text:style-name="P15"><text:span text:style-name="T115"><text:tab/><text:tab/><text:tab/></text:span><text:span text:style-name="T117">from</text:span><text:span text:style-name="T122">=</text:span><text:span text:style-name="T78">"openas2"</text:span></text:p>
      <text:p text:style-name="P15"><text:span text:style-name="T115"><text:tab/><text:tab/><text:tab/></text:span><text:span text:style-name="T78">…</text:span></text:p>
      <text:p text:style-name="P14"/>
      <text:h text:style-name="P206" text:outline-level="2"><text:bookmark-start text:name="__RefHeading__2689_807116821"/>MDN Configuration<text:bookmark-end text:name="__RefHeading__2689_807116821"/></text:h>
      <text:p text:style-name="P67"><text:span text:style-name="T158">MDN's can be sent synchronously or asynchronously. By default the system will use synchronous MDN mechanism. Per the AS2 specification, an MDN will only be sent on receipt of an AS2 message if the “</text:span><text:span text:style-name="T26">Disposition-Notification-To</text:span>“ <text:span text:style-name="T159">header is present in the received message with a non-empty value. Although this value is specified to be configured with an email address, it is not utilized for any purpose in the AS2 protocol other than to indicate an MDN is required so can in fact be any random string. To set the <text:s/>“</text:span><text:span text:style-name="T30">Disposition-Notification-To</text:span><text:span text:style-name="T159">“ header in an outbound message, the “</text:span><text:span text:style-name="T30">as2_mdn_to</text:span><text:span text:style-name="T159">” attribute must be set on the partnership.</text:span></text:p>
      <text:p text:style-name="P72"><text:span text:style-name="T163">The other attribute that must be set is the “</text:span><text:span text:style-name="T32">as2_mdn_options”</text:span><text:span text:style-name="T163">. This defines the encryption algorithm and other MDN settings as specified by the AS2 protocol and the value entered for this attribute will be sent in the “</text:span><text:span text:style-name="T30">Disposition-Notification-Options</text:span>” header of the AS2 message<text:span text:style-name="T163">. </text:span><text:soft-page-break/><text:span text:style-name="T163">Generally changing the encryption algorithm to suit the trading partner should be sufficient on this attribute.</text:span></text:p>
      <text:h text:style-name="P102" text:outline-level="3"><text:bookmark-start text:name="__RefHeading__2691_807116821"/><text:span text:style-name="T157">Asynchronous</text:span> MDN Re<text:span text:style-name="T157">ceiver</text:span> Configuration<text:bookmark-end text:name="__RefHeading__2691_807116821"/></text:h>
      <text:p text:style-name="P73">In order to specify an asynchronous MDN response from a partner requires setting the following attribute <text:span text:style-name="T161">on the partnership element </text:span>in the <text:span text:style-name="T160">partnership configuration:</text:span></text:p>
      <text:list xml:id="list5095755406104455201" text:style-name="L13">
        <text:list-item>
          <text:p text:style-name="P179"><text:span text:style-name="T31">as2_receipt_option</text:span><text:span text:style-name="T160"> – set to the URL of the asynchronous MDN receiver to target the asynchronous MDN receiver module configured in the config file (ie. this is the URL that the partner will send the MDN to). The value set in this attribute will be sent in the “</text:span><text:span text:style-name="T26">Receipt-</text:span><text:span text:style-name="T33">D</text:span><text:span text:style-name="T26">elivery-</text:span><text:span text:style-name="T33">O</text:span><text:span text:style-name="T26">ption</text:span><text:span text:style-name="T160">” header of the AS2 message to the trading partner. For testing using the default config file that comes with the OpenAS2 installation package, set this to: </text:span><text:a xlink:type="simple" xlink:href="http://localhost:10081/" text:style-name="Internet_20_link" text:visited-style-name="Visited_20_Internet_20_Link"><text:span text:style-name="T160">http://localhost:10081</text:span></text:a></text:p>
        </text:list-item>
      </text:list>
      <text:p text:style-name="P75"><text:span text:style-name="T158">Receiving an asynchronous MDN <text:s/>requires the “</text:span><text:span text:style-name="T21">AS2MDNReceiverModule</text:span><text:span text:style-name="T158">” <text:s/>module. This module declaration requires a port parameter in addition to the class and can be entered as a child member of the processor node in the config file as shown below:</text:span></text:p>
      <text:p text:style-name="P63">&lt;module classname="org.openas2.processor.receiver.AS2MDNReceiverModule" <text:span text:style-name="T162">port=”10081”</text:span><text:tab/>/&gt;</text:p>
      <text:h text:style-name="P103" text:outline-level="3"><text:bookmark-start text:name="__RefHeading__2693_807116821"/><text:span text:style-name="T157">Asynchronous</text:span> MDN <text:span text:style-name="T162">Sender</text:span> Configuration<text:bookmark-end text:name="__RefHeading__2693_807116821"/></text:h>
      <text:p text:style-name="P68"><text:span text:style-name="T160">Sending an asynchronous MDN <text:s/>requires the “</text:span><text:span text:style-name="T128">AsynchMDNSenderModule</text:span><text:span text:style-name="T158">” <text:s/>module. This module declaration does not require any parameters other than the class and can be entered as shown below as a child member of the processor node in the config file:</text:span></text:p>
      <text:p text:style-name="P64">&lt;module classname="org.openas2.processor.<text:span text:style-name="T164">send</text:span>er.<text:span text:style-name="T127">AsynchMDNSenderModule</text:span>"<text:tab/>/&gt;</text:p>
      <text:h text:style-name="P207" text:outline-level="2"><text:bookmark-start text:name="__RefHeading__2695_807116821"/><text:span text:style-name="T139">Configuring HTTPS</text:span> Transport<text:bookmark-end text:name="__RefHeading__2695_807116821"/></text:h>
      <text:p text:style-name="P59">HTTPS transport using SSL is configured separately for inbound and outbound connectivity.</text:p>
      <text:h text:style-name="P104" text:outline-level="3"><text:bookmark-start text:name="__RefHeading__10058_839132087"/>Inbound Transfers<text:bookmark-end text:name="__RefHeading__10058_839132087"/></text:h>
      <text:p text:style-name="P65">Configuration for inbound is in the config.xml file. The requirements for receiving AS2 files using HTTPS are:</text:p>
      <text:list xml:id="list802591802535254065" text:style-name="L14">
        <text:list-item>
          <text:p text:style-name="P197">JKS keystore containing the SSL certificate</text:p>
        </text:list-item>
        <text:list-item>
          <text:p text:style-name="P197">an appropriately configured As2ReceiverModule module element</text:p>
        </text:list-item>
      </text:list>
      <text:p text:style-name="P53">The key attributes that <text:span text:style-name="T139">configure HTTPS are</text:span>:</text:p>
      <text:list xml:id="list2774277434385867451" text:style-name="L15">
        <text:list-item>
          <text:p text:style-name="P156"><text:span text:style-name="T118">protocol</text:span><text:span text:style-name="T123">=</text:span><text:span text:style-name="T79">"https"</text:span></text:p>
        </text:list-item>
        <text:list-item>
          <text:p text:style-name="P156"><text:span text:style-name="T117">ssl_keystore</text:span><text:span text:style-name="T122">=</text:span><text:span text:style-name="T78">"%home%/ssl_certs.jks"</text:span> – <text:span text:style-name="T143">points to the JKS certificate keystore</text:span></text:p>
        </text:list-item>
        <text:list-item>
          <text:p text:style-name="P156"><text:span text:style-name="T117">ssl_keystore_password</text:span><text:span text:style-name="T122">=</text:span><text:span text:style-name="T78">"</text:span><text:span text:style-name="T80">&lt;passwordforkeystorefile</text:span><text:span text:style-name="T78">"</text:span></text:p>
        </text:list-item>
        <text:list-item>
          <text:p text:style-name="P156"><text:span text:style-name="T120">ssl_protocol</text:span><text:span text:style-name="T125">=</text:span><text:span text:style-name="T83">"</text:span><text:span text:style-name="T84">TLS</text:span><text:span text:style-name="T83">"</text:span><text:span text:style-name="T113"> </text:span></text:p>
        </text:list-item>
      </text:list>
      <text:p text:style-name="P65">See the appendix for details on the attributes.</text:p>
      <text:h text:style-name="P104" text:outline-level="3"><text:bookmark-start text:name="__RefHeading__10060_839132087"/><text:span text:style-name="T144">Out</text:span>bound Transfers<text:bookmark-end text:name="__RefHeading__10060_839132087"/></text:h>
      <text:p text:style-name="P55">The partnership <text:span text:style-name="T135">definition</text:span> for the connection URL will also have to be set to the appropriate host name.</text:p>
      <text:p text:style-name="P90"><text:soft-page-break/>The key attributes that <text:span text:style-name="T139">configure HTTPS are</text:span>:</text:p>
      <text:list xml:id="list210748747579074" text:continue-numbering="true" text:style-name="L15">
        <text:list-item>
          <text:p text:style-name="P157">as2_url</text:p>
        </text:list-item>
        <text:list-item>
          <text:p text:style-name="P157">as2_mdn_to <text:span text:style-name="T159">(only if MDN is required)</text:span></text:p>
        </text:list-item>
      </text:list>
      <text:p text:style-name="P10"/>
      <text:p text:style-name="P66">If asynchronous MDN is in use and requires HTTPS then a <text:span text:style-name="T14">As2MDNReceiverModule</text:span> module needs to be configure<text:span text:style-name="T162">d</text:span> in the same way as for the As2ReceiverModule class above.</text:p>
      <text:p text:style-name="P59"><text:span text:style-name="T144">If the target system being connected to uses self signed certificates, the</text:span> following system property will have to be passed to the application in the java command line <text:span text:style-name="T144">with a comma separated list (no spaces before or after comma) of the “Common Name” (CN) in the self signed certificate that will be returned by the target system</text:span>:</text:p>
      <text:p text:style-name="P9"><text:span text:style-name="T85">-Dorg.openas2.cert.TrustSelfSignedCN=</text:span><text:span text:style-name="T86">&lt;Common.Name1&gt;,&lt;Common.Name2&gt;,...</text:span></text:p>
      <text:h text:style-name="P107" text:outline-level="1"><text:bookmark-start text:name="__RefHeading__853_428440488"/>Running OpenAS2<text:bookmark-end text:name="__RefHeading__853_428440488"/></text:h>
      <text:p text:style-name="P42">The default install of the application is as in the figure below <text:span text:style-name="T106">from a windows PC</text:span>.</text:p>
      <text:p text:style-name="P42"><draw:frame draw:style-name="fr2" draw:name="Image1" text:anchor-type="paragraph" svg:width="17cm" svg:height="9.109cm" draw:z-index="0"><draw:image xlink:href="Pictures/10000201000003DF000002137341720F883F93EF.png" xlink:type="simple" xlink:show="embed" xlink:actuate="onLoad"/></draw:frame></text:p>
      <text:p text:style-name="P23">There are <text:span text:style-name="T103">2 </text:span>executable script files in the <text:span text:style-name="T14">bin</text:span> folder of the AS2 application <text:span text:style-name="T104">root as indicated in the screenshot above</text:span>:</text:p>
      <text:list xml:id="list4221386826805165441" text:style-name="L16">
        <text:list-item>
          <text:p text:style-name="P180">start-openas2.sh – for UNIX based systems</text:p>
        </text:list-item>
        <text:list-item>
          <text:p text:style-name="P180">start-openas2.bat – for Microsoft Windows based system</text:p>
        </text:list-item>
      </text:list>
      <text:p text:style-name="P23">It is not necessary to modify these files for the default install to work. If you choose to put the config.xml file in a different location than the default then you will need to edit the appropriate script file and set the path to the config.xml file appropriately.</text:p>
      <text:p text:style-name="P23">Simply execute the script file and an AS2 server will start up. <text:span text:style-name="T105">It will create the following folders along with sub folders when it starts assuming no change to the default config:</text:span></text:p>
      <text:list xml:id="list91907316015724026" text:style-name="L17">
        <text:list-item>
          <text:p text:style-name="P153"><text:soft-page-break/>logs – <text:span text:style-name="T105">contains the norml program logging <text:s/></text:span></text:p>
        </text:list-item>
        <text:list-item>
          <text:p text:style-name="P153">data – contains all the transferred files and any AS2 specific headers associated with AS2 transfers. <text:span text:style-name="T105">This folder will have a number of sub folders for outbound and inbound files for different partners</text:span></text:p>
        </text:list-item>
      </text:list>
      <text:p text:style-name="P41">In Microsoft Windows you <text:span text:style-name="T106">should</text:span> be able to double click the <text:span text:style-name="T106">start-openas2.bat file and a command window will open as below.</text:span></text:p>
      <text:p text:style-name="P41"><draw:frame draw:style-name="fr2" draw:name="Image2" text:anchor-type="paragraph" svg:width="17cm" svg:height="6.094cm" draw:z-index="1"><draw:image xlink:href="Pictures/10000201000002F10000010EA9D5F327EFF41517.png" xlink:type="simple" xlink:show="embed" xlink:actuate="onLoad"/></draw:frame></text:p>
      <text:p text:style-name="P43">No command prompt is shown initially but you can enter a command or just press &lt;ENTER&gt; to get a visible prompt. Typing ? Will show possible commands. Each command will list sub commands they require if you try to enter them without the appropriate parameters. A sample is shown below.</text:p>
      <text:p text:style-name="P43"><draw:frame draw:style-name="fr3" draw:name="Image3" text:anchor-type="paragraph" svg:width="17cm" svg:height="11.859cm" draw:z-index="2"><draw:image xlink:href="Pictures/10000201000002F20000020E957AC0B2577EE865.png" xlink:type="simple" xlink:show="embed" xlink:actuate="onLoad"/></draw:frame> </text:p>
      <text:p text:style-name="P39"><text:soft-page-break/>There will be some logging as the application starts and it will then provide a command prompt (you may need to press the ENTER key to see it due to logging events.</text:p>
      <text:p text:style-name="P40">You can enter commands after startup by typing in the console window.</text:p>
      <text:p text:style-name="P48">For Unix based systems such as Linux and OSX, open a terminal window and change directory to the “bin” folder of the install. The start_openas2.sh file should have execute permissions in which case simply type the name and press enter. If no execute permissions are set, either set the execute permission as needed or use “sh” to run the script:</text:p>
      <text:p text:style-name="P48">/opt/OpenAS2:&gt;sh opensas2.sh</text:p>
      <text:p text:style-name="P48">The output in a Unix based system will be odentical to that in a Windows based system.</text:p>
      <text:h text:style-name="P108" text:outline-level="1"><text:bookmark-start text:name="__RefHeading__1410_428440488"/>Testing OpenAS2 Transfers<text:bookmark-end text:name="__RefHeading__1410_428440488"/></text:h>
      <text:p text:style-name="P32"><text:span text:style-name="T94">The default configuration of the OpenAS2 configuration is set up for two partners named “OpenAS2A” and “OpenAS2B”. The system will effectively send messages to itself between the 2 configured partners. You can simply start the OpenAS2 server without any changes and then copy a file into the appropriate outbox as defined by the relevant module using the <text:s/>org.openas2.processor.receiver.AS2DirectoryPollingModule classes “</text:span><text:span text:style-name="T29">outboxdir</text:span><text:span text:style-name="T94">” attribute to send <text:s/>the file to the desired partner.</text:span></text:p>
      <text:p text:style-name="P44">The default configuration provides for 2 partners OPENAS2A and OPENAS2B and will create outbox folders <text:span text:style-name="T14">&lt;installDir&gt;/data/toOpenAS2A</text:span> and <text:span text:style-name="T14">&lt;installDir&gt;/data/toOpenAS2B</text:span> for explicitly targeting a partner for any file dropped in one of those folders.</text:p>
      <text:p text:style-name="P49"><text:span text:style-name="T96">If you wish to run 2 OpenAS2 servers on the same machine then the ports on the 2</text:span><text:span text:style-name="T95">nd</text:span><text:span text:style-name="T93"> instance of OpenAS2 as configured in the config.xml must be different to those configured on the first instance (see </text:span><text:span text:style-name="T93"><text:bookmark-ref text:reference-format="text" text:ref-name="__RefHeading__849_428440488">Application Configuration</text:bookmark-ref></text:span><text:span text:style-name="T93"> above). If using asynchronous MDN, the URL entry for the attribute “</text:span><text:span text:style-name="T22">as2_receipt_option</text:span><text:span text:style-name="T93">” in the partnerships.xml file for the 2</text:span><text:span text:style-name="T95">nd</text:span><text:span text:style-name="T93"> instance must match the values configured in the 1</text:span><text:span text:style-name="T95">st</text:span><text:span text:style-name="T93"> instances config.xml for hist name and port and vice-versa.</text:span></text:p>
      <text:h text:style-name="P208" text:outline-level="2"><text:bookmark-start text:name="__RefHeading__10011_839132087"/>Using <text:span text:style-name="T139">HTTPS</text:span> Transport<text:bookmark-end text:name="__RefHeading__10011_839132087"/></text:h>
      <text:p text:style-name="P50">To test on a local machine using the supplied sample self signed SSL certificate (<text:span text:style-name="T139">config</text:span>/ssl_certs.jks) you should create a localhost DNS entry. <text:span text:style-name="T129">The sample certificate was generated for “</text:span><text:a xlink:type="simple" xlink:href="http://www.openas2.localhost/" text:style-name="Internet_20_link" text:visited-style-name="Visited_20_Internet_20_Link"><text:span text:style-name="T129">www.openas2.localhost</text:span></text:a><text:span text:style-name="T129">”.</text:span></text:p>
      <text:p text:style-name="P50">This site will help in how to <text:span text:style-name="T138">set up a local DNS</text:span>: <text:a xlink:type="simple" xlink:href="http://www.selfsignedcertificate.com/development_tips.php" text:style-name="Internet_20_link" text:visited-style-name="Visited_20_Internet_20_Link">http://www.selfsignedcertificate.com/development_tips.php</text:a></text:p>
      <text:p text:style-name="P52">The As2ReceiverModule module element should be configured correctly. The key attributes that will work with the supplied sample certificate are already in the sample config file and should just be uncommented:</text:p>
      <text:list xml:id="list597077946320450464" text:style-name="L18">
        <text:list-item>
          <text:p text:style-name="P158"><text:span text:style-name="T118">protocol</text:span><text:span text:style-name="T123">=</text:span><text:span text:style-name="T79">"https"</text:span></text:p>
        </text:list-item>
        <text:list-item>
          <text:p text:style-name="P158"><text:span text:style-name="T117">ssl_keystore</text:span><text:span text:style-name="T122">=</text:span><text:span text:style-name="T78">"%home%/ssl_certs.jks"</text:span></text:p>
        </text:list-item>
        <text:list-item>
          <text:p text:style-name="P159"><text:span text:style-name="T117">ssl_keystore_password</text:span><text:span text:style-name="T122">=</text:span><text:span text:style-name="T78">"testas2"</text:span></text:p>
        </text:list-item>
        <text:list-item>
          <text:p text:style-name="P159"><text:span text:style-name="T120">ssl_protocol</text:span><text:span text:style-name="T125">=</text:span><text:span text:style-name="T83">"</text:span><text:span text:style-name="T84">TLS</text:span><text:span text:style-name="T83">"</text:span><text:span text:style-name="T113"> </text:span></text:p>
        </text:list-item>
      </text:list>
      <text:p text:style-name="P54"><text:soft-page-break/>The partnership <text:span text:style-name="T135">definition</text:span> for the connection URL will also have to be set to the appropriate host name <text:span text:style-name="T139">and use “https” instead of “http”</text:span>:</text:p>
      <text:p text:style-name="P11"><text:span text:style-name="T82"><text:tab/></text:span><text:span text:style-name="T130">&lt;</text:span><text:span text:style-name="T133">attribute</text:span><text:span text:style-name="T114"> </text:span><text:span text:style-name="T121">name</text:span><text:span text:style-name="T126">=</text:span><text:span text:style-name="T87">"as2_url"</text:span><text:span text:style-name="T114"> </text:span><text:span text:style-name="T121">value</text:span><text:span text:style-name="T126">=</text:span><text:span text:style-name="T87">"</text:span><text:a xlink:type="simple" xlink:href="https://www.openas2.localhost:10080/" text:style-name="Internet_20_link" text:visited-style-name="Visited_20_Internet_20_Link">http</text:a><text:a xlink:type="simple" xlink:href="https://www.openas2.localhost:10080/" text:style-name="Internet_20_link" text:visited-style-name="Visited_20_Internet_20_Link"><text:span text:style-name="T88">s</text:span></text:a><text:a xlink:type="simple" xlink:href="https://www.openas2.localhost:10080/" text:style-name="Internet_20_link" text:visited-style-name="Visited_20_Internet_20_Link">://www.openas2.localhost:10080</text:a><text:span text:style-name="T87">"</text:span><text:span text:style-name="T131">/&gt;</text:span></text:p>
      <text:p text:style-name="Standard">If asynchronous MDN is used then the as2_receipt_option attribute must be configured for SSL as well:</text:p>
      <text:p text:style-name="P12"><text:span text:style-name="T82"><text:tab/></text:span><text:span text:style-name="T130">&lt;</text:span><text:span text:style-name="T133">attribute</text:span><text:span text:style-name="T114"> </text:span><text:span text:style-name="T121">name</text:span><text:span text:style-name="T126">=</text:span><text:span text:style-name="T87">"</text:span><text:span text:style-name="T89">as2_receipt_option</text:span><text:span text:style-name="T87">"</text:span><text:span text:style-name="T114"> </text:span><text:span text:style-name="T121">value</text:span><text:span text:style-name="T126">=</text:span><text:span text:style-name="T87">"http</text:span><text:span text:style-name="T88">s</text:span><text:span text:style-name="T87">://www.</text:span><text:span text:style-name="T90">openas2.localhost</text:span><text:span text:style-name="T87">.</text:span><text:span text:style-name="T90">com</text:span><text:span text:style-name="T87">:</text:span><text:span text:style-name="T90">10081</text:span><text:span text:style-name="T87">"</text:span><text:span text:style-name="T131">/&gt;</text:span></text:p>
      <text:p text:style-name="P86"/>
      <text:p text:style-name="P58">The following system property will have to be passed to the application in the java command line:</text:p>
      <text:p text:style-name="P8">-Dorg.openas2.cert.TrustSelfSignedCN=www.openas2.localhost</text:p>
      <text:p text:style-name="P58"/>
      <text:p text:style-name="P76"><text:span text:style-name="T136">If you experience problems with SSL, try adding this to the startup command in the script file: </text:span><text:span text:style-name="Strong_20_Emphasis"><text:span text:style-name="Emphasis">-Djavax.net.debug=SSL</text:span></text:span></text:p>
      <text:h text:style-name="Heading_20_1" text:outline-level="1"><text:bookmark-start text:name="__RefHeading___Toc2946_573125491"/><text:span text:style-name="T179">Troubleshooting</text:span> <text:span text:style-name="T179">Open</text:span>AS2<text:bookmark-end text:name="__RefHeading___Toc2946_573125491"/></text:h>
      <text:p text:style-name="P81">Experience has shown that not all systems properly implement the AS2 specification or have an interpretation of the specification that is <text:span text:style-name="T171">different to the OpenAS2 default implementation</text:span>. <text:span text:style-name="T171">To accommodate these differences, the OpenAS2 application has some configuration parameters to change the default behaviour on a per partnership basis</text:span> that may help to accommodate the implementation anomalies for various <text:span text:style-name="T171">other AS2 </text:span>systems.</text:p>
      <text:h text:style-name="Heading_20_2" text:outline-level="2"><text:bookmark-start text:name="__RefHeading___Toc2948_573125491"/>Canonicalization For MIC Algorithm<text:bookmark-end text:name="__RefHeading___Toc2948_573125491"/></text:h>
      <text:p text:style-name="P83">Some systems (including OpenAS2 prior to V1.3.7) do not canonicalize the MimeBodyPart as specified in the RFC <text:span text:style-name="T173">when content transfer encoding is not “binary” (the OpenAS2 default is “binary” but can be set to other values using the “</text:span><text:span text:style-name="T23">content_transfer_encoding</text:span><text:span text:style-name="T173">” attribute on the prtnership)</text:span>. This manifests as errors that cause signature authentication failure that may specifically mention <text:span text:style-name="T173">a </text:span>mismatched MIC. To cater for this set the <text:span text:style-name="T173">following</text:span> attribute on the partnership:</text:p>
      <text:p text:style-name="P82">&lt;attribute name="<text:span text:style-name="T26">prevent_canonicalization_for_mic</text:span>" value="<text:span text:style-name="T26">true</text:span>"/&gt;</text:p>
      <text:h text:style-name="Heading_20_2" text:outline-level="2"><text:bookmark-start text:name="__RefHeading___Toc2950_573125491"/>Binary Encoding<text:bookmark-end text:name="__RefHeading___Toc2950_573125491"/></text:h>
      <text:p text:style-name="P51"><text:span text:style-name="Emphasis"><text:span text:style-name="T61">If using a content transfer encoding algorithm other than “binary” results in authentication failures, try setting the </text:span></text:span><text:span text:style-name="Emphasis"><text:span text:style-name="T62">attribute on the partnership:</text:span></text:span></text:p>
      <text:p text:style-name="P51"><text:span text:style-name="Emphasis"><text:span text:style-name="T61">&lt;attribute name="</text:span></text:span><text:span text:style-name="Emphasis"><text:span text:style-name="T44">content_transfer_encoding</text:span></text:span><text:span text:style-name="Emphasis"><text:span text:style-name="T61">" value="</text:span></text:span><text:span text:style-name="Emphasis"><text:span text:style-name="T44">binary</text:span></text:span><text:span text:style-name="Emphasis"><text:span text:style-name="T61">"/&gt;</text:span></text:span></text:p>
      <text:h text:style-name="Heading_20_2" text:outline-level="2">Java Versions Prior To 1.6</text:h>
      <text:p text:style-name="P186">Prior to java 1.6, the Javabeans Activation Framework is NOT included in the standard Java install. Download the 1.1.1 version and extract from the zip file from this web page: <text:a xlink:type="simple" xlink:href="http://www.oracle.com/technetwork/java/javasebusiness/downloads/java-archive-downloads-java-plat-419418.html#jaf-1.1.1-fcs-oth-JPR" office:target-frame-name="_blank" xlink:show="new" text:style-name="Internet_20_link" text:visited-style-name="Visited_20_Internet_20_Link">http://www.oracle.com/technetwork/java/javasebusiness/downloads/java-archive-downloads-java-plat-419418.html#jaf-1.1.1-fcs-oth-JPR </text:a><draw:a xlink:type="simple" xlink:href="http://www.oracle.com/technetwork/java/javasebusiness/downloads/java-archive-downloads-java-plat-419418.html#jaf-1.1.1-fcs-oth-JPR" office:target-frame-name="_blank" xlink:show="new"><draw:frame draw:style-name="fr4" draw:name="Image5" text:anchor-type="as-char" svg:width="0.288cm" svg:height="0.288cm" draw:z-index="4"><draw:image xlink:href="Pictures/100002010000000D0000000D1E292BA11F8D96BD.png" xlink:type="simple" xlink:show="embed" xlink:actuate="onLoad"/></draw:frame></draw:a><text:line-break/>The activation.jar must be placed into the “lib” folder of the OpenAS2 server install and added to the class path in the shell or batch file as appropriate.</text:p>
      <text:h text:style-name="P106" text:outline-level="1"><text:bookmark-start text:name="__RefHeading__855_428440488"/><text:soft-page-break/>Remote Control<text:bookmark-end text:name="__RefHeading__855_428440488"/></text:h>
      <text:p text:style-name="P22">By default the OpenAS2 server application will start up a command processor as a socket listener allowing remote connection to the OpenAS2 server to execute commands. The OpenAS2 remote application is part of the application package but is not necessary to use it if you have no remote access requirement and should be disabled in the config.xml file if not using it by removing or commenting out the <text:span text:style-name="T26">&lt;commandProcessor&gt;</text:span> element with classname value <text:span text:style-name="T26">org.openas2.cmd.processor.SocketCommandProcessor</text:span> <text:s/></text:p>
      <text:p text:style-name="P22">You can set the port that the command processor listens on using the <text:span text:style-name="T26">portId</text:span> parameter. <text:s/></text:p>
      <text:p text:style-name="P22"><text:s text:c="8"/><text:span text:style-name="T43">&lt;commandProcessor classname="org.openas2.cmd.processor.SocketCommandProcessor" <text:s/>portId="14321" <text:s/>userid="userID" password="pWd"/&gt;</text:span></text:p>
      <text:p text:style-name="P78">The remote control application will need to connect to the specified port with the specified user ID and password.</text:p>
      <text:p text:style-name="Text_20_body"><text:span text:style-name="T55">The connection uses an anonymous secure socket cipher and may require changing this if your Java implementation does not support the default cipher which is </text:span>TLS_DH_anon_WITH_AES_256_CBC_SHA <text:span text:style-name="T172">for the latest release. This cipher is not available in older Java versions and it may be necessary to switch to </text:span>SSL_DH_anon_WITH_RC4_128_MD5</text:p>
      <text:p text:style-name="P79">To switch cipher <text:span text:style-name="T172">you will need to start the OpenAS2 server and the remote command client passing the cipher name as a system property using the -D switch that can be added to the batch script that starts the application. The property must be named <text:s/>“</text:span><text:span text:style-name="T85">CmdProcessorSocketCipher</text:span><text:span text:style-name="T172">”. </text:span></text:p>
      <text:p text:style-name="P80">e.g java -D<text:span text:style-name="T85">CmdProcessorSocketCipher=SSL_DH_anon_WITH_RC4_128_MD5 …</text:span></text:p>
      <text:p text:style-name="P79"/>
      <text:h text:style-name="P109" text:outline-level="1"><text:bookmark text:name="variables"/><text:bookmark-start text:name="__RefHeading__838_428440488"/>Dynamic Variables<text:bookmark-end text:name="__RefHeading__838_428440488"/></text:h>
      <text:p text:style-name="Text_20_body"><text:span text:style-name="T42">Variables can be used in configuration files for real time replacement of strings. Some variables are specific to certain processor modules. The</text:span> variables used in the configuration files <text:span text:style-name="T42">are as follows:</text:span> </text:p>
      <text:list xml:id="list8298053662251588117" text:style-name="L19">
        <text:list-header>
          <text:p text:style-name="P112"><text:span text:style-name="T14">$date.xxx$</text:span> ::: for date parameters </text:p>
          <text:p text:style-name="P143">where xxx is any valid character formatting string defined in java.text.SimpleDateFormat <text:line-break/>for example:<text:span text:style-name="Citation"> $date.YYYY$ </text:span>gets the four digit year </text:p>
          <text:p text:style-name="P112"><text:span text:style-name="T14">$msg.xxx.</text:span><text:span text:style-name="T15">yyy</text:span><text:span text:style-name="T14">$</text:span>, <text:span text:style-name="T149">accesses various information about</text:span> the incoming message, used by MessageFileModule. <text:span text:style-name="T150">The available options for this format of dynamic variable are:</text:span></text:p>
        </text:list-header>
      </text:list>
      <text:list xml:id="list4937758345912008230" text:style-name="L20">
        <text:list-item>
          <text:list>
            <text:list-item>
              <text:p text:style-name="P133">$msg.sender.as2_id$ - retrieves the AS2 ID of the sender of the message</text:p>
            </text:list-item>
            <text:list-item>
              <text:p text:style-name="P133">$msg.receiver.as2_id$ - retrieves the AS2 ID of the receiver of the message</text:p>
            </text:list-item>
            <text:list-item>
              <text:p text:style-name="P133">$msg.attributes.<text:span text:style-name="T14">yyy</text:span>$ - used to access any attribute on the message where the attribute identifier is used in place of “<text:span text:style-name="T14">yyy</text:span>”<text:line-break/> for example </text:p>
            </text:list-item>
            <text:list-item>
              <text:p text:style-name="P133">$msg.headers.<text:span text:style-name="T14">yyy</text:span>$ - used to access any header on the message where the header identifier is used in place of “<text:span text:style-name="T14">yyy</text:span>”</text:p>
            </text:list-item>
            <text:list-item>
              <text:p text:style-name="P133">$msg.<text:span text:style-name="T149">content-disposition</text:span>.<text:span text:style-name="T14">yyy</text:span>$ - used to access any <text:span text:style-name="T149">content-disposition </text:span>attribute in the <text:soft-page-break/>message <text:span text:style-name="T149">content disposition </text:span>where the attribute identifier is used in place of “<text:span text:style-name="T14">yyy</text:span>”<text:line-break/>Some attriutes commonly found in an AS2 message content disposition include</text:p>
            </text:list-item>
          </text:list>
        </text:list-item>
      </text:list>
      <text:list xml:id="list6862604136574520952" text:style-name="L21">
        <text:list-item>
          <text:list>
            <text:list-item>
              <text:list>
                <text:list-item>
                  <text:p text:style-name="P134">filename – the original name of the file that was sent</text:p>
                </text:list-item>
                <text:list-item>
                  <text:p text:style-name="P134"/>
                </text:list-item>
              </text:list>
            </text:list-item>
          </text:list>
        </text:list-item>
      </text:list>
      <text:p text:style-name="P85"/>
      <text:list xml:id="list210749692709638" text:continue-list="list8298053662251588117" text:style-name="L19">
        <text:list-header>
          <text:p text:style-name="P112"><text:span text:style-name="T14">$mdn.</text:span><text:span text:style-name="T20">zzz</text:span><text:span text:style-name="T14">$</text:span> for message mdn parameters, used by EmailLogger and MDNFileModule </text:p>
          <text:p text:style-name="P130">where <text:span text:style-name="T151">zzz</text:span> can be any of the following values to get </text:p>
          <text:list>
            <text:list-item>
              <text:p text:style-name="P130">msg – <text:span text:style-name="T151">requires “zzz” to be in the form “xxx.yyy” and can access data points as defined for $msg.xxx.yyy$ format dynamic variables above</text:span></text:p>
            </text:list-item>
            <text:list-item>
              <text:p text:style-name="P130">sender – <text:span text:style-name="T152">gets the as2_id of the sender</text:span></text:p>
            </text:list-item>
            <text:list-item>
              <text:p text:style-name="P131">receiver <text:s/>– <text:span text:style-name="T152">gets the as2_id of the receiver</text:span></text:p>
            </text:list-item>
            <text:list-item>
              <text:p text:style-name="P132">text - gets the text portion of the MDN</text:p>
            </text:list-item>
            <text:list-item>
              <text:p text:style-name="P132">attributes <text:s/>– <text:span text:style-name="T151">requires “zzz” to be in the form “xxx.yyy” and can access data points as defined for $msg.xxx.yyy$ format dynamic variables above</text:span></text:p>
            </text:list-item>
            <text:list-item>
              <text:p text:style-name="P132">headers – <text:span text:style-name="T151">requires “zzz” to be in the form “xxx.yyy” and can access data points as defined for $msg.xxx.yyy$ format dynamic variables above</text:span></text:p>
            </text:list-item>
          </text:list>
          <text:p text:style-name="P143"><text:line-break/>for example:<text:span text:style-name="Citation"> $mdn.text$ </text:span>gets the text portion of the MDN </text:p>
          <text:p text:style-name="P112"><text:span text:style-name="T14">$exception.xxx$</text:span>, used by EmailLogger</text:p>
          <text:p text:style-name="P130">where xxx can be any of the follow ing values to get </text:p>
          <text:list text:continue-numbering="true">
            <text:list-item>
              <text:p text:style-name="P130">name </text:p>
            </text:list-item>
            <text:list-item>
              <text:p text:style-name="P130">message </text:p>
            </text:list-item>
            <text:list-item>
              <text:p text:style-name="P130">trace </text:p>
            </text:list-item>
            <text:list-item>
              <text:p text:style-name="P130">terminated </text:p>
            </text:list-item>
          </text:list>
          <text:p text:style-name="P143"><text:line-break/>for example:<text:span text:style-name="Citation"> $exception.trace$ </text:span>gets the trace log of the exception </text:p>
        </text:list-header>
      </text:list>
      <text:h text:style-name="Heading_20_1" text:outline-level="1"><text:bookmark-start text:name="__RefHeading__842_428440488"/>Appendix: <text:span text:style-name="T41">config.xml file structure</text:span><text:bookmark-end text:name="__RefHeading__842_428440488"/></text:h>
      <text:p text:style-name="Text_20_body"/>
      <text:list xml:id="list8511623398616747328" text:style-name="L22">
        <text:list-item>
          <text:p text:style-name="P191">Node: <text:span text:style-name="T25">openas2 </text:span></text:p>
          <text:list>
            <text:list-item>
              <text:p text:style-name="P191">Node: <text:span text:style-name="T25">certificates </text:span></text:p>
              <text:list>
                <text:list-header>
                  <text:p text:style-name="P181"><text:line-break/><text:span text:style-name="T25">Attributes </text:span></text:p>
                  <text:p text:style-name="P113">classname </text:p>
                  <text:p text:style-name="P135">describes the Java class to process the certificate file. <text:line-break/>for example: <text:span text:style-name="Citation">org.openas2.cert.PKCS12CertificateFactory </text:span></text:p>
                  <text:p text:style-name="P113">filename </text:p>
                  <text:p text:style-name="P135">defines the file name containing the certificates <text:line-break/>for example: <text:span text:style-name="Citation">%home%/certs.p12 </text:span></text:p>
                  <text:p text:style-name="P113">password </text:p>
                  <text:p text:style-name="P135">opens the file using this password <text:line-break/>for example: <text:span text:style-name="Citation">test</text:span></text:p>
                  <text:list>
                    <text:list-item>
                      <text:list>
                        <text:list-header>
                          <text:p text:style-name="P146"><text:span text:style-name="Citation"><text:span text:style-name="T141">NOTE: this can be overriden using a java system property when starting the application: -Dorg.openas2.cert.Password=&lt;somePassword&gt;</text:span></text:span></text:p>
                        </text:list-header>
                      </text:list>
                    </text:list-item>
                  </text:list>
                  <text:p text:style-name="P113">interval </text:p>
                  <text:p text:style-name="P135"><text:soft-page-break/>describes how often the file should be check up for updates. Specified in seconds. <text:line-break/>for example: <text:span text:style-name="Citation">300 </text:span></text:p>
                </text:list-header>
              </text:list>
            </text:list-item>
            <text:list-item>
              <text:p text:style-name="P191">Node: <text:span text:style-name="T25">partnerships </text:span><text:line-break/>Describes the OpenAS2 classes to handle the trading partner identifications. </text:p>
              <text:list>
                <text:list-header>
                  <text:p text:style-name="P181"><text:line-break/><text:span text:style-name="T25">Attributes </text:span></text:p>
                  <text:p text:style-name="P113">classname </text:p>
                  <text:p text:style-name="P135">describes the Java class to process the partnerships file <text:line-break/>for example: <text:span text:style-name="Citation">org.openas2.partner.XMLPartnershipFactory </text:span></text:p>
                  <text:p text:style-name="P113">defines the file name containing the partnerships definitions </text:p>
                  <text:p text:style-name="P135">describes <text:line-break/>for example: <text:span text:style-name="Citation">%home%/partnerships.xml </text:span></text:p>
                </text:list-header>
              </text:list>
            </text:list-item>
            <text:list-item>
              <text:p text:style-name="P191">Node: <text:span text:style-name="T25">loggers </text:span><text:line-break/>Describes the OpenAS2 logging classes to use. <text:span text:style-name="T25">You must include -Dorg.apache.commons.logging.Log=org.openas2.logging.Log in your startup call or as a property in the commons-logging.properties file. See http://commons.apache.org/logging/guide.html#commons-logging-api.jar for more information.</text:span> <text:line-break/>Do not use this node when using other logging packages (e.g. log4j) with the OpenAS2 package. </text:p>
              <text:list>
                <text:list-header>
                  <text:p text:style-name="P191"/>
                </text:list-header>
                <text:list-item>
                  <text:p text:style-name="P191">Node: <text:span text:style-name="T25">logger </text:span>(for E-mail logging) <text:line-break/>Optional, if not specified no E-mail logging is performed. </text:p>
                  <text:list>
                    <text:list-header>
                      <text:p text:style-name="P181"><text:line-break/><text:span text:style-name="T25">Attributes </text:span></text:p>
                      <text:p text:style-name="P113">classname </text:p>
                      <text:p text:style-name="P135">describes the Java class to process E-mail logging <text:line-break/>for example: <text:span text:style-name="Citation">org.openas2.logging.EmailLogger </text:span></text:p>
                      <text:p text:style-name="P113">show (Optional) </text:p>
                      <text:p text:style-name="P135">describes what level of logging to handle </text:p>
                      <text:list>
                        <text:list-header>
                          <text:p text:style-name="P135">Possible values </text:p>
                        </text:list-header>
                        <text:list-item>
                          <text:p text:style-name="P135">all = all exceptions (terminated or not) and info </text:p>
                        </text:list-item>
                        <text:list-item>
                          <text:p text:style-name="P135">terminated = all terminated exceptions <text:span text:style-name="T25">Default value</text:span> </text:p>
                        </text:list-item>
                        <text:list-item>
                          <text:p text:style-name="P135">exceptions = all non-terminated exceptions </text:p>
                        </text:list-item>
                      </text:list>
                      <text:p text:style-name="P135"><text:line-break/>for example: <text:span text:style-name="Citation">terminated </text:span></text:p>
                      <text:p text:style-name="P113">from </text:p>
                      <text:p text:style-name="P135"><text:span text:style-name="T175">defines the source email address</text:span> <text:line-break/>for example: <text:span text:style-name="T176">logger@</text:span><text:span text:style-name="Citation">openas2.</text:span><text:span text:style-name="Citation"><text:span text:style-name="T175">org</text:span></text:span></text:p>
                      <text:p text:style-name="P114">from_<text:span text:style-name="T175">display</text:span> </text:p>
                      <text:p text:style-name="P136"><text:span text:style-name="T175">defines the displayed text of the source email address</text:span> <text:line-break/>for example: <text:span text:style-name="T175">O</text:span><text:span text:style-name="Citation">penas2 </text:span></text:p>
                      <text:p text:style-name="P114">to </text:p>
                      <text:p text:style-name="P135">de<text:span text:style-name="T176">fines the recipient email address</text:span> <text:line-break/>for example: <text:span text:style-name="Citation">your</text:span><text:span text:style-name="Citation"><text:span text:style-name="T177">@</text:span></text:span><text:span text:style-name="Citation">e-mailaddress.</text:span><text:span text:style-name="Citation"><text:span text:style-name="T177">com</text:span></text:span><text:span text:style-name="Citation"> </text:span></text:p>
                      <text:p text:style-name="P113">smtpserver </text:p>
                      <text:p text:style-name="P135"><text:soft-page-break/>describes the SMTP server to process outgoing e-mail <text:line-break/>for example: <text:span text:style-name="Citation">mySillyMailerDot.com </text:span></text:p>
                      <text:p text:style-name="P115">smtp<text:span text:style-name="T178">port</text:span> </text:p>
                      <text:p text:style-name="P137">de<text:span text:style-name="T178">fin</text:span>es the SMTP server <text:span text:style-name="T178">port </text:span>to <text:span text:style-name="T178">connect to</text:span> <text:line-break/>for example: <text:span text:style-name="T178">587</text:span><text:span text:style-name="Citation"> </text:span></text:p>
                      <text:p text:style-name="P115">smtp<text:span text:style-name="T178">auth</text:span> </text:p>
                      <text:p text:style-name="P137">de<text:span text:style-name="T178">fin</text:span>es <text:span text:style-name="T178">whether authentication is required for </text:span>the SMTP server <text:span text:style-name="T178">(Possible values: true, false)</text:span><text:line-break/>for example: <text:span text:style-name="T178">true</text:span><text:span text:style-name="Citation"> </text:span></text:p>
                      <text:p text:style-name="P115">smtp<text:span text:style-name="T178">user</text:span> </text:p>
                      <text:p text:style-name="P137">de<text:span text:style-name="T178">fin</text:span>es <text:span text:style-name="T178">user name if authentication is required for </text:span>the SMTP server<text:line-break/></text:p>
                      <text:p text:style-name="P115">smtp<text:span text:style-name="T178">pwd</text:span> </text:p>
                      <text:p text:style-name="P137">de<text:span text:style-name="T178">fin</text:span>es <text:span text:style-name="T178">user password if authentication is required for </text:span>the SMTP server<text:line-break/></text:p>
                      <text:p text:style-name="P115">subject </text:p>
                      <text:p text:style-name="P141">describes the e-mail to the receiving party <text:line-break/>for example: <text:span text:style-name="Citation">$exception.name$: $exception.message$ <text:s/></text:span><text:span text:style-name="Citation"><text:span text:style-name="T180">(only relevant a specific exceptions type)</text:span></text:span></text:p>
                      <text:p text:style-name="P113">bodytemplate </text:p>
                      <text:p text:style-name="P135">defines the file that contains the body of the message <text:line-break/>for example: <text:span text:style-name="Citation">%home%/emailtemplate.txt </text:span></text:p>
                    </text:list-header>
                  </text:list>
                </text:list-item>
                <text:list-item>
                  <text:p text:style-name="P191">Node: <text:span text:style-name="T25">logger </text:span>(for file logging) <text:line-break/>Optional, if not specified no file logging is performed. </text:p>
                  <text:list>
                    <text:list-header>
                      <text:p text:style-name="P181"><text:line-break/><text:span text:style-name="T25">Attributes </text:span></text:p>
                      <text:p text:style-name="P113">classname </text:p>
                      <text:p text:style-name="P135">describes the Java class to log messages <text:line-break/>for example: <text:span text:style-name="Citation">org.openas2.logging.FileLogger </text:span></text:p>
                      <text:p text:style-name="P113">filename </text:p>
                      <text:p text:style-name="P135">defines the name of the output log file.<text:line-break/>for example: <text:span text:style-name="Citation">%home%/log-$date.MMddyyyy$.txt </text:span></text:p>
                      <text:p text:style-name="P113">show (Optional) </text:p>
                      <text:p text:style-name="P135">describes what level of logging to handle </text:p>
                      <text:list>
                        <text:list-header>
                          <text:p text:style-name="P135">Possible values </text:p>
                        </text:list-header>
                        <text:list-item>
                          <text:p text:style-name="P135">all = all exceptions (terminated or not) and info <text:span text:style-name="T25">Default value</text:span> </text:p>
                        </text:list-item>
                        <text:list-item>
                          <text:p text:style-name="P135">terminated = all terminated exceptions </text:p>
                        </text:list-item>
                        <text:list-item>
                          <text:p text:style-name="P135">exceptions = all non-terminated exceptions </text:p>
                        </text:list-item>
                        <text:list-item>
                          <text:p text:style-name="P135">info = all info log entries </text:p>
                        </text:list-item>
                      </text:list>
                      <text:p text:style-name="P135"><text:line-break/>for example: <text:span text:style-name="Citation">terminated </text:span></text:p>
                    </text:list-header>
                  </text:list>
                </text:list-item>
                <text:list-item>
                  <text:p text:style-name="P191">Node: <text:span text:style-name="T25">logger </text:span>(for Console logging, writes to System.out) <text:line-break/>Optional, if not specified no console logging is performed. </text:p>
                  <text:list>
                    <text:list-header>
                      <text:p text:style-name="P181"><text:line-break/><text:span text:style-name="T25">Attributes </text:span></text:p>
                      <text:p text:style-name="P113">classname </text:p>
                      <text:p text:style-name="P135"><text:soft-page-break/>describes the Java class to log messages <text:line-break/>for example: <text:span text:style-name="Citation">org.openas2.logging.ConsoleLogger </text:span></text:p>
                      <text:p text:style-name="P113">show (Optional) </text:p>
                      <text:p text:style-name="P135">describes what level of logging to handle </text:p>
                      <text:list>
                        <text:list-header>
                          <text:p text:style-name="P135">Possible values </text:p>
                        </text:list-header>
                        <text:list-item>
                          <text:p text:style-name="P135">all = all exceptions (terminated or not) and info <text:span text:style-name="T25">Default value</text:span> </text:p>
                        </text:list-item>
                        <text:list-item>
                          <text:p text:style-name="P135">terminated = all terminated exceptions </text:p>
                        </text:list-item>
                        <text:list-item>
                          <text:p text:style-name="P135">exceptions = all non-terminated exceptions </text:p>
                        </text:list-item>
                        <text:list-item>
                          <text:p text:style-name="P135">info = all info log entries </text:p>
                        </text:list-item>
                      </text:list>
                      <text:p text:style-name="P135"><text:line-break/>for example: <text:span text:style-name="Citation">info </text:span></text:p>
                    </text:list-header>
                  </text:list>
                </text:list-item>
              </text:list>
            </text:list-item>
            <text:list-item>
              <text:p text:style-name="P191">Node: <text:span text:style-name="T25">commands </text:span><text:line-break/>Describes the OpenAS2 command classes to use </text:p>
              <text:list>
                <text:list-header>
                  <text:p text:style-name="P181"><text:line-break/><text:span text:style-name="T25">Attributes </text:span></text:p>
                  <text:p text:style-name="P113">classname </text:p>
                  <text:p text:style-name="P135">describes the Java class to process the command file <text:line-break/>for more information see <text:a xlink:type="simple" xlink:href="../../Downloads/OpenAS2_20100816/doc/configurationDefinitions.html#commandFile" text:style-name="Internet_20_link" text:visited-style-name="Visited_20_Internet_20_Link">Command File</text:a> <text:line-break/>for example: <text:span text:style-name="Citation">org.openas2.app.XMLCommandRegistry </text:span></text:p>
                  <text:p text:style-name="P113">filename </text:p>
                  <text:p text:style-name="P135">defines the name of the file command all possible commands <text:line-break/>for example: <text:span text:style-name="Citation">%home%/commands.xml </text:span></text:p>
                </text:list-header>
              </text:list>
            </text:list-item>
            <text:list-item>
              <text:p text:style-name="P191">Node: <text:span text:style-name="T25">processor </text:span><text:line-break/>Describes the OpenAS2 class to handle the message processors. </text:p>
              <text:list>
                <text:list-header>
                  <text:p text:style-name="P181"><text:line-break/><text:span text:style-name="T25">Attributes </text:span></text:p>
                  <text:p text:style-name="P113">classname </text:p>
                  <text:p text:style-name="P135">describes the default Java class to handle outgoing message <text:line-break/>for example: <text:span text:style-name="Citation">org.openas2.processor.DefaultProcessor </text:span></text:p>
                </text:list-header>
                <text:list-item>
                  <text:p text:style-name="P191">Node: <text:span text:style-name="T25">module </text:span><text:line-break/>Module that sends out AS2 messages. </text:p>
                  <text:list>
                    <text:list-header>
                      <text:p text:style-name="P181"><text:line-break/><text:span text:style-name="T25">Attributes </text:span></text:p>
                      <text:p text:style-name="P113">classname </text:p>
                      <text:p text:style-name="P135">describes the Java class to send outgoing Messages <text:line-break/>for example: <text:span text:style-name="Citation">org.openas2.processor.sender.AS2SenderModule </text:span></text:p>
                      <text:p text:style-name="P113">retry </text:p>
                      <text:p text:style-name="P135">defines the number of attempts for sending a message,default is -1 aka infinite. <text:line-break/>for example <text:span text:style-name="Citation">retries="3"</text:span> will stop sending the message after 3 failures. </text:p>
                      <text:p text:style-name="P113">connecttimeout </text:p>
                      <text:p text:style-name="P135">defines the millisecond count before a connection times out. default value is 30000 or 30 seconds. <text:line-break/>for example <text:span text:style-name="Citation">connecttimeout="60000"</text:span> will time out after 60 seconds. </text:p>
                      <text:p text:style-name="P113">readtimeout </text:p>
                      <text:p text:style-name="P135"><text:soft-page-break/>defines the millisecond count before a read times out. default value is 30000 or 30 seconds. <text:line-break/>for example <text:span text:style-name="Citation">readtimeout="60000"</text:span> will time out after 60 seconds. </text:p>
                    </text:list-header>
                  </text:list>
                </text:list-item>
                <text:list-item>
                  <text:p text:style-name="P191">Node: <text:span text:style-name="T25">module </text:span><text:line-break/>Module that sends out AS2 MDNs asynchronously. </text:p>
                  <text:list>
                    <text:list-header>
                      <text:p text:style-name="P181"><text:line-break/><text:span text:style-name="T25">Attributes </text:span></text:p>
                      <text:p text:style-name="P113">classname </text:p>
                      <text:p text:style-name="P135">describes the Java class to send asynch MDN <text:line-break/>for example: <text:span text:style-name="Citation">org.openas2.processor.sender.AsynchMDNSenderModule </text:span></text:p>
                      <text:p text:style-name="P113">retry </text:p>
                      <text:p text:style-name="P135">defines the number of attempts for sending a message, default value is -1 (infinite.) <text:line-break/>for example <text:span text:style-name="Citation">retries="3"</text:span> will stop sending the message after 3 failures. </text:p>
                      <text:p text:style-name="P113">connecttimeout </text:p>
                      <text:p text:style-name="P135">defines the millisecond count before a connection times out. default value is 30000 or 30 seconds. <text:line-break/>for example <text:span text:style-name="Citation">connecttimeout="60000"</text:span> will time out after 60 seconds. </text:p>
                      <text:p text:style-name="P113">readtimeout </text:p>
                      <text:p text:style-name="P135">defines the millisecond count before a read times out. default value is 30000 or 30 seconds. <text:line-break/>for example <text:span text:style-name="Citation">readtimeout="60000"</text:span> will time out after 60 seconds. </text:p>
                    </text:list-header>
                  </text:list>
                </text:list-item>
                <text:list-item>
                  <text:p text:style-name="P191">Node: <text:span text:style-name="T25">module </text:span><text:line-break/>The following will describe a module to process outgoing message placed in a generic directory. The module determines the receiver and send from the file name placed in the directory (see <text:a xlink:type="simple" xlink:href="../../Downloads/OpenAS2_20100816/doc/configurationDefinitions.html#messageFormat" text:style-name="Internet_20_link" text:visited-style-name="Visited_20_Internet_20_Link">format</text:a> attribute). This module will look for files in specified directory and file names to send to the default message processor. </text:p>
                  <text:list>
                    <text:list-header>
                      <text:p text:style-name="P181"><text:line-break/><text:span text:style-name="T25">Attributes </text:span></text:p>
                      <text:p text:style-name="P113">classname </text:p>
                      <text:p text:style-name="P135">describes the Java class to process files to be sent to the AS2SenderModule for its delivery process. <text:line-break/>for example: <text:span text:style-name="Citation">org.openas2.processor.receiver.AS2DirectoryPollingModule </text:span></text:p>
                      <text:p text:style-name="P113">outboxdir </text:p>
                      <text:p text:style-name="P135">defines the directory where files are to be found. <text:line-break/>for example: <text:span text:style-name="Citation">%home%/toAny </text:span></text:p>
                      <text:p text:style-name="P116"><text:span text:style-name="T147">fileextensionfilter</text:span> </text:p>
                      <text:p text:style-name="P138">defines the <text:span text:style-name="T147">extension of the file name if file filtering is required</text:span>. <text:line-break/><text:span text:style-name="T147">The system will prefix the text entered in this attribute with a period and only files matching that extension will be picked up by the polling module</text:span><text:line-break/>for example: <text:span text:style-name="T147">txt</text:span><text:span text:style-name="Citation"> <text:s/>- </text:span><text:span text:style-name="Citation"><text:span text:style-name="T148">this will only find files like test.txt but not </text:span></text:span><text:soft-page-break/><text:span text:style-name="Citation"><text:span text:style-name="T148">mytxt</text:span></text:span></text:p>
                      <text:p text:style-name="P116">errordir </text:p>
                      <text:p text:style-name="P135">defines directory where files containing errors are redirected to. <text:line-break/>for example: <text:span text:style-name="Citation">%home%/toAny/error </text:span></text:p>
                      <text:p text:style-name="P113">interval </text:p>
                      <text:p text:style-name="P135">describes how often the directory is to be checked for work. Specified in seconds. Default is 30 seconds. <text:line-break/>for example: <text:span text:style-name="Citation">5 </text:span></text:p>
                      <text:p text:style-name="P113">delimiters </text:p>
                      <text:p text:style-name="P135">defines the characters used to parse the incoming file name. Characters are separate the tokens: sender, receiver and file id. <text:line-break/>for example: <text:span text:style-name="Citation">-. </text:span></text:p>
                      <text:p text:style-name="P113"><text:bookmark text:name="messageFormat"/>format </text:p>
                      <text:p text:style-name="P135">describes the file name by the tokens sender, receiver and file id. May be in any order. Sender id and receiver id are as defined in the partnership.xml file. <text:line-break/>for example: <text:span text:style-name="Citation">sender.as2_id, receiver.as2_id, attributes.fileid </text:span><text:line-break/>or <text:span text:style-name="Citation">attributes.mimetype, attributes.mimesubtype, sender.name, receiver.name</text:span> </text:p>
                      <text:p text:style-name="P113">mimetype </text:p>
                      <text:p text:style-name="P135">describes the outgoing message mime message type. <text:line-break/>for example: <text:span text:style-name="Citation">application/EDI-X12 </text:span></text:p>
                    </text:list-header>
                  </text:list>
                </text:list-item>
                <text:list-item>
                  <text:p text:style-name="P191">Node: <text:span text:style-name="T25">module </text:span></text:p>
                  <text:list>
                    <text:list-header>
                      <text:p text:style-name="P181"><text:line-break/><text:span text:style-name="T25">Attributes </text:span></text:p>
                      <text:p text:style-name="P113">classname </text:p>
                      <text:p text:style-name="P135">describes the Java class to process files for a particular trading partner that are sent to the AS2SenderModule for its delivery process. <text:line-break/>for example: <text:span text:style-name="Citation">org.openas2.processor.receiver.AS2DirectoryPollingModule </text:span></text:p>
                      <text:p text:style-name="P113">outboxdir </text:p>
                      <text:p text:style-name="P135">defines the directory where outgoing message are defined. <text:line-break/>for example: <text:span text:style-name="Citation">%home%/toOpenAS2A/ </text:span></text:p>
                      <text:p text:style-name="P113">errordir </text:p>
                      <text:p text:style-name="P135">defines the directory where erroneous messages are left. <text:line-break/>for example: <text:span text:style-name="Citation">%home%/toOpenAS2A/error </text:span></text:p>
                      <text:p text:style-name="P113">interval </text:p>
                      <text:p text:style-name="P135">describes how often the incoming directory is searched. Defined in seconds, default is 30 seconds. <text:line-break/>for example: <text:span text:style-name="Citation">5 </text:span></text:p>
                      <text:p text:style-name="P113">defaults </text:p>
                      <text:p text:style-name="P135">describes the AS2 sender and receiver ids as defined in the partnership.xml file. <text:line-break/>for example: <text:span text:style-name="Citation">defaults="sender.as2_id=OpenAS2A_</text:span><text:span text:style-name="Citation"><text:span text:style-name="T98">OID</text:span></text:span><text:span text:style-name="Citation">, receiver.as2_id=OpenAS2B_</text:span><text:span text:style-name="Citation"><text:span text:style-name="T98">OID</text:span></text:span><text:span text:style-name="Citation">" </text:span></text:p>
                      <text:p text:style-name="P113">protocol </text:p>
                      <text:p text:style-name="P135">describes the AS2 protocol, which is AS2. <text:line-break/>for example: <text:span text:style-name="Citation">as2 </text:span></text:p>
                      <text:p text:style-name="P113">mimetype </text:p>
                      <text:p text:style-name="P135">describes the outgoing message mime message type. <text:line-break/><text:soft-page-break/>for example: <text:span text:style-name="Citation">application/EDI-X12 </text:span></text:p>
                    </text:list-header>
                  </text:list>
                </text:list-item>
                <text:list-item>
                  <text:p text:style-name="P191">Node: <text:span text:style-name="T25">module </text:span></text:p>
                  <text:list>
                    <text:list-header>
                      <text:p text:style-name="P181"><text:line-break/><text:span text:style-name="T25">Attributes </text:span></text:p>
                      <text:p text:style-name="P113">classname </text:p>
                      <text:p text:style-name="P135">describes the Java class to process incoming MDNs <text:line-break/>for example: <text:span text:style-name="Citation">org.openas2.processor.storage.MDNFileModule </text:span></text:p>
                      <text:p text:style-name="P113">filename </text:p>
                      <text:p text:style-name="P135">describes <text:line-break/>for example: <text:span text:style-name="Citation">%home%/mdn/$date.yyyy$/$date.MM$/$mdn.msg.sender.as2_id$-$mdn.msg.receiver.as2_id$-$mdn.msg.headers.message-id$ </text:span></text:p>
                      <text:p text:style-name="P113">protocol </text:p>
                      <text:p text:style-name="P135">describes <text:line-break/>for example: <text:span text:style-name="Citation">as2 </text:span></text:p>
                      <text:p text:style-name="P113">tempdir </text:p>
                      <text:p text:style-name="P135">describes <text:line-break/>for example: <text:span text:style-name="Citation">%home%/temp </text:span></text:p>
                    </text:list-header>
                  </text:list>
                </text:list-item>
                <text:list-item>
                  <text:p text:style-name="P191">Node: <text:span text:style-name="T25">module </text:span>Defines the module to handle messages. </text:p>
                  <text:list>
                    <text:list-header>
                      <text:p text:style-name="P181"><text:line-break/><text:span text:style-name="T25">Attributes </text:span></text:p>
                      <text:p text:style-name="P113">classname </text:p>
                      <text:p text:style-name="P135">describes the Java class to process and store incoming messages <text:line-break/>for example: <text:span text:style-name="Citation">org.openas2.processor.storage.MessageFileModule </text:span></text:p>
                      <text:p text:style-name="P113">filename </text:p>
                      <text:p text:style-name="P135">describes the location and formatted filename of the stored MDNs. <text:line-break/>for example: <text:span text:style-name="Citation">%home%/inbox/$msg.sender.as2_id$-$msg.receiver.as2_id$-$msg.headers.message-id$ </text:span></text:p>
                      <text:p text:style-name="P113">protocol </text:p>
                      <text:p text:style-name="P135">describes the AS2 protocol <text:line-break/>for example: <text:span text:style-name="Citation">as2 </text:span></text:p>
                      <text:p text:style-name="P113">tempdir (Optional) </text:p>
                      <text:p text:style-name="P135">defines temporary directory used to store MDNs during message processing. <text:line-break/>for example: <text:span text:style-name="Citation">%home%/temp </text:span></text:p>
                    </text:list-header>
                  </text:list>
                </text:list-item>
                <text:list-item>
                  <text:p text:style-name="P191">Node: <text:span text:style-name="T25">module </text:span></text:p>
                  <text:list>
                    <text:list-header>
                      <text:p text:style-name="P181"><text:line-break/><text:span text:style-name="T25">Attributes </text:span></text:p>
                      <text:p text:style-name="P113">classname </text:p>
                      <text:p text:style-name="P135">describes the Java class to process handle incoming <text:span text:style-name="T146">transfers</text:span> <text:line-break/>for example: <text:span text:style-name="Citation">org.openas2.processor.receiver.AS2ReceiverModule </text:span></text:p>
                      <text:p text:style-name="P113">port </text:p>
                      <text:p text:style-name="P135">defines the port the server listens on. <text:line-break/>for example: <text:span text:style-name="Citation">10080 </text:span></text:p>
                      <text:p text:style-name="P113">errordir </text:p>
                      <text:p text:style-name="P135">defines directory where invalid incoming messages are stored. <text:line-break/><text:soft-page-break/>for example: <text:span text:style-name="Citation">%home%/inbox/error </text:span></text:p>
                      <text:p text:style-name="P113">errorformat </text:p>
                      <text:p text:style-name="P139">defines the format of filenames for invalid incoming messages. <text:line-break/>for example: <text:span text:style-name="Citation">sender.as2_id, receiver.as2_id, headers.message-id</text:span></text:p>
                      <text:p text:style-name="P117"><text:span text:style-name="T140">protocol</text:span> </text:p>
                      <text:list>
                        <text:list-header>
                          <text:p text:style-name="P121">optional and defaults to “http” if not present</text:p>
                          <text:p text:style-name="P147"><text:span text:style-name="Citation"><text:span text:style-name="T58">set to “</text:span></text:span><text:span text:style-name="Citation"><text:span text:style-name="T140">https” </text:span></text:span><text:span text:style-name="Citation"><text:span text:style-name="T58">for SSL transport protocol</text:span></text:span><text:span text:style-name="Citation"><text:span text:style-name="T57"> </text:span></text:span></text:p>
                        </text:list-header>
                      </text:list>
                      <text:p text:style-name="P118"><text:span text:style-name="T142">ssl_protocol</text:span> </text:p>
                      <text:list text:continue-numbering="true">
                        <text:list-header>
                          <text:p text:style-name="P122">optional and defaults to “TLS” if not present</text:p>
                          <text:p text:style-name="P148"><text:span text:style-name="Citation"><text:span text:style-name="T58">set to </text:span></text:span><text:span text:style-name="Citation"><text:span text:style-name="T60">preferred</text:span></text:span><text:span text:style-name="Citation"><text:span text:style-name="T58"> SSL transport protocol</text:span></text:span></text:p>
                          <text:p text:style-name="P148"><text:span text:style-name="Citation"><text:span text:style-name="T60">for example: SSLv3</text:span></text:span></text:p>
                        </text:list-header>
                      </text:list>
                      <text:p text:style-name="P118"><text:span text:style-name="T141">ssl_keystore</text:span> </text:p>
                      <text:list text:continue-numbering="true">
                        <text:list-header>
                          <text:p text:style-name="P125">The name of the file including path containing SSL certificate</text:p>
                          <text:p text:style-name="P123">only required for “protocol” attribute set to “https”</text:p>
                          <text:p text:style-name="P146"><text:span text:style-name="Citation"><text:span text:style-name="T59">for example: </text:span></text:span><text:span text:style-name="Citation"><text:span text:style-name="T140">%home%/ssl_certs.jks</text:span></text:span></text:p>
                        </text:list-header>
                      </text:list>
                      <text:p text:style-name="P119"><text:span text:style-name="T141">ssl_keystore_password</text:span> </text:p>
                      <text:list text:continue-numbering="true">
                        <text:list-header>
                          <text:p text:style-name="P125">The password to open the SSL keystore</text:p>
                          <text:p text:style-name="P123">only required for “protocol” attribute set to “https”</text:p>
                          <text:p text:style-name="P146"><text:span text:style-name="Citation"><text:span text:style-name="T59">for example: </text:span></text:span><text:span text:style-name="Citation"><text:span text:style-name="T141">mySecretPassword</text:span></text:span></text:p>
                          <text:p text:style-name="P146"><text:span text:style-name="Citation"><text:span text:style-name="T141">NOTE: this can be overriden using a java system property when starting the application: -Dorg.openas2.sslPassword=&lt;somePassword&gt;</text:span></text:span></text:p>
                        </text:list-header>
                      </text:list>
                    </text:list-header>
                  </text:list>
                </text:list-item>
                <text:list-item>
                  <text:p text:style-name="P192">Node: <text:span text:style-name="T25">module </text:span></text:p>
                  <text:list>
                    <text:list-header>
                      <text:p text:style-name="P182"><text:line-break/><text:span text:style-name="T25">Attributes </text:span></text:p>
                      <text:p text:style-name="P120">classname </text:p>
                      <text:p text:style-name="P140">describes the Java class to <text:span text:style-name="T146">send asynchronous MDN response</text:span> <text:line-break/>for example: <text:span text:style-name="Citation">org.openas2.processor.receiver.AS2</text:span><text:span text:style-name="Citation"><text:span text:style-name="T146">MDN</text:span></text:span><text:span text:style-name="Citation">ReceiverModule </text:span></text:p>
                      <text:p text:style-name="P120">port </text:p>
                      <text:p text:style-name="P140">defines the port the server listens on. <text:line-break/>for example: <text:span text:style-name="Citation">10080 </text:span></text:p>
                      <text:p text:style-name="P120"><text:span text:style-name="T140">protocol</text:span> </text:p>
                      <text:list>
                        <text:list-header>
                          <text:p text:style-name="P124">optional and defaults to “http” if not present</text:p>
                          <text:p text:style-name="P149"><text:span text:style-name="Citation"><text:span text:style-name="T58">set to “</text:span></text:span><text:span text:style-name="Citation"><text:span text:style-name="T140">https” </text:span></text:span><text:span text:style-name="Citation"><text:span text:style-name="T58">for SSL transport protocol</text:span></text:span><text:span text:style-name="Citation"><text:span text:style-name="T57"> </text:span></text:span></text:p>
                        </text:list-header>
                      </text:list>
                      <text:p text:style-name="P120"><text:span text:style-name="T142">ssl_protocol</text:span> </text:p>
                      <text:list text:continue-numbering="true">
                        <text:list-header>
                          <text:p text:style-name="P124">optional and defaults to “TLS” if not present</text:p>
                          <text:p text:style-name="P149"><text:span text:style-name="Citation"><text:span text:style-name="T58">set to </text:span></text:span><text:span text:style-name="Citation"><text:span text:style-name="T60">preferred</text:span></text:span><text:span text:style-name="Citation"><text:span text:style-name="T58"> SSL transport protocol</text:span></text:span></text:p>
                          <text:p text:style-name="P149"><text:span text:style-name="Citation"><text:span text:style-name="T60">for example: SSLv3</text:span></text:span></text:p>
                        </text:list-header>
                      </text:list>
                      <text:p text:style-name="P120"><text:span text:style-name="T141">ssl_keystore</text:span> </text:p>
                      <text:list text:continue-numbering="true">
                        <text:list-header>
                          <text:p text:style-name="P126">The name of the file including path containing SSL certificate</text:p>
                          <text:p text:style-name="P124">only required for “protocol” attribute set to “https”</text:p>
                          <text:p text:style-name="P149"><text:span text:style-name="Citation"><text:span text:style-name="T59">for example: </text:span></text:span><text:span text:style-name="Citation"><text:span text:style-name="T140">%home%/ssl_certs.jks</text:span></text:span></text:p>
                        </text:list-header>
                      </text:list>
                      <text:p text:style-name="P120"><text:span text:style-name="T141">ssl_keystore_password</text:span> </text:p>
                      <text:list text:continue-numbering="true">
                        <text:list-header>
                          <text:p text:style-name="P126">The password to open the SSL keystore</text:p>
                          <text:p text:style-name="P124">only required for “protocol” attribute set to “https”</text:p>
                          <text:p text:style-name="P149"><text:span text:style-name="Citation"><text:span text:style-name="T59">for example: </text:span></text:span><text:span text:style-name="Citation"><text:span text:style-name="T141">mySecretPassword</text:span></text:span></text:p>
                          <text:p text:style-name="P149"><text:span text:style-name="Citation"><text:span text:style-name="T141">NOTE: this can be overriden using a java system property when starting the application: -Dorg.openas2.sslPassword=&lt;somePassword&gt;</text:span></text:span></text:p>
                        </text:list-header>
                      </text:list>
                    </text:list-header>
                  </text:list>
                </text:list-item>
              </text:list>
            </text:list-item>
          </text:list>
        </text:list-item>
      </text:list>
      <text:p text:style-name="P60"><text:span text:style-name="Citation"/></text:p>
      <text:list xml:id="list210750646042809" text:continue-numbering="true" text:style-name="L22">
        <text:list-item>
          <text:list>
            <text:list-item>
              <text:list>
                <text:list-item>
                  <text:p text:style-name="P191"><text:soft-page-break/>Node: <text:span text:style-name="T25">module </text:span></text:p>
                  <text:list>
                    <text:list-header>
                      <text:p text:style-name="P181"><text:line-break/><text:span text:style-name="T25">Attributes </text:span></text:p>
                      <text:p text:style-name="P113">classname </text:p>
                      <text:p text:style-name="P135">describes the Java class to <text:span text:style-name="T146">re</text:span>handle messages <text:line-break/>for example: <text:span text:style-name="Citation">org.openas2.processor.resender.DirectoryResenderModule </text:span></text:p>
                      <text:p text:style-name="P113">resenddir </text:p>
                      <text:p text:style-name="P135">defines the directory to find message to resend <text:line-break/>for example: <text:span text:style-name="Citation">%home%/resend </text:span></text:p>
                      <text:p text:style-name="P113">errordir </text:p>
                      <text:p text:style-name="P135">defines the director to store resend messages that are in error. <text:line-break/>for example: <text:span text:style-name="Citation">%home%/resend/error </text:span></text:p>
                      <text:p text:style-name="P113">resenddelay </text:p>
                      <text:p text:style-name="P144">defines the wait time between resends. Defined in seconds. Default is 60. <text:line-break/>for example: <text:span text:style-name="Citation">600 </text:span></text:p>
                    </text:list-header>
                  </text:list>
                </text:list-item>
              </text:list>
            </text:list-item>
          </text:list>
        </text:list-item>
      </text:list>
      <text:h text:style-name="P111" text:outline-level="1"><text:bookmark-start text:name="__RefHeading__844_428440488"/><text:span text:style-name="Citation">Appendix: partnership.xml file structure</text:span><text:bookmark-end text:name="__RefHeading__844_428440488"/></text:h>
      <text:p text:style-name="P20"><text:span text:style-name="T38">This file</text:span> describe<text:span text:style-name="T38">s</text:span> you<text:span text:style-name="T38">r company</text:span> and your trading partners. This file requires modification to work with your application</text:p>
      <text:list xml:id="list6754658948873567926" text:style-name="L23">
        <text:list-item>
          <text:p text:style-name="P193">Node: <text:span text:style-name="T25">partnerships </text:span><text:line-break/>The root node. </text:p>
          <text:list>
            <text:list-item>
              <text:p text:style-name="P183">Node: <text:span text:style-name="T25">partner </text:span><text:line-break/>partner definition <text:line-break/><text:span text:style-name="T25">Attributes </text:span></text:p>
              <text:p text:style-name="P127">name </text:p>
              <text:p text:style-name="P142">partner name as defined in OpenAS2 configuration file. <text:line-break/><text:span text:style-name="Citation">OpenAS2A </text:span></text:p>
              <text:p text:style-name="P127">as2_id </text:p>
              <text:p text:style-name="P142">partner name as defined in partnership node <text:line-break/><text:span text:style-name="Citation">OpenAS2A </text:span></text:p>
              <text:p text:style-name="P127">x509_alias </text:p>
              <text:p text:style-name="P142">Alias as defined in certificate file <text:line-break/><text:span text:style-name="T39">o</text:span><text:span text:style-name="Citation">pen</text:span><text:span text:style-name="Citation"><text:span text:style-name="T40">as</text:span></text:span><text:span text:style-name="Citation">2</text:span><text:span text:style-name="Citation"><text:span text:style-name="T39">a</text:span></text:span><text:span text:style-name="Citation"> </text:span></text:p>
              <text:p text:style-name="P127">email </text:p>
              <text:p text:style-name="P142">E-mail address of partner <text:line-break/><text:a xlink:type="simple" xlink:href="mailto:as2a@MySillyMailerServer.com" text:style-name="Internet_20_link" text:visited-style-name="Visited_20_Internet_20_Link"><text:span text:style-name="Citation">as2a@MySillyMailerServer.com</text:span></text:a></text:p>
              <text:p text:style-name="P150"><text:span text:style-name="Citation"/></text:p>
            </text:list-item>
            <text:list-item>
              <text:p text:style-name="P193">Node: <text:span text:style-name="T25">partnership </text:span><text:line-break/>defines partner relationships between sender and receiver </text:p>
              <text:list>
                <text:list-item>
                  <text:p text:style-name="P183">Node: <text:span text:style-name="T25">partnership </text:span><text:line-break/><text:span text:style-name="T25">Attributes </text:span></text:p>
                  <text:p text:style-name="P127">name </text:p>
                  <text:p text:style-name="P142">Unique name of partnership relation. See filename parsing above. <text:line-break/><text:soft-page-break/><text:span text:style-name="Citation">OpenAS2A-OpenAS2B </text:span></text:p>
                </text:list-item>
                <text:list-item>
                  <text:p text:style-name="P183">Node: <text:span text:style-name="T25">sender </text:span><text:line-break/><text:span text:style-name="T25">Attributes </text:span></text:p>
                  <text:p text:style-name="P127">name </text:p>
                  <text:p text:style-name="P142">Unique name of Sender <text:line-break/><text:span text:style-name="Citation">OpenAS2A </text:span></text:p>
                </text:list-item>
                <text:list-item>
                  <text:p text:style-name="P183">Node: <text:span text:style-name="T25">receiver </text:span><text:line-break/><text:span text:style-name="T25">Attributes </text:span></text:p>
                  <text:p text:style-name="P127">name </text:p>
                  <text:p text:style-name="P145">Unique name of receiver <text:line-break/><text:span text:style-name="Citation">OpenAS2B </text:span></text:p>
                  <text:p text:style-name="P183"><text:span text:style-name="T11">The following is a list of nodes that use the node name of </text:span><text:span text:style-name="T13">attribute</text:span><text:span text:style-name="T11">. The subnodes of </text:span><text:span text:style-name="T13">attribute</text:span><text:span text:style-name="T11"> use a name/value node naming pair structure.</text:span> </text:p>
                </text:list-item>
                <text:list-item>
                  <text:p text:style-name="P193">Node: <text:span text:style-name="T25">attribute </text:span><text:line-break/><text:span text:style-name="T25">name </text:span>is <text:span text:style-name="T25">protocol </text:span>defines the protocol to use with this partner. <text:line-break/><text:span text:style-name="T25">value </text:span>is <text:span text:style-name="T25">as2 </text:span><text:line-break/><text:span text:style-name="Citation">name="protocol" value="as2" </text:span></text:p>
                </text:list-item>
                <text:list-item>
                  <text:p text:style-name="P193">Node: <text:span text:style-name="T25">attribute </text:span><text:line-break/><text:span text:style-name="T25">name </text:span>is <text:span text:style-name="T25">subject </text:span>defines text used in E-mail subject line <text:line-break/><text:span text:style-name="T25">value </text:span><text:line-break/><text:span text:style-name="Citation">name="subject" value="From OpenAS2A to OpenAS2B" </text:span></text:p>
                </text:list-item>
                <text:list-item>
                  <text:p text:style-name="P193">Node: <text:span text:style-name="T25">attribute </text:span><text:line-break/><text:span text:style-name="T25">name </text:span>is <text:span text:style-name="T25">as2_url </text:span>defines partners AS2 server's URL <text:line-break/><text:span text:style-name="T25">value </text:span><text:line-break/><text:span text:style-name="Citation">name="as2_url" value="http://www.MyPartnerAS2Machine.com:10080"/&gt; </text:span></text:p>
                </text:list-item>
                <text:list-item>
                  <text:p text:style-name="P194">Node: <text:span text:style-name="T25">attribute </text:span><text:line-break/><text:span text:style-name="T25">name </text:span>is <text:span text:style-name="T25">as2_mdn_to</text:span><text:span text:style-name="T154"> </text:span><text:span text:style-name="T155">when set this specifies that an MDN response is required and </text:span>defines <text:span text:style-name="T153">value of the “</text:span><text:span text:style-name="T91">"Disposition-Notification-To"</text:span> header <text:span text:style-name="T153">in the AS2 message sent to the partner. It is normally an email address but can be any string that is meaningful</text:span><text:line-break/><text:span text:style-name="T25">value </text:span><text:line-break/><text:span text:style-name="Citation">name="as2_mdn_to" value="</text:span><text:span text:style-name="Citation"><text:span text:style-name="T156">datamanager@mypartner.com</text:span></text:span><text:span text:style-name="Citation">" </text:span></text:p>
                </text:list-item>
                <text:list-item>
                  <text:p text:style-name="P193">Node: <text:span text:style-name="T25">attribute </text:span><text:line-break/><text:span text:style-name="T25">name </text:span>is <text:span text:style-name="T25">as2_receipt_option </text:span>defines asynchronous MDN server's URL <text:line-break/><text:span text:style-name="T25">value </text:span><text:line-break/><text:span text:style-name="Citation">name="as2_receipt_option" value="http://www.MyAS2Machine.com:10081" </text:span></text:p>
                </text:list-item>
                <text:list-item>
                  <text:p text:style-name="P193">Node: <text:span text:style-name="T25">attribute </text:span><text:line-break/><text:span text:style-name="T25">name </text:span>is <text:span text:style-name="T25">as2_mdn_options </text:span>defines MDN option values for E-mail header <text:line-break/><text:span text:style-name="T25">value </text:span><text:line-break/><text:span text:style-name="Citation">name="as2_mdn_options" value="signed-receipt-protocol=optional, pkcs7-signature; signed-receipt-micalg=optional, sha1" </text:span></text:p>
                </text:list-item>
                <text:list-item>
                  <text:p text:style-name="P193">Node: <text:span text:style-name="T25">attribute </text:span><text:line-break/><text:soft-page-break/><text:span text:style-name="T25">name </text:span>is <text:span text:style-name="T25">encrypt </text:span>defines encrypting algorithm name for E-mail header <text:line-break/><text:span text:style-name="T25">value </text:span><text:line-break/><text:span text:style-name="Citation">name="encrypt" value="3des" </text:span></text:p>
                </text:list-item>
                <text:list-item>
                  <text:p text:style-name="P198"><text:span text:style-name="Citation">Node: </text:span><text:span text:style-name="Citation"><text:span text:style-name="T25">attribute (optional) </text:span></text:span><text:span text:style-name="Citation"><text:line-break/></text:span><text:span text:style-name="Citation"><text:span text:style-name="T25">name </text:span></text:span><text:span text:style-name="Citation">is </text:span><text:span text:style-name="Citation"><text:span text:style-name="T25">content_t</text:span></text:span><text:span text:style-name="Citation"><text:span text:style-name="T34">ransfer</text:span></text:span><text:span text:style-name="Citation"><text:span text:style-name="T25">_encoding </text:span></text:span><text:span text:style-name="Citation">defines what the header field should display <text:line-break/></text:span><text:span text:style-name="Citation"><text:span text:style-name="T25">value </text:span></text:span><text:span text:style-name="Citation">8bit (default), binary, ... <text:line-break/>name="content_transfer_encoding" value="binary" </text:span></text:p>
                </text:list-item>
                <text:list-item>
                  <text:p text:style-name="P199"><text:span text:style-name="Citation">Node: </text:span><text:span text:style-name="Citation"><text:span text:style-name="T25">attribute (optional) </text:span></text:span><text:span text:style-name="Citation"><text:line-break/></text:span><text:span text:style-name="Citation"><text:span text:style-name="T25">name </text:span></text:span><text:span text:style-name="Citation">is </text:span><text:span text:style-name="Citation"><text:span text:style-name="T25">co</text:span></text:span><text:span text:style-name="Citation"><text:span text:style-name="T35">mpression_type</text:span></text:span><text:span text:style-name="Citation"><text:span text:style-name="T25"> </text:span></text:span><text:span text:style-name="Citation"><text:span text:style-name="T108">if defined it determines</text:span></text:span><text:span text:style-name="Citation"> what the </text:span><text:span text:style-name="Citation"><text:span text:style-name="T107">type of compression to use. Leave this attribute out if no compression is required</text:span></text:span><text:span text:style-name="Citation"><text:line-break/></text:span><text:span text:style-name="Citation"><text:span text:style-name="T25">value </text:span></text:span><text:span text:style-name="Citation"><text:span text:style-name="T107">ZLIB </text:span></text:span><text:span text:style-name="Citation">(default) – </text:span><text:span text:style-name="Citation"><text:span text:style-name="T108">no other supported options</text:span></text:span><text:span text:style-name="Citation"><text:line-break/>name="</text:span><text:span text:style-name="Citation"><text:span text:style-name="T107">compression_type</text:span></text:span><text:span text:style-name="Citation">" value="</text:span><text:span text:style-name="Citation"><text:span text:style-name="T108">ZLIB</text:span></text:span><text:span text:style-name="Citation">" </text:span></text:p>
                </text:list-item>
                <text:list-item>
                  <text:p text:style-name="P200"><text:span text:style-name="Citation">Node: </text:span><text:span text:style-name="Citation"><text:span text:style-name="T25">attribute (optional) </text:span></text:span><text:span text:style-name="Citation"><text:line-break/></text:span><text:span text:style-name="Citation"><text:span text:style-name="T25">name </text:span></text:span><text:span text:style-name="Citation">is </text:span><text:span text:style-name="Citation"><text:span text:style-name="T25">co</text:span></text:span><text:span text:style-name="Citation"><text:span text:style-name="T35">mpression_</text:span></text:span><text:span text:style-name="Citation"><text:span text:style-name="T36">mode</text:span></text:span><text:span text:style-name="Citation"><text:span text:style-name="T25"> </text:span></text:span><text:span text:style-name="Citation"><text:span text:style-name="T108">if defined it determines</text:span></text:span><text:span text:style-name="Citation"> </text:span><text:span text:style-name="Citation"><text:span text:style-name="T112">when compression occurs. If this attribute is not specified then compression occurs before signing.</text:span></text:span><text:span text:style-name="Citation"><text:line-break/></text:span><text:span text:style-name="Citation"><text:span text:style-name="T25">value</text:span></text:span><text:span text:style-name="Citation"> – “</text:span><text:span text:style-name="Citation"><text:span text:style-name="T112">compress-after-signing”</text:span></text:span><text:span text:style-name="Citation"><text:line-break/>name="</text:span><text:span text:style-name="Citation"><text:span text:style-name="T107">compression_mode</text:span></text:span><text:span text:style-name="Citation">" value="</text:span><text:span text:style-name="Citation"><text:span text:style-name="T112">compress-after-signing</text:span></text:span><text:span text:style-name="Citation">" </text:span></text:p>
                </text:list-item>
              </text:list>
            </text:list-item>
          </text:list>
        </text:list-item>
      </text:list>
      <text:h text:style-name="P110" text:outline-level="1"><text:bookmark-start text:name="__RefHeading__846_428440488"/>Appendix: <text:span text:style-name="T65">command</text:span>.xml file structure<text:bookmark-end text:name="__RefHeading__846_428440488"/></text:h>
      <text:p text:style-name="P84">List of commands available to the OpenAS2 server Application. </text:p>
      <text:list xml:id="list4324661155855274095" text:style-name="L24">
        <text:list-item>
          <text:p text:style-name="P195">Node: <text:span text:style-name="T25">commands </text:span>the root node </text:p>
          <text:list>
            <text:list-item>
              <text:p text:style-name="P184">Node: <text:span text:style-name="T25">multicommand </text:span></text:p>
              <text:p text:style-name="P201">attribute </text:p>
              <text:p text:style-name="P128">name </text:p>
              <text:p text:style-name="P151">value "cert|part", certificate commands or partnership commands </text:p>
              <text:p text:style-name="P128">description </text:p>
              <text:p text:style-name="P151">value is some useful text </text:p>
              <text:list>
                <text:list-item>
                  <text:p text:style-name="P184">Node: <text:span text:style-name="T25">command </text:span></text:p>
                  <text:p text:style-name="P202">attribute </text:p>
                  <text:p text:style-name="P129">classname </text:p>
                  <text:p text:style-name="P152">value is a OpenAS2 classname that will process a command </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Arial Unicode MS" style:font-family-asian="'Arial Unicode MS'" style:font-family-generic-asian="system" style:font-pitch-asian="variable" style:font-size-asian="10pt" style:font-weight-asian="bold" style:font-name-complex="Arial Unicode MS" style:font-family-complex="'Arial Unicode M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4T10:41:32.729869000</meta:creation-date>
    <dc:date>2016-04-29T21:07:26.347220000</dc:date>
    <meta:editing-duration>P23DT13H24M8S</meta:editing-duration>
    <meta:editing-cycles>160</meta:editing-cycles>
    <meta:generator>LibreOffice/5.1.0.3$MacOSX_X86_64 LibreOffice_project/5e3e00a007d9b3b6efb6797a8b8e57b51ab1f737</meta:generator>
    <meta:document-statistic meta:table-count="0" meta:image-count="5" meta:object-count="0" meta:page-count="25" meta:paragraph-count="551" meta:word-count="6663" meta:character-count="44698" meta:non-whitespace-character-count="38436"/>
  </office:meta>
</office:document-meta>
</file>

<file path=VersionList.xml><?xml version="1.0" encoding="utf-8"?>
<VL:version-list xmlns:dc="http://purl.org/dc/elements/1.1/" xmlns:VL="http://openoffice.org/2001/versions-list">
  <VL:version-entry VL:title="Version1" VL:comment="C. Broderick" VL:creator="" dc:date-time="2015-08-16T20:13:03"/>
</VL:version-list>
</file>